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zcionka tekstu podstawowego" svg:font-family="&quot;Czcionka tekstu podstawowego&quot;"/>
    <style:font-face style:name="Arial" svg:font-family="Arial"/>
    <style:font-face style:name="Arial CE" svg:font-family="&quot;Arial CE&quot;"/>
    <style:font-face style:name="Czcionka tekstu podstawowego1" svg:font-family="&quot;Czcionka tekstu podstawowego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11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6E0B4"/>
    </style:style>
    <style:style style:name="ce14" style:family="table-cell" style:parent-style-name="Default" style:data-style-name="N0">
      <style:table-cell-properties fo:background-color="#C6E0B4"/>
    </style:style>
    <style:style style:name="ce15" style:family="table-cell" style:parent-style-name="Default" style:data-style-name="N0">
      <style:table-cell-properties fo:border="thin solid #000000" fo:background-color="#C6E0B4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="thin solid #000000" fo:background-color="#FFFFFF"/>
    </style:style>
    <style:style style:name="ce21" style:family="table-cell" style:parent-style-name="Default" style:data-style-name="N0">
      <style:table-cell-properties fo:border="thin solid #000000" style:vertical-align="middle" fo:background-color="#B4C6E7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="thin solid #000000" fo:background-color="#B4C6E7"/>
    </style:style>
    <style:style style:name="ce23" style:family="table-cell" style:parent-style-name="Default" style:data-style-name="N0">
      <style:table-cell-properties fo:background-color="#B4C6E7"/>
    </style:style>
    <style:style style:name="ce24" style:family="table-cell" style:parent-style-name="Default" style:data-style-name="N0">
      <style:table-cell-properties fo:border="thin solid #000000" style:vertical-align="middle" fo:background-color="#B4C6E7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#D7E4BD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Default" style:data-style-name="N0">
      <style:table-cell-properties fo:border="thin solid #000000" fo:background-color="#D7E4BD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zcionka tekstu podstawowego1" style:font-name-asian="Czcionka tekstu podstawowego1" style:font-name-complex="Czcionka tekstu podstawowego1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30">
      <style:table-cell-properties fo:border="thin solid 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Default" style:data-style-name="N2">
      <style:table-cell-properties fo:border="thin solid #000000"/>
    </style:style>
    <style:style style:name="ce40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4" style:family="table-cell" style:parent-style-name="Default" style:data-style-name="N30">
      <style:table-cell-properties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Default" style:data-style-name="N30"/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9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2" style:family="table-cell" style:parent-style-name="Default" style:data-style-name="N36">
      <style:table-cell-properties fo:border="thin solid #000000" style:vertical-align="middl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4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zcionka tekstu podstawowego1" style:font-name-asian="Czcionka tekstu podstawowego1" style:font-name-complex="Czcionka tekstu podstawowego1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2.13430555555556cm"/>
    </style:style>
    <style:style style:name="co4" style:family="table-column">
      <style:table-column-properties fo:break-before="auto" style:column-width="3.03388888888889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2.08138888888889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9.15458333333333cm" style:use-optimal-column-width="true"/>
    </style:style>
    <style:style style:name="co12" style:family="table-column">
      <style:table-column-properties fo:break-before="auto" style:column-width="4.78013888888889cm"/>
    </style:style>
    <style:style style:name="co13" style:family="table-column">
      <style:table-column-properties fo:break-before="auto" style:column-width="4.88597222222222cm"/>
    </style:style>
    <style:style style:name="co14" style:family="table-column">
      <style:table-column-properties fo:break-before="auto" style:column-width="4.83305555555556cm"/>
    </style:style>
    <style:style style:name="co15" style:family="table-column">
      <style:table-column-properties fo:break-before="auto" style:column-width="4.921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9.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2">
      <style:table-cell-properties fo:border="thin solid #000000"/>
      <style:map style:condition="of:cell-content()&gt;130" style:apply-style-name="cf21"/>
    </style:style>
    <style:style style:name="ce58" style:family="table-cell" style:parent-style-name="Default" style:data-style-name="N2">
      <style:table-cell-properties fo:border="thin solid #000000"/>
      <style:map style:condition="of:cell-content()&gt;130" style:apply-style-name="cf22"/>
    </style:style>
    <style:style style:name="ce59" style:family="table-cell" style:parent-style-name="Default" style:data-style-name="N2">
      <style:table-cell-properties fo:border="thin solid #000000"/>
      <style:map style:condition="of:cell-content()&gt;72" style:apply-style-name="cf21"/>
      <style:map style:condition="of:cell-content()&gt;72" style:apply-style-name="cf21"/>
    </style:style>
    <style:style style:name="ce60" style:family="table-cell" style:parent-style-name="Default" style:data-style-name="N2">
      <style:table-cell-properties fo:border="thin solid #000000"/>
      <style:map style:condition="of:cell-content()&gt;72" style:apply-style-name="cf21"/>
    </style:style>
    <style:style style:name="ce61" style:family="table-cell" style:parent-style-name="Default" style:data-style-name="N2">
      <style:table-cell-properties fo:border="thin solid #000000"/>
      <style:map style:condition="of:cell-content()&gt;8" style:apply-style-name="cf2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1006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number-columns-spanned="14" table:number-rows-spanned="1" table:style-name="ce43">
            <text:p>13.10.2022</text:p>
          </table:table-cell>
          <table:covered-table-cell table:number-columns-repeated="13"/>
          <table:table-cell table:number-columns-repeated="16369"/>
        </table:table-row>
        <table:table-row table:style-name="ro2">
          <table:table-cell office:value-type="string" table:style-name="ce4">
            <text:p>CHORY</text:p>
          </table:table-cell>
          <table:table-cell table:number-columns-repeated="14" table:style-name="ce5"/>
          <table:table-cell table:number-columns-repeated="16369"/>
        </table:table-row>
        <table:table-row table:style-name="ro1">
          <table:table-cell office:value-type="string" table:style-name="ce3">
            <text:p>ODDZIAŁ</text:p>
          </table:table-cell>
          <table:table-cell table:number-columns-repeated="14" table:style-name="ce6"/>
          <table:table-cell table:number-columns-repeated="16369"/>
        </table:table-row>
        <table:table-row table:style-name="ro1">
          <table:table-cell office:value-type="string" table:style-name="ce3">
            <text:p>masa ciała/ wzrost</text:p>
          </table:table-cell>
          <table:table-cell table:number-columns-repeated="14" table:style-name="ce7"/>
          <table:table-cell table:number-columns-repeated="16369"/>
        </table:table-row>
        <table:table-row table:style-name="ro1">
          <table:table-cell office:value-type="string" table:style-name="ce3">
            <text:p>NR HIST. CH.</text:p>
          </table:table-cell>
          <table:table-cell table:style-name="ce8"/>
          <table:table-cell table:style-name="ce9"/>
          <table:table-cell table:number-columns-repeated="2" table:style-name="ce10"/>
          <table:table-cell table:number-columns-repeated="10" table:style-name="ce9"/>
          <table:table-cell table:number-columns-repeated="16369"/>
        </table:table-row>
        <table:table-row table:style-name="ro1">
          <table:table-cell office:value-type="string" table:style-name="ce3">
            <text:p>KOD PROCEDURY</text:p>
          </table:table-cell>
          <table:table-cell office:value-type="string" table:style-name="ce3">
            <text:p>D</text:p>
          </table:table-cell>
          <table:table-cell table:number-columns-repeated="12" table:style-name="ce3"/>
          <table:table-cell table:style-name="ce11"/>
          <table:table-cell table:number-columns-repeated="16369"/>
        </table:table-row>
        <table:table-row table:style-name="ro1">
          <table:table-cell office:value-type="string" table:style-name="ce12">
            <text:p>Finomel Peri [1085] 850mOsm/l</text:p>
          </table:table-cell>
          <table:table-cell table:number-columns-repeated="3" table:style-name="ce13"/>
          <table:table-cell office:value-type="float" office:value="1085" table:style-name="ce13">
            <text:p>1085</text:p>
          </table:table-cell>
          <table:table-cell table:number-columns-repeated="10" table:style-name="ce13"/>
          <table:table-cell table:number-columns-repeated="16369" table:style-name="ce14"/>
        </table:table-row>
        <table:table-row table:style-name="ro1">
          <table:table-cell office:value-type="string" table:style-name="ce12">
            <text:p>Finomel [1085] 1440mOsm/l</text:p>
          </table:table-cell>
          <table:table-cell table:number-columns-repeated="4" table:style-name="ce15"/>
          <table:table-cell office:value-type="float" office:value="1085" table:style-name="ce15">
            <text:p>1085</text:p>
          </table:table-cell>
          <table:table-cell table:number-columns-repeated="9" table:style-name="ce15"/>
          <table:table-cell table:number-columns-repeated="16369" table:style-name="ce14"/>
        </table:table-row>
        <table:table-row table:style-name="ro1">
          <table:table-cell office:value-type="string" table:style-name="ce12">
            <text:p>Finomel [1435] 1440mOsm/l</text:p>
          </table:table-cell>
          <table:table-cell table:number-columns-repeated="5" table:style-name="ce15"/>
          <table:table-cell office:value-type="float" office:value="1435" table:style-name="ce15">
            <text:p>1435</text:p>
          </table:table-cell>
          <table:table-cell table:number-columns-repeated="8" table:style-name="ce15"/>
          <table:table-cell table:number-columns-repeated="16369" table:style-name="ce14"/>
        </table:table-row>
        <table:table-row table:style-name="ro1">
          <table:table-cell office:value-type="string" table:style-name="ce16">
            <text:p>Multimel N4-550E [1000] 750mOsm/L</text:p>
          </table:table-cell>
          <table:table-cell table:number-columns-repeated="14" table:style-name="ce17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4-550E [1500] 750mOsm/L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4-550E [2000] 750mOsm/L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6-900E [1500] 1160mOsm/L [wycofany]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6-900E [2000] 1160mOsm/L [wycofany]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7-1000E [1000] 1450mOsm/L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7-1000E [1500] 1450mOsm/L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19">
            <text:p>Multimel N7-1000E [2000] 1450mOsm/L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21">
            <text:p>Olimel Peri N4E [1000] 76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Peri N4E [1500] 76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Peri N4E [2000] 76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19">
            <text:p>Olimel N5E [2000] 1120mOsm/L [wycofany]</text:p>
          </table:table-cell>
          <table:table-cell table:number-columns-repeated="14" table:style-name="ce20"/>
          <table:table-cell table:number-columns-repeated="16369" table:style-name="ce18"/>
        </table:table-row>
        <table:table-row table:style-name="ro1">
          <table:table-cell office:value-type="string" table:style-name="ce21">
            <text:p>Olimel N7E [1000] 136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N7E [1500] 136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N7E [2000] 136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N9E [1000] 131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N9E [1500] 131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1">
            <text:p>Olimel N9 electrolyte free [1500] 1170mOsm/L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4">
            <text:p>Olimel N12E [650] 1270mOsm/L</text:p>
          </table:table-cell>
          <table:table-cell office:value-type="float" office:value="650" table:style-name="ce22">
            <text:p>650</text:p>
          </table:table-cell>
          <table:table-cell table:number-columns-repeated="13" table:style-name="ce22"/>
          <table:table-cell table:number-columns-repeated="16369" table:style-name="ce23"/>
        </table:table-row>
        <table:table-row table:style-name="ro1">
          <table:table-cell office:value-type="string" table:style-name="ce24">
            <text:p>Olimel N12E [1000] 1270mOsm/L</text:p>
          </table:table-cell>
          <table:table-cell table:style-name="ce22"/>
          <table:table-cell office:value-type="float" office:value="1000" table:style-name="ce22">
            <text:p>1000</text:p>
          </table:table-cell>
          <table:table-cell table:number-columns-repeated="12" table:style-name="ce22"/>
          <table:table-cell table:number-columns-repeated="16369" table:style-name="ce23"/>
        </table:table-row>
        <table:table-row table:style-name="ro1">
          <table:table-cell office:value-type="string" table:style-name="ce24">
            <text:p>Olimel N12E [1500] 1270mOsm/L</text:p>
          </table:table-cell>
          <table:table-cell table:number-columns-repeated="2" table:style-name="ce22"/>
          <table:table-cell office:value-type="float" office:value="1500" table:style-name="ce22">
            <text:p>1500</text:p>
          </table:table-cell>
          <table:table-cell table:number-columns-repeated="11" table:style-name="ce22"/>
          <table:table-cell table:number-columns-repeated="16369" table:style-name="ce23"/>
        </table:table-row>
        <table:table-row table:style-name="ro1">
          <table:table-cell office:value-type="string" table:style-name="ce25">
            <text:p>Dipeptiven [ml]</text:p>
          </table:table-cell>
          <table:table-cell table:number-columns-repeated="14" table:style-name="ce26"/>
          <table:table-cell table:number-columns-repeated="16369"/>
        </table:table-row>
        <table:table-row table:style-name="ro1">
          <table:table-cell office:value-type="string" table:style-name="ce27">
            <text:p>Glycophos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9">
            <text:p>Omegaven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KCl 15%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NaCl 10%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CaCl2 10%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MgSO4 20%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Supliven [ml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Vit. B1 [mg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4">
            <text:p>Cernevit [amp]</text:p>
          </table:table-cell>
          <table:table-cell table:number-columns-repeated="14" table:style-name="ce22"/>
          <table:table-cell table:number-columns-repeated="16369" table:style-name="ce23"/>
        </table:table-row>
        <table:table-row table:style-name="ro1">
          <table:table-cell office:value-type="string" table:style-name="ce27">
            <text:p>Soluvit + Vitalipid [amp]</text:p>
          </table:table-cell>
          <table:table-cell table:number-columns-repeated="14" table:style-name="ce28"/>
          <table:table-cell table:number-columns-repeated="16369"/>
        </table:table-row>
        <table:table-row table:style-name="ro1">
          <table:table-cell office:value-type="string" table:style-name="ce27">
            <text:p>Aqua destilata [ml]</text:p>
          </table:table-cell>
          <table:table-cell table:number-columns-repeated="14" table:style-name="ce30"/>
          <table:table-cell table:number-columns-repeated="16369" table:style-name="ce31"/>
        </table:table-row>
        <table:table-row table:style-name="ro1">
          <table:table-cell office:value-type="string" table:style-name="ce32">
            <text:p>Objętość [ml]</text:p>
          </table:table-cell>
          <table:table-cell office:value-type="float" office:value="650" table:formula="of:=SUM([.B7:.B38];[.B42])" table:style-name="ce33">
            <text:p>650</text:p>
          </table:table-cell>
          <table:table-cell office:value-type="float" office:value="1000" table:formula="of:=SUM([.C7:.C38];[.C42])" table:style-name="ce33">
            <text:p>1000</text:p>
          </table:table-cell>
          <table:table-cell office:value-type="float" office:value="1500" table:formula="of:=SUM([.D7:.D38];[.D42])" table:style-name="ce33">
            <text:p>1500</text:p>
          </table:table-cell>
          <table:table-cell office:value-type="float" office:value="1085" table:formula="of:=SUM([.E7:.E38];[.E42])" table:style-name="ce33">
            <text:p>1085</text:p>
          </table:table-cell>
          <table:table-cell office:value-type="float" office:value="1085" table:formula="of:=SUM([.F7:.F38];[.F42])" table:style-name="ce33">
            <text:p>1085</text:p>
          </table:table-cell>
          <table:table-cell office:value-type="float" office:value="1435" table:formula="of:=SUM([.G7:.G38];[.G42])" table:style-name="ce33">
            <text:p>1435</text:p>
          </table:table-cell>
          <table:table-cell office:value-type="float" office:value="0" table:formula="of:=SUM([.H7:.H38];[.H42])" table:style-name="ce33">
            <text:p>0</text:p>
          </table:table-cell>
          <table:table-cell office:value-type="float" office:value="0" table:formula="of:=SUM([.I7:.I38];[.I42])" table:style-name="ce33">
            <text:p>0</text:p>
          </table:table-cell>
          <table:table-cell office:value-type="float" office:value="0" table:formula="of:=SUM([.J7:.J38];[.J42])" table:style-name="ce33">
            <text:p>0</text:p>
          </table:table-cell>
          <table:table-cell office:value-type="float" office:value="0" table:formula="of:=SUM([.K7:.K38];[.K42])" table:style-name="ce33">
            <text:p>0</text:p>
          </table:table-cell>
          <table:table-cell office:value-type="float" office:value="0" table:formula="of:=SUM([.L7:.L38];[.L42])" table:style-name="ce33">
            <text:p>0</text:p>
          </table:table-cell>
          <table:table-cell office:value-type="float" office:value="0" table:formula="of:=SUM([.M7:.M38];[.M42])" table:style-name="ce33">
            <text:p>0</text:p>
          </table:table-cell>
          <table:table-cell office:value-type="float" office:value="0" table:formula="of:=SUM([.N7:.N38];[.N42])" table:style-name="ce33">
            <text:p>0</text:p>
          </table:table-cell>
          <table:table-cell office:value-type="float" office:value="0" table:formula="of:=SUM([.O7:.O38];[.O42])" table:style-name="ce33">
            <text:p>0</text:p>
          </table:table-cell>
          <table:table-cell table:number-columns-repeated="16369"/>
        </table:table-row>
        <table:table-row table:style-name="ro1">
          <table:table-cell table:style-name="ce34"/>
          <table:table-cell table:number-columns-repeated="14" table:style-name="ce35"/>
          <table:table-cell table:number-columns-repeated="16369"/>
        </table:table-row>
        <table:table-row table:style-name="ro1">
          <table:table-cell office:value-type="string" table:style-name="ce32">
            <text:p>Glukoza [g]</text:p>
          </table:table-cell>
          <table:table-cell office:value-type="float" office:value="47.7" table:formula="of:=([.B10]/1000*80)+([.B11]/1500*120)+([.B12]/2000*160)+([.B13]/1500*180)+([.B14]/2000*240)+([.B15]/1000*160)+([.B16]/1500*240)+([.B17]/2000*320)+([.B18]/1000*75)+([.B19]/1500*112.5)+([.B20]/2000*150)+([.B21]/2000*230)+([.B22]/1000*140)+([.B23]/1500*210)+([.B24]/2000*280)+([.B25]/1000*110)+([.B26]/1500*165)+([.B27]/1500*165)+([.B28]/650*47.7)+([.B29]/1000*73.3)+([.B30]/1500*110)+([.B7]/1085*77)+([.B8]/1085*138)+([.B9]/1435*182)" table:style-name="ce28">
            <text:p>47,7</text:p>
          </table:table-cell>
          <table:table-cell office:value-type="float" office:value="73.3" table:formula="of:=([.C10]/1000*80)+([.C11]/1500*120)+([.C12]/2000*160)+([.C13]/1500*180)+([.C14]/2000*240)+([.C15]/1000*160)+([.C16]/1500*240)+([.C17]/2000*320)+([.C18]/1000*75)+([.C19]/1500*112.5)+([.C20]/2000*150)+([.C21]/2000*230)+([.C22]/1000*140)+([.C23]/1500*210)+([.C24]/2000*280)+([.C25]/1000*110)+([.C26]/1500*165)+([.C27]/1500*165)+([.C28]/650*47.7)+([.C29]/1000*73.3)+([.C30]/1500*110)+([.C7]/1085*77)+([.C8]/1085*138)+([.C9]/1435*182)" table:style-name="ce28">
            <text:p>73,3</text:p>
          </table:table-cell>
          <table:table-cell office:value-type="float" office:value="110" table:formula="of:=([.D10]/1000*80)+([.D11]/1500*120)+([.D12]/2000*160)+([.D13]/1500*180)+([.D14]/2000*240)+([.D15]/1000*160)+([.D16]/1500*240)+([.D17]/2000*320)+([.D18]/1000*75)+([.D19]/1500*112.5)+([.D20]/2000*150)+([.D21]/2000*230)+([.D22]/1000*140)+([.D23]/1500*210)+([.D24]/2000*280)+([.D25]/1000*110)+([.D26]/1500*165)+([.D27]/1500*165)+([.D28]/650*47.7)+([.D29]/1000*73.3)+([.D30]/1500*110)+([.D7]/1085*77)+([.D8]/1085*138)+([.D9]/1435*182)" table:style-name="ce28">
            <text:p>110</text:p>
          </table:table-cell>
          <table:table-cell office:value-type="float" office:value="77" table:formula="of:=([.E10]/1000*80)+([.E11]/1500*120)+([.E12]/2000*160)+([.E13]/1500*180)+([.E14]/2000*240)+([.E15]/1000*160)+([.E16]/1500*240)+([.E17]/2000*320)+([.E18]/1000*75)+([.E19]/1500*112.5)+([.E20]/2000*150)+([.E21]/2000*230)+([.E22]/1000*140)+([.E23]/1500*210)+([.E24]/2000*280)+([.E25]/1000*110)+([.E26]/1500*165)+([.E27]/1500*165)+([.E28]/650*47.7)+([.E29]/1000*73.3)+([.E30]/1500*110)+([.E7]/1085*77)+([.E8]/1085*138)+([.E9]/1435*182)" table:style-name="ce28">
            <text:p>77</text:p>
          </table:table-cell>
          <table:table-cell office:value-type="float" office:value="138" table:formula="of:=([.F10]/1000*80)+([.F11]/1500*120)+([.F12]/2000*160)+([.F13]/1500*180)+([.F14]/2000*240)+([.F15]/1000*160)+([.F16]/1500*240)+([.F17]/2000*320)+([.F18]/1000*75)+([.F19]/1500*112.5)+([.F20]/2000*150)+([.F21]/2000*230)+([.F22]/1000*140)+([.F23]/1500*210)+([.F24]/2000*280)+([.F25]/1000*110)+([.F26]/1500*165)+([.F27]/1500*165)+([.F28]/650*47.7)+([.F29]/1000*73.3)+([.F30]/1500*110)+([.F7]/1085*77)+([.F8]/1085*138)+([.F9]/1435*182)" table:style-name="ce28">
            <text:p>138</text:p>
          </table:table-cell>
          <table:table-cell office:value-type="float" office:value="182" table:formula="of:=([.G10]/1000*80)+([.G11]/1500*120)+([.G12]/2000*160)+([.G13]/1500*180)+([.G14]/2000*240)+([.G15]/1000*160)+([.G16]/1500*240)+([.G17]/2000*320)+([.G18]/1000*75)+([.G19]/1500*112.5)+([.G20]/2000*150)+([.G21]/2000*230)+([.G22]/1000*140)+([.G23]/1500*210)+([.G24]/2000*280)+([.G25]/1000*110)+([.G26]/1500*165)+([.G27]/1500*165)+([.G28]/650*47.7)+([.G29]/1000*73.3)+([.G30]/1500*110)+([.G7]/1085*77)+([.G8]/1085*138)+([.G9]/1435*182)" table:style-name="ce28">
            <text:p>182</text:p>
          </table:table-cell>
          <table:table-cell office:value-type="float" office:value="0" table:formula="of:=([.H10]/1000*80)+([.H11]/1500*120)+([.H12]/2000*160)+([.H13]/1500*180)+([.H14]/2000*240)+([.H15]/1000*160)+([.H16]/1500*240)+([.H17]/2000*320)+([.H18]/1000*75)+([.H19]/1500*112.5)+([.H20]/2000*150)+([.H21]/2000*230)+([.H22]/1000*140)+([.H23]/1500*210)+([.H24]/2000*280)+([.H25]/1000*110)+([.H26]/1500*165)+([.H27]/1500*165)+([.H28]/650*47.7)+([.H29]/1000*73.3)+([.H30]/1500*110)+([.H7]/1085*77)+([.H8]/1085*138)+([.H9]/1435*182)" table:style-name="ce28">
            <text:p>0</text:p>
          </table:table-cell>
          <table:table-cell office:value-type="float" office:value="0" table:formula="of:=([.I10]/1000*80)+([.I11]/1500*120)+([.I12]/2000*160)+([.I13]/1500*180)+([.I14]/2000*240)+([.I15]/1000*160)+([.I16]/1500*240)+([.I17]/2000*320)+([.I18]/1000*75)+([.I19]/1500*112.5)+([.I20]/2000*150)+([.I21]/2000*230)+([.I22]/1000*140)+([.I23]/1500*210)+([.I24]/2000*280)+([.I25]/1000*110)+([.I26]/1500*165)+([.I27]/1500*165)+([.I28]/650*47.7)+([.I29]/1000*73.3)+([.I30]/1500*110)+([.I7]/1085*77)+([.I8]/1085*138)+([.I9]/1435*182)" table:style-name="ce28">
            <text:p>0</text:p>
          </table:table-cell>
          <table:table-cell office:value-type="float" office:value="0" table:formula="of:=([.J10]/1000*80)+([.J11]/1500*120)+([.J12]/2000*160)+([.J13]/1500*180)+([.J14]/2000*240)+([.J15]/1000*160)+([.J16]/1500*240)+([.J17]/2000*320)+([.J18]/1000*75)+([.J19]/1500*112.5)+([.J20]/2000*150)+([.J21]/2000*230)+([.J22]/1000*140)+([.J23]/1500*210)+([.J24]/2000*280)+([.J25]/1000*110)+([.J26]/1500*165)+([.J27]/1500*165)+([.J28]/650*47.7)+([.J29]/1000*73.3)+([.J30]/1500*110)+([.J7]/1085*77)+([.J8]/1085*138)+([.J9]/1435*182)" table:style-name="ce28">
            <text:p>0</text:p>
          </table:table-cell>
          <table:table-cell office:value-type="float" office:value="0" table:formula="of:=([.K10]/1000*80)+([.K11]/1500*120)+([.K12]/2000*160)+([.K13]/1500*180)+([.K14]/2000*240)+([.K15]/1000*160)+([.K16]/1500*240)+([.K17]/2000*320)+([.K18]/1000*75)+([.K19]/1500*112.5)+([.K20]/2000*150)+([.K21]/2000*230)+([.K22]/1000*140)+([.K23]/1500*210)+([.K24]/2000*280)+([.K25]/1000*110)+([.K26]/1500*165)+([.K27]/1500*165)+([.K28]/650*47.7)+([.K29]/1000*73.3)+([.K30]/1500*110)+([.K7]/1085*77)+([.K8]/1085*138)+([.K9]/1435*182)" table:style-name="ce28">
            <text:p>0</text:p>
          </table:table-cell>
          <table:table-cell office:value-type="float" office:value="0" table:formula="of:=([.L10]/1000*80)+([.L11]/1500*120)+([.L12]/2000*160)+([.L13]/1500*180)+([.L14]/2000*240)+([.L15]/1000*160)+([.L16]/1500*240)+([.L17]/2000*320)+([.L18]/1000*75)+([.L19]/1500*112.5)+([.L20]/2000*150)+([.L21]/2000*230)+([.L22]/1000*140)+([.L23]/1500*210)+([.L24]/2000*280)+([.L25]/1000*110)+([.L26]/1500*165)+([.L27]/1500*165)+([.L28]/650*47.7)+([.L29]/1000*73.3)+([.L30]/1500*110)+([.L7]/1085*77)+([.L8]/1085*138)+([.L9]/1435*182)" table:style-name="ce28">
            <text:p>0</text:p>
          </table:table-cell>
          <table:table-cell office:value-type="float" office:value="0" table:formula="of:=([.M10]/1000*80)+([.M11]/1500*120)+([.M12]/2000*160)+([.M13]/1500*180)+([.M14]/2000*240)+([.M15]/1000*160)+([.M16]/1500*240)+([.M17]/2000*320)+([.M18]/1000*75)+([.M19]/1500*112.5)+([.M20]/2000*150)+([.M21]/2000*230)+([.M22]/1000*140)+([.M23]/1500*210)+([.M24]/2000*280)+([.M25]/1000*110)+([.M26]/1500*165)+([.M27]/1500*165)+([.M28]/650*47.7)+([.M29]/1000*73.3)+([.M30]/1500*110)+([.M7]/1085*77)+([.M8]/1085*138)+([.M9]/1435*182)" table:style-name="ce28">
            <text:p>0</text:p>
          </table:table-cell>
          <table:table-cell office:value-type="float" office:value="0" table:formula="of:=([.N10]/1000*80)+([.N11]/1500*120)+([.N12]/2000*160)+([.N13]/1500*180)+([.N14]/2000*240)+([.N15]/1000*160)+([.N16]/1500*240)+([.N17]/2000*320)+([.N18]/1000*75)+([.N19]/1500*112.5)+([.N20]/2000*150)+([.N21]/2000*230)+([.N22]/1000*140)+([.N23]/1500*210)+([.N24]/2000*280)+([.N25]/1000*110)+([.N26]/1500*165)+([.N27]/1500*165)+([.N28]/650*47.7)+([.N29]/1000*73.3)+([.N30]/1500*110)+([.N7]/1085*77)+([.N8]/1085*138)+([.N9]/1435*182)" table:style-name="ce28">
            <text:p>0</text:p>
          </table:table-cell>
          <table:table-cell office:value-type="float" office:value="0" table:formula="of:=([.O10]/1000*80)+([.O11]/1500*120)+([.O12]/2000*160)+([.O13]/1500*180)+([.O14]/2000*240)+([.O15]/1000*160)+([.O16]/1500*240)+([.O17]/2000*320)+([.O18]/1000*75)+([.O19]/1500*112.5)+([.O20]/2000*150)+([.O21]/2000*230)+([.O22]/1000*140)+([.O23]/1500*210)+([.O24]/2000*280)+([.O25]/1000*110)+([.O26]/1500*165)+([.O27]/1500*165)+([.O28]/650*47.7)+([.O29]/1000*73.3)+([.O30]/1500*110)+([.O7]/1085*77)+([.O8]/1085*138)+([.O9]/1435*182)" table:style-name="ce28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32">
            <text:p>Tłuszcz [g]</text:p>
          </table:table-cell>
          <table:table-cell office:value-type="float" office:value="22.8" table:formula="of:=([.B10]/1000*20)+([.B11]/1500*30)+([.B12]/2000*40)+([.B13]/1500*60)+([.B14]/2000*80)+([.B15]/1000*40)+([.B16]/1500*60)+([.B17]/2000*80)+([.B18]/1000*30)+([.B19]/1500*45)+([.B20]/2000*60)+([.B21]/2000*80)+([.B22]/1000*40)+([.B23]/1500*60)+([.B24]/2000*80)+([.B25]/1000*40)+([.B26]/1500*60)+([.B27]/1500*60)+([.B28]/650*22.8)+([.B29]/1000*35)+([.B30]/1500*52.5)+([.B7]/1085*32)+([.B8]/1085*44)+([.B9]/1435*58)" table:style-name="ce28">
            <text:p>22,8</text:p>
          </table:table-cell>
          <table:table-cell office:value-type="float" office:value="35" table:formula="of:=([.C10]/1000*20)+([.C11]/1500*30)+([.C12]/2000*40)+([.C13]/1500*60)+([.C14]/2000*80)+([.C15]/1000*40)+([.C16]/1500*60)+([.C17]/2000*80)+([.C18]/1000*30)+([.C19]/1500*45)+([.C20]/2000*60)+([.C21]/2000*80)+([.C22]/1000*40)+([.C23]/1500*60)+([.C24]/2000*80)+([.C25]/1000*40)+([.C26]/1500*60)+([.C27]/1500*60)+([.C28]/650*22.8)+([.C29]/1000*35)+([.C30]/1500*52.5)+([.C7]/1085*32)+([.C8]/1085*44)+([.C9]/1435*58)" table:style-name="ce28">
            <text:p>35</text:p>
          </table:table-cell>
          <table:table-cell office:value-type="float" office:value="52.5" table:formula="of:=([.D10]/1000*20)+([.D11]/1500*30)+([.D12]/2000*40)+([.D13]/1500*60)+([.D14]/2000*80)+([.D15]/1000*40)+([.D16]/1500*60)+([.D17]/2000*80)+([.D18]/1000*30)+([.D19]/1500*45)+([.D20]/2000*60)+([.D21]/2000*80)+([.D22]/1000*40)+([.D23]/1500*60)+([.D24]/2000*80)+([.D25]/1000*40)+([.D26]/1500*60)+([.D27]/1500*60)+([.D28]/650*22.8)+([.D29]/1000*35)+([.D30]/1500*52.5)+([.D7]/1085*32)+([.D8]/1085*44)+([.D9]/1435*58)" table:style-name="ce28">
            <text:p>52,5</text:p>
          </table:table-cell>
          <table:table-cell office:value-type="float" office:value="32" table:formula="of:=([.E10]/1000*20)+([.E11]/1500*30)+([.E12]/2000*40)+([.E13]/1500*60)+([.E14]/2000*80)+([.E15]/1000*40)+([.E16]/1500*60)+([.E17]/2000*80)+([.E18]/1000*30)+([.E19]/1500*45)+([.E20]/2000*60)+([.E21]/2000*80)+([.E22]/1000*40)+([.E23]/1500*60)+([.E24]/2000*80)+([.E25]/1000*40)+([.E26]/1500*60)+([.E27]/1500*60)+([.E28]/650*22.8)+([.E29]/1000*35)+([.E30]/1500*52.5)+([.E7]/1085*32)+([.E8]/1085*44)+([.E9]/1435*58)" table:style-name="ce28">
            <text:p>32</text:p>
          </table:table-cell>
          <table:table-cell office:value-type="float" office:value="44" table:formula="of:=([.F10]/1000*20)+([.F11]/1500*30)+([.F12]/2000*40)+([.F13]/1500*60)+([.F14]/2000*80)+([.F15]/1000*40)+([.F16]/1500*60)+([.F17]/2000*80)+([.F18]/1000*30)+([.F19]/1500*45)+([.F20]/2000*60)+([.F21]/2000*80)+([.F22]/1000*40)+([.F23]/1500*60)+([.F24]/2000*80)+([.F25]/1000*40)+([.F26]/1500*60)+([.F27]/1500*60)+([.F28]/650*22.8)+([.F29]/1000*35)+([.F30]/1500*52.5)+([.F7]/1085*32)+([.F8]/1085*44)+([.F9]/1435*58)" table:style-name="ce28">
            <text:p>44</text:p>
          </table:table-cell>
          <table:table-cell office:value-type="float" office:value="58" table:formula="of:=([.G10]/1000*20)+([.G11]/1500*30)+([.G12]/2000*40)+([.G13]/1500*60)+([.G14]/2000*80)+([.G15]/1000*40)+([.G16]/1500*60)+([.G17]/2000*80)+([.G18]/1000*30)+([.G19]/1500*45)+([.G20]/2000*60)+([.G21]/2000*80)+([.G22]/1000*40)+([.G23]/1500*60)+([.G24]/2000*80)+([.G25]/1000*40)+([.G26]/1500*60)+([.G27]/1500*60)+([.G28]/650*22.8)+([.G29]/1000*35)+([.G30]/1500*52.5)+([.G7]/1085*32)+([.G8]/1085*44)+([.G9]/1435*58)" table:style-name="ce28">
            <text:p>58</text:p>
          </table:table-cell>
          <table:table-cell office:value-type="float" office:value="0" table:formula="of:=([.H10]/1000*20)+([.H11]/1500*30)+([.H12]/2000*40)+([.H13]/1500*60)+([.H14]/2000*80)+([.H15]/1000*40)+([.H16]/1500*60)+([.H17]/2000*80)+([.H18]/1000*30)+([.H19]/1500*45)+([.H20]/2000*60)+([.H21]/2000*80)+([.H22]/1000*40)+([.H23]/1500*60)+([.H24]/2000*80)+([.H25]/1000*40)+([.H26]/1500*60)+([.H27]/1500*60)+([.H28]/650*22.8)+([.H29]/1000*35)+([.H30]/1500*52.5)+([.H7]/1085*32)+([.H8]/1085*44)+([.H9]/1435*58)" table:style-name="ce28">
            <text:p>0</text:p>
          </table:table-cell>
          <table:table-cell office:value-type="float" office:value="0" table:formula="of:=([.I10]/1000*20)+([.I11]/1500*30)+([.I12]/2000*40)+([.I13]/1500*60)+([.I14]/2000*80)+([.I15]/1000*40)+([.I16]/1500*60)+([.I17]/2000*80)+([.I18]/1000*30)+([.I19]/1500*45)+([.I20]/2000*60)+([.I21]/2000*80)+([.I22]/1000*40)+([.I23]/1500*60)+([.I24]/2000*80)+([.I25]/1000*40)+([.I26]/1500*60)+([.I27]/1500*60)+([.I28]/650*22.8)+([.I29]/1000*35)+([.I30]/1500*52.5)+([.I7]/1085*32)+([.I8]/1085*44)+([.I9]/1435*58)" table:style-name="ce28">
            <text:p>0</text:p>
          </table:table-cell>
          <table:table-cell office:value-type="float" office:value="0" table:formula="of:=([.J10]/1000*20)+([.J11]/1500*30)+([.J12]/2000*40)+([.J13]/1500*60)+([.J14]/2000*80)+([.J15]/1000*40)+([.J16]/1500*60)+([.J17]/2000*80)+([.J18]/1000*30)+([.J19]/1500*45)+([.J20]/2000*60)+([.J21]/2000*80)+([.J22]/1000*40)+([.J23]/1500*60)+([.J24]/2000*80)+([.J25]/1000*40)+([.J26]/1500*60)+([.J27]/1500*60)+([.J28]/650*22.8)+([.J29]/1000*35)+([.J30]/1500*52.5)+([.J7]/1085*32)+([.J8]/1085*44)+([.J9]/1435*58)" table:style-name="ce28">
            <text:p>0</text:p>
          </table:table-cell>
          <table:table-cell office:value-type="float" office:value="0" table:formula="of:=([.K10]/1000*20)+([.K11]/1500*30)+([.K12]/2000*40)+([.K13]/1500*60)+([.K14]/2000*80)+([.K15]/1000*40)+([.K16]/1500*60)+([.K17]/2000*80)+([.K18]/1000*30)+([.K19]/1500*45)+([.K20]/2000*60)+([.K21]/2000*80)+([.K22]/1000*40)+([.K23]/1500*60)+([.K24]/2000*80)+([.K25]/1000*40)+([.K26]/1500*60)+([.K27]/1500*60)+([.K28]/650*22.8)+([.K29]/1000*35)+([.K30]/1500*52.5)+([.K7]/1085*32)+([.K8]/1085*44)+([.K9]/1435*58)" table:style-name="ce28">
            <text:p>0</text:p>
          </table:table-cell>
          <table:table-cell office:value-type="float" office:value="0" table:formula="of:=([.L10]/1000*20)+([.L11]/1500*30)+([.L12]/2000*40)+([.L13]/1500*60)+([.L14]/2000*80)+([.L15]/1000*40)+([.L16]/1500*60)+([.L17]/2000*80)+([.L18]/1000*30)+([.L19]/1500*45)+([.L20]/2000*60)+([.L21]/2000*80)+([.L22]/1000*40)+([.L23]/1500*60)+([.L24]/2000*80)+([.L25]/1000*40)+([.L26]/1500*60)+([.L27]/1500*60)+([.L28]/650*22.8)+([.L29]/1000*35)+([.L30]/1500*52.5)+([.L7]/1085*32)+([.L8]/1085*44)+([.L9]/1435*58)" table:style-name="ce28">
            <text:p>0</text:p>
          </table:table-cell>
          <table:table-cell office:value-type="float" office:value="0" table:formula="of:=([.M10]/1000*20)+([.M11]/1500*30)+([.M12]/2000*40)+([.M13]/1500*60)+([.M14]/2000*80)+([.M15]/1000*40)+([.M16]/1500*60)+([.M17]/2000*80)+([.M18]/1000*30)+([.M19]/1500*45)+([.M20]/2000*60)+([.M21]/2000*80)+([.M22]/1000*40)+([.M23]/1500*60)+([.M24]/2000*80)+([.M25]/1000*40)+([.M26]/1500*60)+([.M27]/1500*60)+([.M28]/650*22.8)+([.M29]/1000*35)+([.M30]/1500*52.5)+([.M7]/1085*32)+([.M8]/1085*44)+([.M9]/1435*58)" table:style-name="ce28">
            <text:p>0</text:p>
          </table:table-cell>
          <table:table-cell office:value-type="float" office:value="0" table:formula="of:=([.N10]/1000*20)+([.N11]/1500*30)+([.N12]/2000*40)+([.N13]/1500*60)+([.N14]/2000*80)+([.N15]/1000*40)+([.N16]/1500*60)+([.N17]/2000*80)+([.N18]/1000*30)+([.N19]/1500*45)+([.N20]/2000*60)+([.N21]/2000*80)+([.N22]/1000*40)+([.N23]/1500*60)+([.N24]/2000*80)+([.N25]/1000*40)+([.N26]/1500*60)+([.N27]/1500*60)+([.N28]/650*22.8)+([.N29]/1000*35)+([.N30]/1500*52.5)+([.N7]/1085*32)+([.N8]/1085*44)+([.N9]/1435*58)" table:style-name="ce28">
            <text:p>0</text:p>
          </table:table-cell>
          <table:table-cell office:value-type="float" office:value="0" table:formula="of:=([.O10]/1000*20)+([.O11]/1500*30)+([.O12]/2000*40)+([.O13]/1500*60)+([.O14]/2000*80)+([.O15]/1000*40)+([.O16]/1500*60)+([.O17]/2000*80)+([.O18]/1000*30)+([.O19]/1500*45)+([.O20]/2000*60)+([.O21]/2000*80)+([.O22]/1000*40)+([.O23]/1500*60)+([.O24]/2000*80)+([.O25]/1000*40)+([.O26]/1500*60)+([.O27]/1500*60)+([.O28]/650*22.8)+([.O29]/1000*35)+([.O30]/1500*52.5)+([.O7]/1085*32)+([.O8]/1085*44)+([.O9]/1435*58)" table:style-name="ce28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32">
            <text:p>N [g]</text:p>
          </table:table-cell>
          <table:table-cell office:value-type="float" office:value="7.8" table:formula="of:=([.B10]/1000*3.6)+([.B11]/1500*5.4)+([.B12]/2000*7.3)+([.B13]/1500*8.4)+([.B14]/2000*11.2)+([.B15]/1000*6.6)+([.B16]/1500*9.9)+([.B17]/2000*13.2)+([.B18]/1000*4)+([.B19]/1500*6)+([.B20]/2000*8)+([.B21]/2000*10.4)+([.B22]/1000*7)+([.B23]/1500*10.5)+([.B24]/2000*14)+([.B25]/1000*9)+([.B26]/1500*13.5)+([.B27]/1500*13.5)+([.B28]/650*7.8)+([.B29]/1000*12)+([.B30]/1500*18)+([.B31]/1000*32)+([.B7]/1085*5.6)+([.B8]/1085*9.1)+([.B9]/1435*12)" table:style-name="ce28">
            <text:p>7,8</text:p>
          </table:table-cell>
          <table:table-cell office:value-type="float" office:value="12" table:formula="of:=([.C10]/1000*3.6)+([.C11]/1500*5.4)+([.C12]/2000*7.3)+([.C13]/1500*8.4)+([.C14]/2000*11.2)+([.C15]/1000*6.6)+([.C16]/1500*9.9)+([.C17]/2000*13.2)+([.C18]/1000*4)+([.C19]/1500*6)+([.C20]/2000*8)+([.C21]/2000*10.4)+([.C22]/1000*7)+([.C23]/1500*10.5)+([.C24]/2000*14)+([.C25]/1000*9)+([.C26]/1500*13.5)+([.C27]/1500*13.5)+([.C28]/650*7.8)+([.C29]/1000*12)+([.C30]/1500*18)+([.C31]/1000*32)+([.C7]/1085*5.6)+([.C8]/1085*9.1)+([.C9]/1435*12)" table:style-name="ce28">
            <text:p>12</text:p>
          </table:table-cell>
          <table:table-cell office:value-type="float" office:value="18" table:formula="of:=([.D10]/1000*3.6)+([.D11]/1500*5.4)+([.D12]/2000*7.3)+([.D13]/1500*8.4)+([.D14]/2000*11.2)+([.D15]/1000*6.6)+([.D16]/1500*9.9)+([.D17]/2000*13.2)+([.D18]/1000*4)+([.D19]/1500*6)+([.D20]/2000*8)+([.D21]/2000*10.4)+([.D22]/1000*7)+([.D23]/1500*10.5)+([.D24]/2000*14)+([.D25]/1000*9)+([.D26]/1500*13.5)+([.D27]/1500*13.5)+([.D28]/650*7.8)+([.D29]/1000*12)+([.D30]/1500*18)+([.D31]/1000*32)+([.D7]/1085*5.6)+([.D8]/1085*9.1)+([.D9]/1435*12)" table:style-name="ce28">
            <text:p>18</text:p>
          </table:table-cell>
          <table:table-cell office:value-type="float" office:value="5.6" table:formula="of:=([.E10]/1000*3.6)+([.E11]/1500*5.4)+([.E12]/2000*7.3)+([.E13]/1500*8.4)+([.E14]/2000*11.2)+([.E15]/1000*6.6)+([.E16]/1500*9.9)+([.E17]/2000*13.2)+([.E18]/1000*4)+([.E19]/1500*6)+([.E20]/2000*8)+([.E21]/2000*10.4)+([.E22]/1000*7)+([.E23]/1500*10.5)+([.E24]/2000*14)+([.E25]/1000*9)+([.E26]/1500*13.5)+([.E27]/1500*13.5)+([.E28]/650*7.8)+([.E29]/1000*12)+([.E30]/1500*18)+([.E31]/1000*32)+([.E7]/1085*5.6)+([.E8]/1085*9.1)+([.E9]/1435*12)" table:style-name="ce28">
            <text:p>5,6</text:p>
          </table:table-cell>
          <table:table-cell office:value-type="float" office:value="9.1" table:formula="of:=([.F10]/1000*3.6)+([.F11]/1500*5.4)+([.F12]/2000*7.3)+([.F13]/1500*8.4)+([.F14]/2000*11.2)+([.F15]/1000*6.6)+([.F16]/1500*9.9)+([.F17]/2000*13.2)+([.F18]/1000*4)+([.F19]/1500*6)+([.F20]/2000*8)+([.F21]/2000*10.4)+([.F22]/1000*7)+([.F23]/1500*10.5)+([.F24]/2000*14)+([.F25]/1000*9)+([.F26]/1500*13.5)+([.F27]/1500*13.5)+([.F28]/650*7.8)+([.F29]/1000*12)+([.F30]/1500*18)+([.F31]/1000*32)+([.F7]/1085*5.6)+([.F8]/1085*9.1)+([.F9]/1435*12)" table:style-name="ce28">
            <text:p>9,1</text:p>
          </table:table-cell>
          <table:table-cell office:value-type="float" office:value="12" table:formula="of:=([.G10]/1000*3.6)+([.G11]/1500*5.4)+([.G12]/2000*7.3)+([.G13]/1500*8.4)+([.G14]/2000*11.2)+([.G15]/1000*6.6)+([.G16]/1500*9.9)+([.G17]/2000*13.2)+([.G18]/1000*4)+([.G19]/1500*6)+([.G20]/2000*8)+([.G21]/2000*10.4)+([.G22]/1000*7)+([.G23]/1500*10.5)+([.G24]/2000*14)+([.G25]/1000*9)+([.G26]/1500*13.5)+([.G27]/1500*13.5)+([.G28]/650*7.8)+([.G29]/1000*12)+([.G30]/1500*18)+([.G31]/1000*32)+([.G7]/1085*5.6)+([.G8]/1085*9.1)+([.G9]/1435*12)" table:style-name="ce28">
            <text:p>12</text:p>
          </table:table-cell>
          <table:table-cell office:value-type="float" office:value="0" table:formula="of:=([.H10]/1000*3.6)+([.H11]/1500*5.4)+([.H12]/2000*7.3)+([.H13]/1500*8.4)+([.H14]/2000*11.2)+([.H15]/1000*6.6)+([.H16]/1500*9.9)+([.H17]/2000*13.2)+([.H18]/1000*4)+([.H19]/1500*6)+([.H20]/2000*8)+([.H21]/2000*10.4)+([.H22]/1000*7)+([.H23]/1500*10.5)+([.H24]/2000*14)+([.H25]/1000*9)+([.H26]/1500*13.5)+([.H27]/1500*13.5)+([.H28]/650*7.8)+([.H29]/1000*12)+([.H30]/1500*18)+([.H31]/1000*32)+([.H7]/1085*5.6)+([.H8]/1085*9.1)+([.H9]/1435*12)" table:style-name="ce28">
            <text:p>0</text:p>
          </table:table-cell>
          <table:table-cell office:value-type="float" office:value="0" table:formula="of:=([.I10]/1000*3.6)+([.I11]/1500*5.4)+([.I12]/2000*7.3)+([.I13]/1500*8.4)+([.I14]/2000*11.2)+([.I15]/1000*6.6)+([.I16]/1500*9.9)+([.I17]/2000*13.2)+([.I18]/1000*4)+([.I19]/1500*6)+([.I20]/2000*8)+([.I21]/2000*10.4)+([.I22]/1000*7)+([.I23]/1500*10.5)+([.I24]/2000*14)+([.I25]/1000*9)+([.I26]/1500*13.5)+([.I27]/1500*13.5)+([.I28]/650*7.8)+([.I29]/1000*12)+([.I30]/1500*18)+([.I31]/1000*32)+([.I7]/1085*5.6)+([.I8]/1085*9.1)+([.I9]/1435*12)" table:style-name="ce28">
            <text:p>0</text:p>
          </table:table-cell>
          <table:table-cell office:value-type="float" office:value="0" table:formula="of:=([.J10]/1000*3.6)+([.J11]/1500*5.4)+([.J12]/2000*7.3)+([.J13]/1500*8.4)+([.J14]/2000*11.2)+([.J15]/1000*6.6)+([.J16]/1500*9.9)+([.J17]/2000*13.2)+([.J18]/1000*4)+([.J19]/1500*6)+([.J20]/2000*8)+([.J21]/2000*10.4)+([.J22]/1000*7)+([.J23]/1500*10.5)+([.J24]/2000*14)+([.J25]/1000*9)+([.J26]/1500*13.5)+([.J27]/1500*13.5)+([.J28]/650*7.8)+([.J29]/1000*12)+([.J30]/1500*18)+([.J31]/1000*32)+([.J7]/1085*5.6)+([.J8]/1085*9.1)+([.J9]/1435*12)" table:style-name="ce28">
            <text:p>0</text:p>
          </table:table-cell>
          <table:table-cell office:value-type="float" office:value="0" table:formula="of:=([.K10]/1000*3.6)+([.K11]/1500*5.4)+([.K12]/2000*7.3)+([.K13]/1500*8.4)+([.K14]/2000*11.2)+([.K15]/1000*6.6)+([.K16]/1500*9.9)+([.K17]/2000*13.2)+([.K18]/1000*4)+([.K19]/1500*6)+([.K20]/2000*8)+([.K21]/2000*10.4)+([.K22]/1000*7)+([.K23]/1500*10.5)+([.K24]/2000*14)+([.K25]/1000*9)+([.K26]/1500*13.5)+([.K27]/1500*13.5)+([.K28]/650*7.8)+([.K29]/1000*12)+([.K30]/1500*18)+([.K31]/1000*32)+([.K7]/1085*5.6)+([.K8]/1085*9.1)+([.K9]/1435*12)" table:style-name="ce28">
            <text:p>0</text:p>
          </table:table-cell>
          <table:table-cell office:value-type="float" office:value="0" table:formula="of:=([.L10]/1000*3.6)+([.L11]/1500*5.4)+([.L12]/2000*7.3)+([.L13]/1500*8.4)+([.L14]/2000*11.2)+([.L15]/1000*6.6)+([.L16]/1500*9.9)+([.L17]/2000*13.2)+([.L18]/1000*4)+([.L19]/1500*6)+([.L20]/2000*8)+([.L21]/2000*10.4)+([.L22]/1000*7)+([.L23]/1500*10.5)+([.L24]/2000*14)+([.L25]/1000*9)+([.L26]/1500*13.5)+([.L27]/1500*13.5)+([.L28]/650*7.8)+([.L29]/1000*12)+([.L30]/1500*18)+([.L31]/1000*32)+([.L7]/1085*5.6)+([.L8]/1085*9.1)+([.L9]/1435*12)" table:style-name="ce28">
            <text:p>0</text:p>
          </table:table-cell>
          <table:table-cell office:value-type="float" office:value="0" table:formula="of:=([.M10]/1000*3.6)+([.M11]/1500*5.4)+([.M12]/2000*7.3)+([.M13]/1500*8.4)+([.M14]/2000*11.2)+([.M15]/1000*6.6)+([.M16]/1500*9.9)+([.M17]/2000*13.2)+([.M18]/1000*4)+([.M19]/1500*6)+([.M20]/2000*8)+([.M21]/2000*10.4)+([.M22]/1000*7)+([.M23]/1500*10.5)+([.M24]/2000*14)+([.M25]/1000*9)+([.M26]/1500*13.5)+([.M27]/1500*13.5)+([.M28]/650*7.8)+([.M29]/1000*12)+([.M30]/1500*18)+([.M31]/1000*32)+([.M7]/1085*5.6)+([.M8]/1085*9.1)+([.M9]/1435*12)" table:style-name="ce28">
            <text:p>0</text:p>
          </table:table-cell>
          <table:table-cell office:value-type="float" office:value="0" table:formula="of:=([.N10]/1000*3.6)+([.N11]/1500*5.4)+([.N12]/2000*7.3)+([.N13]/1500*8.4)+([.N14]/2000*11.2)+([.N15]/1000*6.6)+([.N16]/1500*9.9)+([.N17]/2000*13.2)+([.N18]/1000*4)+([.N19]/1500*6)+([.N20]/2000*8)+([.N21]/2000*10.4)+([.N22]/1000*7)+([.N23]/1500*10.5)+([.N24]/2000*14)+([.N25]/1000*9)+([.N26]/1500*13.5)+([.N27]/1500*13.5)+([.N28]/650*7.8)+([.N29]/1000*12)+([.N30]/1500*18)+([.N31]/1000*32)+([.N7]/1085*5.6)+([.N8]/1085*9.1)+([.N9]/1435*12)" table:style-name="ce28">
            <text:p>0</text:p>
          </table:table-cell>
          <table:table-cell office:value-type="float" office:value="0" table:formula="of:=([.O10]/1000*3.6)+([.O11]/1500*5.4)+([.O12]/2000*7.3)+([.O13]/1500*8.4)+([.O14]/2000*11.2)+([.O15]/1000*6.6)+([.O16]/1500*9.9)+([.O17]/2000*13.2)+([.O18]/1000*4)+([.O19]/1500*6)+([.O20]/2000*8)+([.O21]/2000*10.4)+([.O22]/1000*7)+([.O23]/1500*10.5)+([.O24]/2000*14)+([.O25]/1000*9)+([.O26]/1500*13.5)+([.O27]/1500*13.5)+([.O28]/650*7.8)+([.O29]/1000*12)+([.O30]/1500*18)+([.O31]/1000*32)+([.O7]/1085*5.6)+([.O8]/1085*9.1)+([.O9]/1435*12)" table:style-name="ce28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32">
            <text:p>Energia całkowita [kcal]</text:p>
          </table:table-cell>
          <table:table-cell office:value-type="float" office:value="620" table:formula="of:=([.B10]/1000*610)+([.B11]/1500*910)+([.B12]/2000*1215)+([.B13]/1500*1525)+([.B14]/2000*2030)+([.B15]/1000*1200)+([.B16]/1500*1800)+([.B17]/2000*2400)+([.B18]/1000*700)+([.B19]/1500*1050)+([.B20]/2000*1400)+([.B21]/2000*1980)+([.B22]/1000*1140)+([.B23]/1500*1710)+([.B24]/2000*2280)+([.B25]/1000*1070)+([.B26]/1500*1600)+([.B27]/1500*1600)+([.B28]/650*620)+([.B29]/1000*950)+([.B30]/1500*1420)+[.B33]*1.12+([.B7]/1085*751)+([.B8]/1085*1184)+([.B9]/1435*1567)" table:style-name="ce28">
            <text:p>620</text:p>
          </table:table-cell>
          <table:table-cell office:value-type="float" office:value="950" table:formula="of:=([.C10]/1000*610)+([.C11]/1500*910)+([.C12]/2000*1215)+([.C13]/1500*1525)+([.C14]/2000*2030)+([.C15]/1000*1200)+([.C16]/1500*1800)+([.C17]/2000*2400)+([.C18]/1000*700)+([.C19]/1500*1050)+([.C20]/2000*1400)+([.C21]/2000*1980)+([.C22]/1000*1140)+([.C23]/1500*1710)+([.C24]/2000*2280)+([.C25]/1000*1070)+([.C26]/1500*1600)+([.C27]/1500*1600)+([.C28]/650*620)+([.C29]/1000*950)+([.C30]/1500*1420)+[.C33]*1.12+([.C7]/1085*751)+([.C8]/1085*1184)+([.C9]/1435*1567)" table:style-name="ce28">
            <text:p>950</text:p>
          </table:table-cell>
          <table:table-cell office:value-type="float" office:value="1420" table:formula="of:=([.D10]/1000*610)+([.D11]/1500*910)+([.D12]/2000*1215)+([.D13]/1500*1525)+([.D14]/2000*2030)+([.D15]/1000*1200)+([.D16]/1500*1800)+([.D17]/2000*2400)+([.D18]/1000*700)+([.D19]/1500*1050)+([.D20]/2000*1400)+([.D21]/2000*1980)+([.D22]/1000*1140)+([.D23]/1500*1710)+([.D24]/2000*2280)+([.D25]/1000*1070)+([.D26]/1500*1600)+([.D27]/1500*1600)+([.D28]/650*620)+([.D29]/1000*950)+([.D30]/1500*1420)+[.D33]*1.12+([.D7]/1085*751)+([.D8]/1085*1184)+([.D9]/1435*1567)" table:style-name="ce28">
            <text:p>1420</text:p>
          </table:table-cell>
          <table:table-cell office:value-type="float" office:value="751" table:formula="of:=([.E10]/1000*610)+([.E11]/1500*910)+([.E12]/2000*1215)+([.E13]/1500*1525)+([.E14]/2000*2030)+([.E15]/1000*1200)+([.E16]/1500*1800)+([.E17]/2000*2400)+([.E18]/1000*700)+([.E19]/1500*1050)+([.E20]/2000*1400)+([.E21]/2000*1980)+([.E22]/1000*1140)+([.E23]/1500*1710)+([.E24]/2000*2280)+([.E25]/1000*1070)+([.E26]/1500*1600)+([.E27]/1500*1600)+([.E28]/650*620)+([.E29]/1000*950)+([.E30]/1500*1420)+[.E33]*1.12+([.E7]/1085*751)+([.E8]/1085*1184)+([.E9]/1435*1567)" table:style-name="ce28">
            <text:p>751</text:p>
          </table:table-cell>
          <table:table-cell office:value-type="float" office:value="1184" table:formula="of:=([.F10]/1000*610)+([.F11]/1500*910)+([.F12]/2000*1215)+([.F13]/1500*1525)+([.F14]/2000*2030)+([.F15]/1000*1200)+([.F16]/1500*1800)+([.F17]/2000*2400)+([.F18]/1000*700)+([.F19]/1500*1050)+([.F20]/2000*1400)+([.F21]/2000*1980)+([.F22]/1000*1140)+([.F23]/1500*1710)+([.F24]/2000*2280)+([.F25]/1000*1070)+([.F26]/1500*1600)+([.F27]/1500*1600)+([.F28]/650*620)+([.F29]/1000*950)+([.F30]/1500*1420)+[.F33]*1.12+([.F7]/1085*751)+([.F8]/1085*1184)+([.F9]/1435*1567)" table:style-name="ce28">
            <text:p>1184</text:p>
          </table:table-cell>
          <table:table-cell office:value-type="float" office:value="1567" table:formula="of:=([.G10]/1000*610)+([.G11]/1500*910)+([.G12]/2000*1215)+([.G13]/1500*1525)+([.G14]/2000*2030)+([.G15]/1000*1200)+([.G16]/1500*1800)+([.G17]/2000*2400)+([.G18]/1000*700)+([.G19]/1500*1050)+([.G20]/2000*1400)+([.G21]/2000*1980)+([.G22]/1000*1140)+([.G23]/1500*1710)+([.G24]/2000*2280)+([.G25]/1000*1070)+([.G26]/1500*1600)+([.G27]/1500*1600)+([.G28]/650*620)+([.G29]/1000*950)+([.G30]/1500*1420)+[.G33]*1.12+([.G7]/1085*751)+([.G8]/1085*1184)+([.G9]/1435*1567)" table:style-name="ce28">
            <text:p>1567</text:p>
          </table:table-cell>
          <table:table-cell office:value-type="float" office:value="0" table:formula="of:=([.H10]/1000*610)+([.H11]/1500*910)+([.H12]/2000*1215)+([.H13]/1500*1525)+([.H14]/2000*2030)+([.H15]/1000*1200)+([.H16]/1500*1800)+([.H17]/2000*2400)+([.H18]/1000*700)+([.H19]/1500*1050)+([.H20]/2000*1400)+([.H21]/2000*1980)+([.H22]/1000*1140)+([.H23]/1500*1710)+([.H24]/2000*2280)+([.H25]/1000*1070)+([.H26]/1500*1600)+([.H27]/1500*1600)+([.H28]/650*620)+([.H29]/1000*950)+([.H30]/1500*1420)+[.H33]*1.12+([.H7]/1085*751)+([.H8]/1085*1184)+([.H9]/1435*1567)" table:style-name="ce28">
            <text:p>0</text:p>
          </table:table-cell>
          <table:table-cell office:value-type="float" office:value="0" table:formula="of:=([.I10]/1000*610)+([.I11]/1500*910)+([.I12]/2000*1215)+([.I13]/1500*1525)+([.I14]/2000*2030)+([.I15]/1000*1200)+([.I16]/1500*1800)+([.I17]/2000*2400)+([.I18]/1000*700)+([.I19]/1500*1050)+([.I20]/2000*1400)+([.I21]/2000*1980)+([.I22]/1000*1140)+([.I23]/1500*1710)+([.I24]/2000*2280)+([.I25]/1000*1070)+([.I26]/1500*1600)+([.I27]/1500*1600)+([.I28]/650*620)+([.I29]/1000*950)+([.I30]/1500*1420)+[.I33]*1.12+([.I7]/1085*751)+([.I8]/1085*1184)+([.I9]/1435*1567)" table:style-name="ce28">
            <text:p>0</text:p>
          </table:table-cell>
          <table:table-cell office:value-type="float" office:value="0" table:formula="of:=([.J10]/1000*610)+([.J11]/1500*910)+([.J12]/2000*1215)+([.J13]/1500*1525)+([.J14]/2000*2030)+([.J15]/1000*1200)+([.J16]/1500*1800)+([.J17]/2000*2400)+([.J18]/1000*700)+([.J19]/1500*1050)+([.J20]/2000*1400)+([.J21]/2000*1980)+([.J22]/1000*1140)+([.J23]/1500*1710)+([.J24]/2000*2280)+([.J25]/1000*1070)+([.J26]/1500*1600)+([.J27]/1500*1600)+([.J28]/650*620)+([.J29]/1000*950)+([.J30]/1500*1420)+[.J33]*1.12+([.J7]/1085*751)+([.J8]/1085*1184)+([.J9]/1435*1567)" table:style-name="ce28">
            <text:p>0</text:p>
          </table:table-cell>
          <table:table-cell office:value-type="float" office:value="0" table:formula="of:=([.K10]/1000*610)+([.K11]/1500*910)+([.K12]/2000*1215)+([.K13]/1500*1525)+([.K14]/2000*2030)+([.K15]/1000*1200)+([.K16]/1500*1800)+([.K17]/2000*2400)+([.K18]/1000*700)+([.K19]/1500*1050)+([.K20]/2000*1400)+([.K21]/2000*1980)+([.K22]/1000*1140)+([.K23]/1500*1710)+([.K24]/2000*2280)+([.K25]/1000*1070)+([.K26]/1500*1600)+([.K27]/1500*1600)+([.K28]/650*620)+([.K29]/1000*950)+([.K30]/1500*1420)+[.K33]*1.12+([.K7]/1085*751)+([.K8]/1085*1184)+([.K9]/1435*1567)" table:style-name="ce28">
            <text:p>0</text:p>
          </table:table-cell>
          <table:table-cell office:value-type="float" office:value="0" table:formula="of:=([.L10]/1000*610)+([.L11]/1500*910)+([.L12]/2000*1215)+([.L13]/1500*1525)+([.L14]/2000*2030)+([.L15]/1000*1200)+([.L16]/1500*1800)+([.L17]/2000*2400)+([.L18]/1000*700)+([.L19]/1500*1050)+([.L20]/2000*1400)+([.L21]/2000*1980)+([.L22]/1000*1140)+([.L23]/1500*1710)+([.L24]/2000*2280)+([.L25]/1000*1070)+([.L26]/1500*1600)+([.L27]/1500*1600)+([.L28]/650*620)+([.L29]/1000*950)+([.L30]/1500*1420)+[.L33]*1.12+([.L7]/1085*751)+([.L8]/1085*1184)+([.L9]/1435*1567)" table:style-name="ce28">
            <text:p>0</text:p>
          </table:table-cell>
          <table:table-cell office:value-type="float" office:value="0" table:formula="of:=([.M10]/1000*610)+([.M11]/1500*910)+([.M12]/2000*1215)+([.M13]/1500*1525)+([.M14]/2000*2030)+([.M15]/1000*1200)+([.M16]/1500*1800)+([.M17]/2000*2400)+([.M18]/1000*700)+([.M19]/1500*1050)+([.M20]/2000*1400)+([.M21]/2000*1980)+([.M22]/1000*1140)+([.M23]/1500*1710)+([.M24]/2000*2280)+([.M25]/1000*1070)+([.M26]/1500*1600)+([.M27]/1500*1600)+([.M28]/650*620)+([.M29]/1000*950)+([.M30]/1500*1420)+[.M33]*1.12+([.M7]/1085*751)+([.M8]/1085*1184)+([.M9]/1435*1567)" table:style-name="ce28">
            <text:p>0</text:p>
          </table:table-cell>
          <table:table-cell office:value-type="float" office:value="0" table:formula="of:=([.N10]/1000*610)+([.N11]/1500*910)+([.N12]/2000*1215)+([.N13]/1500*1525)+([.N14]/2000*2030)+([.N15]/1000*1200)+([.N16]/1500*1800)+([.N17]/2000*2400)+([.N18]/1000*700)+([.N19]/1500*1050)+([.N20]/2000*1400)+([.N21]/2000*1980)+([.N22]/1000*1140)+([.N23]/1500*1710)+([.N24]/2000*2280)+([.N25]/1000*1070)+([.N26]/1500*1600)+([.N27]/1500*1600)+([.N28]/650*620)+([.N29]/1000*950)+([.N30]/1500*1420)+[.N33]*1.12+([.N7]/1085*751)+([.N8]/1085*1184)+([.N9]/1435*1567)" table:style-name="ce28">
            <text:p>0</text:p>
          </table:table-cell>
          <table:table-cell office:value-type="float" office:value="0" table:formula="of:=([.O10]/1000*610)+([.O11]/1500*910)+([.O12]/2000*1215)+([.O13]/1500*1525)+([.O14]/2000*2030)+([.O15]/1000*1200)+([.O16]/1500*1800)+([.O17]/2000*2400)+([.O18]/1000*700)+([.O19]/1500*1050)+([.O20]/2000*1400)+([.O21]/2000*1980)+([.O22]/1000*1140)+([.O23]/1500*1710)+([.O24]/2000*2280)+([.O25]/1000*1070)+([.O26]/1500*1600)+([.O27]/1500*1600)+([.O28]/650*620)+([.O29]/1000*950)+([.O30]/1500*1420)+[.O33]*1.12+([.O7]/1085*751)+([.O8]/1085*1184)+([.O9]/1435*1567)" table:style-name="ce28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32">
            <text:p>Energia niebiałkowa [kcal]</text:p>
          </table:table-cell>
          <table:table-cell office:value-type="float" office:value="420" table:formula="of:=([.B10]/1000*520)+([.B11]/1500*780)+([.B12]/2000*1040)+([.B13]/1500*1320)+([.B14]/2000*1760)+([.B15]/1000*1040)+([.B16]/1500*1560)+([.B17]/2000*2080)+([.B18]/1000*600)+([.B19]/1500*900)+([.B20]/2000*1200)+([.B21]/2000*1720)+([.B22]/1000*960)+([.B23]/1500*1440)+([.B24]/2000*1920)+([.B25]/1000*840)+([.B26]/1500*1260)+([.B27]/1500*1260)+([.B28]/650*420)+([.B29]/1000*640)+([.B30]/1500*960)+[.B33]*1.12+([.B7]/1085*614)+([.B8]/1085*964)+([.B9]/1435*1276)" table:style-name="ce28">
            <text:p>420</text:p>
          </table:table-cell>
          <table:table-cell office:value-type="float" office:value="640" table:formula="of:=([.C10]/1000*520)+([.C11]/1500*780)+([.C12]/2000*1040)+([.C13]/1500*1320)+([.C14]/2000*1760)+([.C15]/1000*1040)+([.C16]/1500*1560)+([.C17]/2000*2080)+([.C18]/1000*600)+([.C19]/1500*900)+([.C20]/2000*1200)+([.C21]/2000*1720)+([.C22]/1000*960)+([.C23]/1500*1440)+([.C24]/2000*1920)+([.C25]/1000*840)+([.C26]/1500*1260)+([.C27]/1500*1260)+([.C28]/650*420)+([.C29]/1000*640)+([.C30]/1500*960)+[.C33]*1.12+([.C7]/1085*614)+([.C8]/1085*964)+([.C9]/1435*1276)" table:style-name="ce28">
            <text:p>640</text:p>
          </table:table-cell>
          <table:table-cell office:value-type="float" office:value="960" table:formula="of:=([.D10]/1000*520)+([.D11]/1500*780)+([.D12]/2000*1040)+([.D13]/1500*1320)+([.D14]/2000*1760)+([.D15]/1000*1040)+([.D16]/1500*1560)+([.D17]/2000*2080)+([.D18]/1000*600)+([.D19]/1500*900)+([.D20]/2000*1200)+([.D21]/2000*1720)+([.D22]/1000*960)+([.D23]/1500*1440)+([.D24]/2000*1920)+([.D25]/1000*840)+([.D26]/1500*1260)+([.D27]/1500*1260)+([.D28]/650*420)+([.D29]/1000*640)+([.D30]/1500*960)+[.D33]*1.12+([.D7]/1085*614)+([.D8]/1085*964)+([.D9]/1435*1276)" table:style-name="ce28">
            <text:p>960</text:p>
          </table:table-cell>
          <table:table-cell office:value-type="float" office:value="614" table:formula="of:=([.E10]/1000*520)+([.E11]/1500*780)+([.E12]/2000*1040)+([.E13]/1500*1320)+([.E14]/2000*1760)+([.E15]/1000*1040)+([.E16]/1500*1560)+([.E17]/2000*2080)+([.E18]/1000*600)+([.E19]/1500*900)+([.E20]/2000*1200)+([.E21]/2000*1720)+([.E22]/1000*960)+([.E23]/1500*1440)+([.E24]/2000*1920)+([.E25]/1000*840)+([.E26]/1500*1260)+([.E27]/1500*1260)+([.E28]/650*420)+([.E29]/1000*640)+([.E30]/1500*960)+[.E33]*1.12+([.E7]/1085*614)+([.E8]/1085*964)+([.E9]/1435*1276)" table:style-name="ce28">
            <text:p>614</text:p>
          </table:table-cell>
          <table:table-cell office:value-type="float" office:value="964" table:formula="of:=([.F10]/1000*520)+([.F11]/1500*780)+([.F12]/2000*1040)+([.F13]/1500*1320)+([.F14]/2000*1760)+([.F15]/1000*1040)+([.F16]/1500*1560)+([.F17]/2000*2080)+([.F18]/1000*600)+([.F19]/1500*900)+([.F20]/2000*1200)+([.F21]/2000*1720)+([.F22]/1000*960)+([.F23]/1500*1440)+([.F24]/2000*1920)+([.F25]/1000*840)+([.F26]/1500*1260)+([.F27]/1500*1260)+([.F28]/650*420)+([.F29]/1000*640)+([.F30]/1500*960)+[.F33]*1.12+([.F7]/1085*614)+([.F8]/1085*964)+([.F9]/1435*1276)" table:style-name="ce28">
            <text:p>964</text:p>
          </table:table-cell>
          <table:table-cell office:value-type="float" office:value="1276" table:formula="of:=([.G10]/1000*520)+([.G11]/1500*780)+([.G12]/2000*1040)+([.G13]/1500*1320)+([.G14]/2000*1760)+([.G15]/1000*1040)+([.G16]/1500*1560)+([.G17]/2000*2080)+([.G18]/1000*600)+([.G19]/1500*900)+([.G20]/2000*1200)+([.G21]/2000*1720)+([.G22]/1000*960)+([.G23]/1500*1440)+([.G24]/2000*1920)+([.G25]/1000*840)+([.G26]/1500*1260)+([.G27]/1500*1260)+([.G28]/650*420)+([.G29]/1000*640)+([.G30]/1500*960)+[.G33]*1.12+([.G7]/1085*614)+([.G8]/1085*964)+([.G9]/1435*1276)" table:style-name="ce28">
            <text:p>1276</text:p>
          </table:table-cell>
          <table:table-cell office:value-type="float" office:value="0" table:formula="of:=([.H10]/1000*520)+([.H11]/1500*780)+([.H12]/2000*1040)+([.H13]/1500*1320)+([.H14]/2000*1760)+([.H15]/1000*1040)+([.H16]/1500*1560)+([.H17]/2000*2080)+([.H18]/1000*600)+([.H19]/1500*900)+([.H20]/2000*1200)+([.H21]/2000*1720)+([.H22]/1000*960)+([.H23]/1500*1440)+([.H24]/2000*1920)+([.H25]/1000*840)+([.H26]/1500*1260)+([.H27]/1500*1260)+([.H28]/650*420)+([.H29]/1000*640)+([.H30]/1500*960)+[.H33]*1.12+([.H7]/1085*614)+([.H8]/1085*964)+([.H9]/1435*1276)" table:style-name="ce28">
            <text:p>0</text:p>
          </table:table-cell>
          <table:table-cell office:value-type="float" office:value="0" table:formula="of:=([.I10]/1000*520)+([.I11]/1500*780)+([.I12]/2000*1040)+([.I13]/1500*1320)+([.I14]/2000*1760)+([.I15]/1000*1040)+([.I16]/1500*1560)+([.I17]/2000*2080)+([.I18]/1000*600)+([.I19]/1500*900)+([.I20]/2000*1200)+([.I21]/2000*1720)+([.I22]/1000*960)+([.I23]/1500*1440)+([.I24]/2000*1920)+([.I25]/1000*840)+([.I26]/1500*1260)+([.I27]/1500*1260)+([.I28]/650*420)+([.I29]/1000*640)+([.I30]/1500*960)+[.I33]*1.12+([.I7]/1085*614)+([.I8]/1085*964)+([.I9]/1435*1276)" table:style-name="ce28">
            <text:p>0</text:p>
          </table:table-cell>
          <table:table-cell office:value-type="float" office:value="0" table:formula="of:=([.J10]/1000*520)+([.J11]/1500*780)+([.J12]/2000*1040)+([.J13]/1500*1320)+([.J14]/2000*1760)+([.J15]/1000*1040)+([.J16]/1500*1560)+([.J17]/2000*2080)+([.J18]/1000*600)+([.J19]/1500*900)+([.J20]/2000*1200)+([.J21]/2000*1720)+([.J22]/1000*960)+([.J23]/1500*1440)+([.J24]/2000*1920)+([.J25]/1000*840)+([.J26]/1500*1260)+([.J27]/1500*1260)+([.J28]/650*420)+([.J29]/1000*640)+([.J30]/1500*960)+[.J33]*1.12+([.J7]/1085*614)+([.J8]/1085*964)+([.J9]/1435*1276)" table:style-name="ce28">
            <text:p>0</text:p>
          </table:table-cell>
          <table:table-cell office:value-type="float" office:value="0" table:formula="of:=([.K10]/1000*520)+([.K11]/1500*780)+([.K12]/2000*1040)+([.K13]/1500*1320)+([.K14]/2000*1760)+([.K15]/1000*1040)+([.K16]/1500*1560)+([.K17]/2000*2080)+([.K18]/1000*600)+([.K19]/1500*900)+([.K20]/2000*1200)+([.K21]/2000*1720)+([.K22]/1000*960)+([.K23]/1500*1440)+([.K24]/2000*1920)+([.K25]/1000*840)+([.K26]/1500*1260)+([.K27]/1500*1260)+([.K28]/650*420)+([.K29]/1000*640)+([.K30]/1500*960)+[.K33]*1.12+([.K7]/1085*614)+([.K8]/1085*964)+([.K9]/1435*1276)" table:style-name="ce28">
            <text:p>0</text:p>
          </table:table-cell>
          <table:table-cell office:value-type="float" office:value="0" table:formula="of:=([.L10]/1000*520)+([.L11]/1500*780)+([.L12]/2000*1040)+([.L13]/1500*1320)+([.L14]/2000*1760)+([.L15]/1000*1040)+([.L16]/1500*1560)+([.L17]/2000*2080)+([.L18]/1000*600)+([.L19]/1500*900)+([.L20]/2000*1200)+([.L21]/2000*1720)+([.L22]/1000*960)+([.L23]/1500*1440)+([.L24]/2000*1920)+([.L25]/1000*840)+([.L26]/1500*1260)+([.L27]/1500*1260)+([.L28]/650*420)+([.L29]/1000*640)+([.L30]/1500*960)+[.L33]*1.12+([.L7]/1085*614)+([.L8]/1085*964)+([.L9]/1435*1276)" table:style-name="ce28">
            <text:p>0</text:p>
          </table:table-cell>
          <table:table-cell office:value-type="float" office:value="0" table:formula="of:=([.M10]/1000*520)+([.M11]/1500*780)+([.M12]/2000*1040)+([.M13]/1500*1320)+([.M14]/2000*1760)+([.M15]/1000*1040)+([.M16]/1500*1560)+([.M17]/2000*2080)+([.M18]/1000*600)+([.M19]/1500*900)+([.M20]/2000*1200)+([.M21]/2000*1720)+([.M22]/1000*960)+([.M23]/1500*1440)+([.M24]/2000*1920)+([.M25]/1000*840)+([.M26]/1500*1260)+([.M27]/1500*1260)+([.M28]/650*420)+([.M29]/1000*640)+([.M30]/1500*960)+[.M33]*1.12+([.M7]/1085*614)+([.M8]/1085*964)+([.M9]/1435*1276)" table:style-name="ce28">
            <text:p>0</text:p>
          </table:table-cell>
          <table:table-cell office:value-type="float" office:value="0" table:formula="of:=([.N10]/1000*520)+([.N11]/1500*780)+([.N12]/2000*1040)+([.N13]/1500*1320)+([.N14]/2000*1760)+([.N15]/1000*1040)+([.N16]/1500*1560)+([.N17]/2000*2080)+([.N18]/1000*600)+([.N19]/1500*900)+([.N20]/2000*1200)+([.N21]/2000*1720)+([.N22]/1000*960)+([.N23]/1500*1440)+([.N24]/2000*1920)+([.N25]/1000*840)+([.N26]/1500*1260)+([.N27]/1500*1260)+([.N28]/650*420)+([.N29]/1000*640)+([.N30]/1500*960)+[.N33]*1.12+([.N7]/1085*614)+([.N8]/1085*964)+([.N9]/1435*1276)" table:style-name="ce28">
            <text:p>0</text:p>
          </table:table-cell>
          <table:table-cell office:value-type="float" office:value="0" table:formula="of:=([.O10]/1000*520)+([.O11]/1500*780)+([.O12]/2000*1040)+([.O13]/1500*1320)+([.O14]/2000*1760)+([.O15]/1000*1040)+([.O16]/1500*1560)+([.O17]/2000*2080)+([.O18]/1000*600)+([.O19]/1500*900)+([.O20]/2000*1200)+([.O21]/2000*1720)+([.O22]/1000*960)+([.O23]/1500*1440)+([.O24]/2000*1920)+([.O25]/1000*840)+([.O26]/1500*1260)+([.O27]/1500*1260)+([.O28]/650*420)+([.O29]/1000*640)+([.O30]/1500*960)+[.O33]*1.12+([.O7]/1085*614)+([.O8]/1085*964)+([.O9]/1435*1276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Q [kcal/gN]</text:p>
          </table:table-cell>
          <table:table-cell office:value-type="float" office:value="53" table:formula="of:=([.B10]/1000*144)+([.B11]/1500*144)+([.B12]/2000*144)+([.B13]/1500*1525)+([.B14]/2000*2030)+([.B15]/1000*1200)+([.B16]/1500*1800)+([.B17]/2000*2400)+([.B18]/1000*150)+([.B19]/1500*150)+([.B20]/2000*150)+([.B21]/2000*165)+([.B22]/1000*137)+([.B23]/1500*137)+([.B24]/2000*137)+([.B25]/1000*93)+([.B26]/1500*93)+([.B27]/1500*93)+([.B28]/650*53)+([.B29]/1000*53)+([.B30]/1500*53)+([.B7]/1085*109)+([.B8]/1085*106)+([.B9]/1435*106)" table:style-name="ce28">
            <text:p>53</text:p>
          </table:table-cell>
          <table:table-cell office:value-type="float" office:value="53" table:formula="of:=([.C10]/1000*144)+([.C11]/1500*144)+([.C12]/2000*144)+([.C13]/1500*1525)+([.C14]/2000*2030)+([.C15]/1000*1200)+([.C16]/1500*1800)+([.C17]/2000*2400)+([.C18]/1000*150)+([.C19]/1500*150)+([.C20]/2000*150)+([.C21]/2000*165)+([.C22]/1000*137)+([.C23]/1500*137)+([.C24]/2000*137)+([.C25]/1000*93)+([.C26]/1500*93)+([.C27]/1500*93)+([.C28]/650*53)+([.C29]/1000*53)+([.C30]/1500*53)" table:style-name="ce28">
            <text:p>53</text:p>
          </table:table-cell>
          <table:table-cell office:value-type="float" office:value="53" table:formula="of:=([.D10]/1000*144)+([.D11]/1500*144)+([.D12]/2000*144)+([.D13]/1500*1525)+([.D14]/2000*2030)+([.D15]/1000*1200)+([.D16]/1500*1800)+([.D17]/2000*2400)+([.D18]/1000*150)+([.D19]/1500*150)+([.D20]/2000*150)+([.D21]/2000*165)+([.D22]/1000*137)+([.D23]/1500*137)+([.D24]/2000*137)+([.D25]/1000*93)+([.D26]/1500*93)+([.D27]/1500*93)+([.D28]/650*53)+([.D29]/1000*53)+([.D30]/1500*53)" table:style-name="ce28">
            <text:p>53</text:p>
          </table:table-cell>
          <table:table-cell office:value-type="float" office:value="0" table:formula="of:=([.E10]/1000*144)+([.E11]/1500*144)+([.E12]/2000*144)+([.E13]/1500*1525)+([.E14]/2000*2030)+([.E15]/1000*1200)+([.E16]/1500*1800)+([.E17]/2000*2400)+([.E18]/1000*150)+([.E19]/1500*150)+([.E20]/2000*150)+([.E21]/2000*165)+([.E22]/1000*137)+([.E23]/1500*137)+([.E24]/2000*137)+([.E25]/1000*93)+([.E26]/1500*93)+([.E27]/1500*93)+([.E28]/650*53)+([.E29]/1000*53)+([.E30]/1500*53)" table:style-name="ce28">
            <text:p>0</text:p>
          </table:table-cell>
          <table:table-cell office:value-type="float" office:value="0" table:formula="of:=([.F10]/1000*144)+([.F11]/1500*144)+([.F12]/2000*144)+([.F13]/1500*1525)+([.F14]/2000*2030)+([.F15]/1000*1200)+([.F16]/1500*1800)+([.F17]/2000*2400)+([.F18]/1000*150)+([.F19]/1500*150)+([.F20]/2000*150)+([.F21]/2000*165)+([.F22]/1000*137)+([.F23]/1500*137)+([.F24]/2000*137)+([.F25]/1000*93)+([.F26]/1500*93)+([.F27]/1500*93)+([.F28]/650*53)+([.F29]/1000*53)+([.F30]/1500*53)" table:style-name="ce28">
            <text:p>0</text:p>
          </table:table-cell>
          <table:table-cell office:value-type="float" office:value="0" table:formula="of:=([.G10]/1000*144)+([.G11]/1500*144)+([.G12]/2000*144)+([.G13]/1500*1525)+([.G14]/2000*2030)+([.G15]/1000*1200)+([.G16]/1500*1800)+([.G17]/2000*2400)+([.G18]/1000*150)+([.G19]/1500*150)+([.G20]/2000*150)+([.G21]/2000*165)+([.G22]/1000*137)+([.G23]/1500*137)+([.G24]/2000*137)+([.G25]/1000*93)+([.G26]/1500*93)+([.G27]/1500*93)+([.G28]/650*53)+([.G29]/1000*53)+([.G30]/1500*53)" table:style-name="ce28">
            <text:p>0</text:p>
          </table:table-cell>
          <table:table-cell office:value-type="float" office:value="0" table:formula="of:=([.H10]/1000*144)+([.H11]/1500*144)+([.H12]/2000*144)+([.H13]/1500*1525)+([.H14]/2000*2030)+([.H15]/1000*1200)+([.H16]/1500*1800)+([.H17]/2000*2400)+([.H18]/1000*150)+([.H19]/1500*150)+([.H20]/2000*150)+([.H21]/2000*165)+([.H22]/1000*137)+([.H23]/1500*137)+([.H24]/2000*137)+([.H25]/1000*93)+([.H26]/1500*93)+([.H27]/1500*93)+([.H28]/650*53)+([.H29]/1000*53)+([.H30]/1500*53)" table:style-name="ce28">
            <text:p>0</text:p>
          </table:table-cell>
          <table:table-cell office:value-type="float" office:value="0" table:formula="of:=([.I10]/1000*144)+([.I11]/1500*144)+([.I12]/2000*144)+([.I13]/1500*1525)+([.I14]/2000*2030)+([.I15]/1000*1200)+([.I16]/1500*1800)+([.I17]/2000*2400)+([.I18]/1000*150)+([.I19]/1500*150)+([.I20]/2000*150)+([.I21]/2000*165)+([.I22]/1000*137)+([.I23]/1500*137)+([.I24]/2000*137)+([.I25]/1000*93)+([.I26]/1500*93)+([.I27]/1500*93)+([.I28]/650*53)+([.I29]/1000*53)+([.I30]/1500*53)" table:style-name="ce28">
            <text:p>0</text:p>
          </table:table-cell>
          <table:table-cell office:value-type="float" office:value="0" table:formula="of:=([.J10]/1000*144)+([.J11]/1500*144)+([.J12]/2000*144)+([.J13]/1500*1525)+([.J14]/2000*2030)+([.J15]/1000*1200)+([.J16]/1500*1800)+([.J17]/2000*2400)+([.J18]/1000*150)+([.J19]/1500*150)+([.J20]/2000*150)+([.J21]/2000*165)+([.J22]/1000*137)+([.J23]/1500*137)+([.J24]/2000*137)+([.J25]/1000*93)+([.J26]/1500*93)+([.J27]/1500*93)+([.J28]/650*53)+([.J29]/1000*53)+([.J30]/1500*53)" table:style-name="ce28">
            <text:p>0</text:p>
          </table:table-cell>
          <table:table-cell office:value-type="float" office:value="0" table:formula="of:=([.K10]/1000*144)+([.K11]/1500*144)+([.K12]/2000*144)+([.K13]/1500*1525)+([.K14]/2000*2030)+([.K15]/1000*1200)+([.K16]/1500*1800)+([.K17]/2000*2400)+([.K18]/1000*150)+([.K19]/1500*150)+([.K20]/2000*150)+([.K21]/2000*165)+([.K22]/1000*137)+([.K23]/1500*137)+([.K24]/2000*137)+([.K25]/1000*93)+([.K26]/1500*93)+([.K27]/1500*93)+([.K28]/650*53)+([.K29]/1000*53)+([.K30]/1500*53)" table:style-name="ce28">
            <text:p>0</text:p>
          </table:table-cell>
          <table:table-cell office:value-type="float" office:value="0" table:formula="of:=([.L10]/1000*144)+([.L11]/1500*144)+([.L12]/2000*144)+([.L13]/1500*1525)+([.L14]/2000*2030)+([.L15]/1000*1200)+([.L16]/1500*1800)+([.L17]/2000*2400)+([.L18]/1000*150)+([.L19]/1500*150)+([.L20]/2000*150)+([.L21]/2000*165)+([.L22]/1000*137)+([.L23]/1500*137)+([.L24]/2000*137)+([.L25]/1000*93)+([.L26]/1500*93)+([.L27]/1500*93)+([.L28]/650*53)+([.L29]/1000*53)+([.L30]/1500*53)" table:style-name="ce28">
            <text:p>0</text:p>
          </table:table-cell>
          <table:table-cell office:value-type="float" office:value="0" table:formula="of:=([.M10]/1000*144)+([.M11]/1500*144)+([.M12]/2000*144)+([.M13]/1500*1525)+([.M14]/2000*2030)+([.M15]/1000*1200)+([.M16]/1500*1800)+([.M17]/2000*2400)+([.M18]/1000*150)+([.M19]/1500*150)+([.M20]/2000*150)+([.M21]/2000*165)+([.M22]/1000*137)+([.M23]/1500*137)+([.M24]/2000*137)+([.M25]/1000*93)+([.M26]/1500*93)+([.M27]/1500*93)+([.M28]/650*53)+([.M29]/1000*53)+([.M30]/1500*53)" table:style-name="ce28">
            <text:p>0</text:p>
          </table:table-cell>
          <table:table-cell office:value-type="float" office:value="0" table:formula="of:=([.N10]/1000*144)+([.N11]/1500*144)+([.N12]/2000*144)+([.N13]/1500*1525)+([.N14]/2000*2030)+([.N15]/1000*1200)+([.N16]/1500*1800)+([.N17]/2000*2400)+([.N18]/1000*150)+([.N19]/1500*150)+([.N20]/2000*150)+([.N21]/2000*165)+([.N22]/1000*137)+([.N23]/1500*137)+([.N24]/2000*137)+([.N25]/1000*93)+([.N26]/1500*93)+([.N27]/1500*93)+([.N28]/650*53)+([.N29]/1000*53)+([.N30]/1500*53)" table:style-name="ce28">
            <text:p>0</text:p>
          </table:table-cell>
          <table:table-cell office:value-type="float" office:value="0" table:formula="of:=([.O10]/1000*144)+([.O11]/1500*144)+([.O12]/2000*144)+([.O13]/1500*1525)+([.O14]/2000*2030)+([.O15]/1000*1200)+([.O16]/1500*1800)+([.O17]/2000*2400)+([.O18]/1000*150)+([.O19]/1500*150)+([.O20]/2000*150)+([.O21]/2000*165)+([.O22]/1000*137)+([.O23]/1500*137)+([.O24]/2000*137)+([.O25]/1000*93)+([.O26]/1500*93)+([.O27]/1500*93)+([.O28]/650*53)+([.O29]/1000*53)+([.O30]/1500*53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Na [mmol]</text:p>
          </table:table-cell>
          <table:table-cell office:value-type="float" office:value="22.8" table:formula="of:=([.B10]/1000*21)+([.B11]/1500*32)+([.B12]/2000*42)+([.B13]/1500*48)+([.B14]/2000*64)+([.B15]/1000*32)+([.B16]/1500*48)+([.B17]/2000*64)+([.B18]/1000*21)+([.B19]/1500*31.5)+([.B20]/2000*42)+([.B21]/2000*70)+([.B22]/1000*35)+([.B23]/1500*52.5)+([.B24]/2000*70)+([.B25]/1000*35)+([.B26]/1500*52.5)+([.B27]/1500*0)+([.B28]/650*22.8)+([.B29]/1000*35)+([.B30]/1500*52.5)+[.B32]*2+[.B35]*1.7+([.B7]/1085*27.4)+([.B8]/1085*44.1)+([.B9]/1435*58.3)" table:style-name="ce28">
            <text:p>22,8</text:p>
          </table:table-cell>
          <table:table-cell office:value-type="float" office:value="35" table:formula="of:=([.C10]/1000*21)+([.C11]/1500*32)+([.C12]/2000*42)+([.C13]/1500*48)+([.C14]/2000*64)+([.C15]/1000*32)+([.C16]/1500*48)+([.C17]/2000*64)+([.C18]/1000*21)+([.C19]/1500*31.5)+([.C20]/2000*42)+([.C21]/2000*70)+([.C22]/1000*35)+([.C23]/1500*52.5)+([.C24]/2000*70)+([.C25]/1000*35)+([.C26]/1500*52.5)+([.C27]/1500*0)+([.C28]/650*22.8)+([.C29]/1000*35)+([.C30]/1500*52.5)+[.C32]*2+[.C35]*1.7+([.C7]/1085*27.4)+([.C8]/1085*44.1)+([.C9]/1435*58.3)" table:style-name="ce28">
            <text:p>35</text:p>
          </table:table-cell>
          <table:table-cell office:value-type="float" office:value="52.5" table:formula="of:=([.D10]/1000*21)+([.D11]/1500*32)+([.D12]/2000*42)+([.D13]/1500*48)+([.D14]/2000*64)+([.D15]/1000*32)+([.D16]/1500*48)+([.D17]/2000*64)+([.D18]/1000*21)+([.D19]/1500*31.5)+([.D20]/2000*42)+([.D21]/2000*70)+([.D22]/1000*35)+([.D23]/1500*52.5)+([.D24]/2000*70)+([.D25]/1000*35)+([.D26]/1500*52.5)+([.D27]/1500*0)+([.D28]/650*22.8)+([.D29]/1000*35)+([.D30]/1500*52.5)+[.D32]*2+[.D35]*1.7+([.D7]/1085*27.4)+([.D8]/1085*44.1)+([.D9]/1435*58.3)" table:style-name="ce28">
            <text:p>52,5</text:p>
          </table:table-cell>
          <table:table-cell office:value-type="float" office:value="27.4" table:formula="of:=([.E10]/1000*21)+([.E11]/1500*32)+([.E12]/2000*42)+([.E13]/1500*48)+([.E14]/2000*64)+([.E15]/1000*32)+([.E16]/1500*48)+([.E17]/2000*64)+([.E18]/1000*21)+([.E19]/1500*31.5)+([.E20]/2000*42)+([.E21]/2000*70)+([.E22]/1000*35)+([.E23]/1500*52.5)+([.E24]/2000*70)+([.E25]/1000*35)+([.E26]/1500*52.5)+([.E27]/1500*0)+([.E28]/650*22.8)+([.E29]/1000*35)+([.E30]/1500*52.5)+[.E32]*2+[.E35]*1.7+([.E7]/1085*27.4)+([.E8]/1085*44.1)+([.E9]/1435*58.3)" table:style-name="ce28">
            <text:p>27,4</text:p>
          </table:table-cell>
          <table:table-cell office:value-type="float" office:value="44.1" table:formula="of:=([.F10]/1000*21)+([.F11]/1500*32)+([.F12]/2000*42)+([.F13]/1500*48)+([.F14]/2000*64)+([.F15]/1000*32)+([.F16]/1500*48)+([.F17]/2000*64)+([.F18]/1000*21)+([.F19]/1500*31.5)+([.F20]/2000*42)+([.F21]/2000*70)+([.F22]/1000*35)+([.F23]/1500*52.5)+([.F24]/2000*70)+([.F25]/1000*35)+([.F26]/1500*52.5)+([.F27]/1500*0)+([.F28]/650*22.8)+([.F29]/1000*35)+([.F30]/1500*52.5)+[.F32]*2+[.F35]*1.7+([.F7]/1085*27.4)+([.F8]/1085*44.1)+([.F9]/1435*58.3)" table:style-name="ce28">
            <text:p>44,1</text:p>
          </table:table-cell>
          <table:table-cell office:value-type="float" office:value="58.3" table:formula="of:=([.G10]/1000*21)+([.G11]/1500*32)+([.G12]/2000*42)+([.G13]/1500*48)+([.G14]/2000*64)+([.G15]/1000*32)+([.G16]/1500*48)+([.G17]/2000*64)+([.G18]/1000*21)+([.G19]/1500*31.5)+([.G20]/2000*42)+([.G21]/2000*70)+([.G22]/1000*35)+([.G23]/1500*52.5)+([.G24]/2000*70)+([.G25]/1000*35)+([.G26]/1500*52.5)+([.G27]/1500*0)+([.G28]/650*22.8)+([.G29]/1000*35)+([.G30]/1500*52.5)+[.G32]*2+[.G35]*1.7+([.G7]/1085*27.4)+([.G8]/1085*44.1)+([.G9]/1435*58.3)" table:style-name="ce28">
            <text:p>58,3</text:p>
          </table:table-cell>
          <table:table-cell office:value-type="float" office:value="0" table:formula="of:=([.H10]/1000*21)+([.H11]/1500*32)+([.H12]/2000*42)+([.H13]/1500*48)+([.H14]/2000*64)+([.H15]/1000*32)+([.H16]/1500*48)+([.H17]/2000*64)+([.H18]/1000*21)+([.H19]/1500*31.5)+([.H20]/2000*42)+([.H21]/2000*70)+([.H22]/1000*35)+([.H23]/1500*52.5)+([.H24]/2000*70)+([.H25]/1000*35)+([.H26]/1500*52.5)+([.H27]/1500*0)+([.H28]/650*22.8)+([.H29]/1000*35)+([.H30]/1500*52.5)+[.H32]*2+[.H35]*1.7+([.H7]/1085*27.4)+([.H8]/1085*44.1)+([.H9]/1435*58.3)" table:style-name="ce28">
            <text:p>0</text:p>
          </table:table-cell>
          <table:table-cell office:value-type="float" office:value="0" table:formula="of:=([.I10]/1000*21)+([.I11]/1500*32)+([.I12]/2000*42)+([.I13]/1500*48)+([.I14]/2000*64)+([.I15]/1000*32)+([.I16]/1500*48)+([.I17]/2000*64)+([.I18]/1000*21)+([.I19]/1500*31.5)+([.I20]/2000*42)+([.I21]/2000*70)+([.I22]/1000*35)+([.I23]/1500*52.5)+([.I24]/2000*70)+([.I25]/1000*35)+([.I26]/1500*52.5)+([.I27]/1500*0)+([.I28]/650*22.8)+([.I29]/1000*35)+([.I30]/1500*52.5)+[.I32]*2+[.I35]*1.7+([.I7]/1085*27.4)+([.I8]/1085*44.1)+([.I9]/1435*58.3)" table:style-name="ce28">
            <text:p>0</text:p>
          </table:table-cell>
          <table:table-cell office:value-type="float" office:value="0" table:formula="of:=([.J10]/1000*21)+([.J11]/1500*32)+([.J12]/2000*42)+([.J13]/1500*48)+([.J14]/2000*64)+([.J15]/1000*32)+([.J16]/1500*48)+([.J17]/2000*64)+([.J18]/1000*21)+([.J19]/1500*31.5)+([.J20]/2000*42)+([.J21]/2000*70)+([.J22]/1000*35)+([.J23]/1500*52.5)+([.J24]/2000*70)+([.J25]/1000*35)+([.J26]/1500*52.5)+([.J27]/1500*0)+([.J28]/650*22.8)+([.J29]/1000*35)+([.J30]/1500*52.5)+[.J32]*2+[.J35]*1.7+([.J7]/1085*27.4)+([.J8]/1085*44.1)+([.J9]/1435*58.3)" table:style-name="ce28">
            <text:p>0</text:p>
          </table:table-cell>
          <table:table-cell office:value-type="float" office:value="0" table:formula="of:=([.K10]/1000*21)+([.K11]/1500*32)+([.K12]/2000*42)+([.K13]/1500*48)+([.K14]/2000*64)+([.K15]/1000*32)+([.K16]/1500*48)+([.K17]/2000*64)+([.K18]/1000*21)+([.K19]/1500*31.5)+([.K20]/2000*42)+([.K21]/2000*70)+([.K22]/1000*35)+([.K23]/1500*52.5)+([.K24]/2000*70)+([.K25]/1000*35)+([.K26]/1500*52.5)+([.K27]/1500*0)+([.K28]/650*22.8)+([.K29]/1000*35)+([.K30]/1500*52.5)+[.K32]*2+[.K35]*1.7+([.K7]/1085*27.4)+([.K8]/1085*44.1)+([.K9]/1435*58.3)" table:style-name="ce28">
            <text:p>0</text:p>
          </table:table-cell>
          <table:table-cell office:value-type="float" office:value="0" table:formula="of:=([.L10]/1000*21)+([.L11]/1500*32)+([.L12]/2000*42)+([.L13]/1500*48)+([.L14]/2000*64)+([.L15]/1000*32)+([.L16]/1500*48)+([.L17]/2000*64)+([.L18]/1000*21)+([.L19]/1500*31.5)+([.L20]/2000*42)+([.L21]/2000*70)+([.L22]/1000*35)+([.L23]/1500*52.5)+([.L24]/2000*70)+([.L25]/1000*35)+([.L26]/1500*52.5)+([.L27]/1500*0)+([.L28]/650*22.8)+([.L29]/1000*35)+([.L30]/1500*52.5)+[.L32]*2+[.L35]*1.7+([.L7]/1085*27.4)+([.L8]/1085*44.1)+([.L9]/1435*58.3)" table:style-name="ce28">
            <text:p>0</text:p>
          </table:table-cell>
          <table:table-cell office:value-type="float" office:value="0" table:formula="of:=([.M10]/1000*21)+([.M11]/1500*32)+([.M12]/2000*42)+([.M13]/1500*48)+([.M14]/2000*64)+([.M15]/1000*32)+([.M16]/1500*48)+([.M17]/2000*64)+([.M18]/1000*21)+([.M19]/1500*31.5)+([.M20]/2000*42)+([.M21]/2000*70)+([.M22]/1000*35)+([.M23]/1500*52.5)+([.M24]/2000*70)+([.M25]/1000*35)+([.M26]/1500*52.5)+([.M27]/1500*0)+([.M28]/650*22.8)+([.M29]/1000*35)+([.M30]/1500*52.5)+[.M32]*2+[.M35]*1.7+([.M7]/1085*27.4)+([.M8]/1085*44.1)+([.M9]/1435*58.3)" table:style-name="ce28">
            <text:p>0</text:p>
          </table:table-cell>
          <table:table-cell office:value-type="float" office:value="0" table:formula="of:=([.N10]/1000*21)+([.N11]/1500*32)+([.N12]/2000*42)+([.N13]/1500*48)+([.N14]/2000*64)+([.N15]/1000*32)+([.N16]/1500*48)+([.N17]/2000*64)+([.N18]/1000*21)+([.N19]/1500*31.5)+([.N20]/2000*42)+([.N21]/2000*70)+([.N22]/1000*35)+([.N23]/1500*52.5)+([.N24]/2000*70)+([.N25]/1000*35)+([.N26]/1500*52.5)+([.N27]/1500*0)+([.N28]/650*22.8)+([.N29]/1000*35)+([.N30]/1500*52.5)+[.N32]*2+[.N35]*1.7+([.N7]/1085*27.4)+([.N8]/1085*44.1)+([.N9]/1435*58.3)" table:style-name="ce28">
            <text:p>0</text:p>
          </table:table-cell>
          <table:table-cell office:value-type="float" office:value="0" table:formula="of:=([.O10]/1000*21)+([.O11]/1500*32)+([.O12]/2000*42)+([.O13]/1500*48)+([.O14]/2000*64)+([.O15]/1000*32)+([.O16]/1500*48)+([.O17]/2000*64)+([.O18]/1000*21)+([.O19]/1500*31.5)+([.O20]/2000*42)+([.O21]/2000*70)+([.O22]/1000*35)+([.O23]/1500*52.5)+([.O24]/2000*70)+([.O25]/1000*35)+([.O26]/1500*52.5)+([.O27]/1500*0)+([.O28]/650*22.8)+([.O29]/1000*35)+([.O30]/1500*52.5)+[.O32]*2+[.O35]*1.7+([.O7]/1085*27.4)+([.O8]/1085*44.1)+([.O9]/1435*58.3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K [mmol]</text:p>
          </table:table-cell>
          <table:table-cell office:value-type="float" office:value="19.5" table:formula="of:=([.B10]/1000*16)+([.B11]/1500*24)+([.B12]/2000*32)+([.B13]/1500*36)+([.B14]/2000*48)+([.B15]/1000*24)+([.B16]/1500*36)+([.B17]/2000*48)+([.B18]/1000*16)+([.B19]/1500*24)+([.B20]/2000*32)+([.B21]/2000*60)+([.B22]/1000*30)+([.B23]/1500*45)+([.B24]/2000*60)+([.B25]/1000*30)+([.B26]/1500*45)+([.B27]/1500*0)+([.B28]/650*19.5)+([.B29]/1000*30)+([.B30]/1500*45)+[.B34]*2+([.B7]/1085*20.6)+([.B8]/1085*33.1)+([.B9]/1435*43.8)" table:style-name="ce28">
            <text:p>19,5</text:p>
          </table:table-cell>
          <table:table-cell office:value-type="float" office:value="30" table:formula="of:=([.C10]/1000*16)+([.C11]/1500*24)+([.C12]/2000*32)+([.C13]/1500*36)+([.C14]/2000*48)+([.C15]/1000*24)+([.C16]/1500*36)+([.C17]/2000*48)+([.C18]/1000*16)+([.C19]/1500*24)+([.C20]/2000*32)+([.C21]/2000*60)+([.C22]/1000*30)+([.C23]/1500*45)+([.C24]/2000*60)+([.C25]/1000*30)+([.C26]/1500*45)+([.C27]/1500*0)+([.C28]/650*19.5)+([.C29]/1000*30)+([.C30]/1500*45)+[.C34]*2+([.C7]/1085*20.6)+([.C8]/1085*33.1)+([.C9]/1435*43.8)" table:style-name="ce28">
            <text:p>30</text:p>
          </table:table-cell>
          <table:table-cell office:value-type="float" office:value="45" table:formula="of:=([.D10]/1000*16)+([.D11]/1500*24)+([.D12]/2000*32)+([.D13]/1500*36)+([.D14]/2000*48)+([.D15]/1000*24)+([.D16]/1500*36)+([.D17]/2000*48)+([.D18]/1000*16)+([.D19]/1500*24)+([.D20]/2000*32)+([.D21]/2000*60)+([.D22]/1000*30)+([.D23]/1500*45)+([.D24]/2000*60)+([.D25]/1000*30)+([.D26]/1500*45)+([.D27]/1500*0)+([.D28]/650*19.5)+([.D29]/1000*30)+([.D30]/1500*45)+[.D34]*2+([.D7]/1085*20.6)+([.D8]/1085*33.1)+([.D9]/1435*43.8)" table:style-name="ce28">
            <text:p>45</text:p>
          </table:table-cell>
          <table:table-cell office:value-type="float" office:value="20.6" table:formula="of:=([.E10]/1000*16)+([.E11]/1500*24)+([.E12]/2000*32)+([.E13]/1500*36)+([.E14]/2000*48)+([.E15]/1000*24)+([.E16]/1500*36)+([.E17]/2000*48)+([.E18]/1000*16)+([.E19]/1500*24)+([.E20]/2000*32)+([.E21]/2000*60)+([.E22]/1000*30)+([.E23]/1500*45)+([.E24]/2000*60)+([.E25]/1000*30)+([.E26]/1500*45)+([.E27]/1500*0)+([.E28]/650*19.5)+([.E29]/1000*30)+([.E30]/1500*45)+[.E34]*2+([.E7]/1085*20.6)+([.E8]/1085*33.1)+([.E9]/1435*43.8)" table:style-name="ce28">
            <text:p>20,6</text:p>
          </table:table-cell>
          <table:table-cell office:value-type="float" office:value="33.1" table:formula="of:=([.F10]/1000*16)+([.F11]/1500*24)+([.F12]/2000*32)+([.F13]/1500*36)+([.F14]/2000*48)+([.F15]/1000*24)+([.F16]/1500*36)+([.F17]/2000*48)+([.F18]/1000*16)+([.F19]/1500*24)+([.F20]/2000*32)+([.F21]/2000*60)+([.F22]/1000*30)+([.F23]/1500*45)+([.F24]/2000*60)+([.F25]/1000*30)+([.F26]/1500*45)+([.F27]/1500*0)+([.F28]/650*19.5)+([.F29]/1000*30)+([.F30]/1500*45)+[.F34]*2+([.F7]/1085*20.6)+([.F8]/1085*33.1)+([.F9]/1435*43.8)" table:style-name="ce28">
            <text:p>33,1</text:p>
          </table:table-cell>
          <table:table-cell office:value-type="float" office:value="43.8" table:formula="of:=([.G10]/1000*16)+([.G11]/1500*24)+([.G12]/2000*32)+([.G13]/1500*36)+([.G14]/2000*48)+([.G15]/1000*24)+([.G16]/1500*36)+([.G17]/2000*48)+([.G18]/1000*16)+([.G19]/1500*24)+([.G20]/2000*32)+([.G21]/2000*60)+([.G22]/1000*30)+([.G23]/1500*45)+([.G24]/2000*60)+([.G25]/1000*30)+([.G26]/1500*45)+([.G27]/1500*0)+([.G28]/650*19.5)+([.G29]/1000*30)+([.G30]/1500*45)+[.G34]*2+([.G7]/1085*20.6)+([.G8]/1085*33.1)+([.G9]/1435*43.8)" table:style-name="ce28">
            <text:p>43,8</text:p>
          </table:table-cell>
          <table:table-cell office:value-type="float" office:value="0" table:formula="of:=([.H10]/1000*16)+([.H11]/1500*24)+([.H12]/2000*32)+([.H13]/1500*36)+([.H14]/2000*48)+([.H15]/1000*24)+([.H16]/1500*36)+([.H17]/2000*48)+([.H18]/1000*16)+([.H19]/1500*24)+([.H20]/2000*32)+([.H21]/2000*60)+([.H22]/1000*30)+([.H23]/1500*45)+([.H24]/2000*60)+([.H25]/1000*30)+([.H26]/1500*45)+([.H27]/1500*0)+([.H28]/650*19.5)+([.H29]/1000*30)+([.H30]/1500*45)+[.H34]*2+([.H7]/1085*20.6)+([.H8]/1085*33.1)+([.H9]/1435*43.8)" table:style-name="ce28">
            <text:p>0</text:p>
          </table:table-cell>
          <table:table-cell office:value-type="float" office:value="0" table:formula="of:=([.I10]/1000*16)+([.I11]/1500*24)+([.I12]/2000*32)+([.I13]/1500*36)+([.I14]/2000*48)+([.I15]/1000*24)+([.I16]/1500*36)+([.I17]/2000*48)+([.I18]/1000*16)+([.I19]/1500*24)+([.I20]/2000*32)+([.I21]/2000*60)+([.I22]/1000*30)+([.I23]/1500*45)+([.I24]/2000*60)+([.I25]/1000*30)+([.I26]/1500*45)+([.I27]/1500*0)+([.I28]/650*19.5)+([.I29]/1000*30)+([.I30]/1500*45)+[.I34]*2+([.I7]/1085*20.6)+([.I8]/1085*33.1)+([.I9]/1435*43.8)" table:style-name="ce28">
            <text:p>0</text:p>
          </table:table-cell>
          <table:table-cell office:value-type="float" office:value="0" table:formula="of:=([.J10]/1000*16)+([.J11]/1500*24)+([.J12]/2000*32)+([.J13]/1500*36)+([.J14]/2000*48)+([.J15]/1000*24)+([.J16]/1500*36)+([.J17]/2000*48)+([.J18]/1000*16)+([.J19]/1500*24)+([.J20]/2000*32)+([.J21]/2000*60)+([.J22]/1000*30)+([.J23]/1500*45)+([.J24]/2000*60)+([.J25]/1000*30)+([.J26]/1500*45)+([.J27]/1500*0)+([.J28]/650*19.5)+([.J29]/1000*30)+([.J30]/1500*45)+[.J34]*2+([.J7]/1085*20.6)+([.J8]/1085*33.1)+([.J9]/1435*43.8)" table:style-name="ce28">
            <text:p>0</text:p>
          </table:table-cell>
          <table:table-cell office:value-type="float" office:value="0" table:formula="of:=([.K10]/1000*16)+([.K11]/1500*24)+([.K12]/2000*32)+([.K13]/1500*36)+([.K14]/2000*48)+([.K15]/1000*24)+([.K16]/1500*36)+([.K17]/2000*48)+([.K18]/1000*16)+([.K19]/1500*24)+([.K20]/2000*32)+([.K21]/2000*60)+([.K22]/1000*30)+([.K23]/1500*45)+([.K24]/2000*60)+([.K25]/1000*30)+([.K26]/1500*45)+([.K27]/1500*0)+([.K28]/650*19.5)+([.K29]/1000*30)+([.K30]/1500*45)+[.K34]*2+([.K7]/1085*20.6)+([.K8]/1085*33.1)+([.K9]/1435*43.8)" table:style-name="ce28">
            <text:p>0</text:p>
          </table:table-cell>
          <table:table-cell office:value-type="float" office:value="0" table:formula="of:=([.L10]/1000*16)+([.L11]/1500*24)+([.L12]/2000*32)+([.L13]/1500*36)+([.L14]/2000*48)+([.L15]/1000*24)+([.L16]/1500*36)+([.L17]/2000*48)+([.L18]/1000*16)+([.L19]/1500*24)+([.L20]/2000*32)+([.L21]/2000*60)+([.L22]/1000*30)+([.L23]/1500*45)+([.L24]/2000*60)+([.L25]/1000*30)+([.L26]/1500*45)+([.L27]/1500*0)+([.L28]/650*19.5)+([.L29]/1000*30)+([.L30]/1500*45)+[.L34]*2+([.L7]/1085*20.6)+([.L8]/1085*33.1)+([.L9]/1435*43.8)" table:style-name="ce28">
            <text:p>0</text:p>
          </table:table-cell>
          <table:table-cell office:value-type="float" office:value="0" table:formula="of:=([.M10]/1000*16)+([.M11]/1500*24)+([.M12]/2000*32)+([.M13]/1500*36)+([.M14]/2000*48)+([.M15]/1000*24)+([.M16]/1500*36)+([.M17]/2000*48)+([.M18]/1000*16)+([.M19]/1500*24)+([.M20]/2000*32)+([.M21]/2000*60)+([.M22]/1000*30)+([.M23]/1500*45)+([.M24]/2000*60)+([.M25]/1000*30)+([.M26]/1500*45)+([.M27]/1500*0)+([.M28]/650*19.5)+([.M29]/1000*30)+([.M30]/1500*45)+[.M34]*2+([.M7]/1085*20.6)+([.M8]/1085*33.1)+([.M9]/1435*43.8)" table:style-name="ce28">
            <text:p>0</text:p>
          </table:table-cell>
          <table:table-cell office:value-type="float" office:value="0" table:formula="of:=([.N10]/1000*16)+([.N11]/1500*24)+([.N12]/2000*32)+([.N13]/1500*36)+([.N14]/2000*48)+([.N15]/1000*24)+([.N16]/1500*36)+([.N17]/2000*48)+([.N18]/1000*16)+([.N19]/1500*24)+([.N20]/2000*32)+([.N21]/2000*60)+([.N22]/1000*30)+([.N23]/1500*45)+([.N24]/2000*60)+([.N25]/1000*30)+([.N26]/1500*45)+([.N27]/1500*0)+([.N28]/650*19.5)+([.N29]/1000*30)+([.N30]/1500*45)+[.N34]*2+([.N7]/1085*20.6)+([.N8]/1085*33.1)+([.N9]/1435*43.8)" table:style-name="ce28">
            <text:p>0</text:p>
          </table:table-cell>
          <table:table-cell office:value-type="float" office:value="0" table:formula="of:=([.O10]/1000*16)+([.O11]/1500*24)+([.O12]/2000*32)+([.O13]/1500*36)+([.O14]/2000*48)+([.O15]/1000*24)+([.O16]/1500*36)+([.O17]/2000*48)+([.O18]/1000*16)+([.O19]/1500*24)+([.O20]/2000*32)+([.O21]/2000*60)+([.O22]/1000*30)+([.O23]/1500*45)+([.O24]/2000*60)+([.O25]/1000*30)+([.O26]/1500*45)+([.O27]/1500*0)+([.O28]/650*19.5)+([.O29]/1000*30)+([.O30]/1500*45)+[.O34]*2+([.O7]/1085*20.6)+([.O8]/1085*33.1)+([.O9]/1435*43.8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Ca [mmol]</text:p>
          </table:table-cell>
          <table:table-cell office:value-type="float" office:value="2.2999999999999998" table:formula="of:=([.B10]/1000*2)+([.B11]/1500*3)+([.B12]/2000*4)+([.B13]/1500*3)+([.B14]/2000*4)+([.B15]/1000*2)+([.B16]/1500*3)+([.B17]/2000*4)+([.B18]/1000*2)+([.B19]/1500*3)+([.B20]/2000*4)+([.B21]/2000*7)+([.B22]/1000*3.5)+([.B23]/1500*5.3)+([.B24]/2000*7)+([.B25]/1000*3.5)+([.B26]/1500*5.3)+([.B27]/1500*0)+([.B28]/650*2.3)+([.B29]/1000*3.5)+([.B30]/1500*5.3)+[.B36]*0.45+([.B7]/1085*1.7)+([.B8]/1085*2.8)+([.B9]/1435*3.7)" table:style-name="ce28">
            <text:p>2,3</text:p>
          </table:table-cell>
          <table:table-cell office:value-type="float" office:value="3.5" table:formula="of:=([.C10]/1000*2)+([.C11]/1500*3)+([.C12]/2000*4)+([.C13]/1500*3)+([.C14]/2000*4)+([.C15]/1000*2)+([.C16]/1500*3)+([.C17]/2000*4)+([.C18]/1000*2)+([.C19]/1500*3)+([.C20]/2000*4)+([.C21]/2000*7)+([.C22]/1000*3.5)+([.C23]/1500*5.3)+([.C24]/2000*7)+([.C25]/1000*3.5)+([.C26]/1500*5.3)+([.C27]/1500*0)+([.C28]/650*2.3)+([.C29]/1000*3.5)+([.C30]/1500*5.3)+[.C36]*0.45+([.C7]/1085*1.7)+([.C8]/1085*2.8)+([.C9]/1435*3.7)" table:style-name="ce28">
            <text:p>3,5</text:p>
          </table:table-cell>
          <table:table-cell office:value-type="float" office:value="5.3" table:formula="of:=([.D10]/1000*2)+([.D11]/1500*3)+([.D12]/2000*4)+([.D13]/1500*3)+([.D14]/2000*4)+([.D15]/1000*2)+([.D16]/1500*3)+([.D17]/2000*4)+([.D18]/1000*2)+([.D19]/1500*3)+([.D20]/2000*4)+([.D21]/2000*7)+([.D22]/1000*3.5)+([.D23]/1500*5.3)+([.D24]/2000*7)+([.D25]/1000*3.5)+([.D26]/1500*5.3)+([.D27]/1500*0)+([.D28]/650*2.3)+([.D29]/1000*3.5)+([.D30]/1500*5.3)+[.D36]*0.45+([.D7]/1085*1.7)+([.D8]/1085*2.8)+([.D9]/1435*3.7)" table:style-name="ce28">
            <text:p>5,3</text:p>
          </table:table-cell>
          <table:table-cell office:value-type="float" office:value="1.7" table:formula="of:=([.E10]/1000*2)+([.E11]/1500*3)+([.E12]/2000*4)+([.E13]/1500*3)+([.E14]/2000*4)+([.E15]/1000*2)+([.E16]/1500*3)+([.E17]/2000*4)+([.E18]/1000*2)+([.E19]/1500*3)+([.E20]/2000*4)+([.E21]/2000*7)+([.E22]/1000*3.5)+([.E23]/1500*5.3)+([.E24]/2000*7)+([.E25]/1000*3.5)+([.E26]/1500*5.3)+([.E27]/1500*0)+([.E28]/650*2.3)+([.E29]/1000*3.5)+([.E30]/1500*5.3)+[.E36]*0.45+([.E7]/1085*1.7)+([.E8]/1085*2.8)+([.E9]/1435*3.7)" table:style-name="ce28">
            <text:p>1,7</text:p>
          </table:table-cell>
          <table:table-cell office:value-type="float" office:value="2.8" table:formula="of:=([.F10]/1000*2)+([.F11]/1500*3)+([.F12]/2000*4)+([.F13]/1500*3)+([.F14]/2000*4)+([.F15]/1000*2)+([.F16]/1500*3)+([.F17]/2000*4)+([.F18]/1000*2)+([.F19]/1500*3)+([.F20]/2000*4)+([.F21]/2000*7)+([.F22]/1000*3.5)+([.F23]/1500*5.3)+([.F24]/2000*7)+([.F25]/1000*3.5)+([.F26]/1500*5.3)+([.F27]/1500*0)+([.F28]/650*2.3)+([.F29]/1000*3.5)+([.F30]/1500*5.3)+[.F36]*0.45+([.F7]/1085*1.7)+([.F8]/1085*2.8)+([.F9]/1435*3.7)" table:style-name="ce28">
            <text:p>2,8</text:p>
          </table:table-cell>
          <table:table-cell office:value-type="float" office:value="3.7" table:formula="of:=([.G10]/1000*2)+([.G11]/1500*3)+([.G12]/2000*4)+([.G13]/1500*3)+([.G14]/2000*4)+([.G15]/1000*2)+([.G16]/1500*3)+([.G17]/2000*4)+([.G18]/1000*2)+([.G19]/1500*3)+([.G20]/2000*4)+([.G21]/2000*7)+([.G22]/1000*3.5)+([.G23]/1500*5.3)+([.G24]/2000*7)+([.G25]/1000*3.5)+([.G26]/1500*5.3)+([.G27]/1500*0)+([.G28]/650*2.3)+([.G29]/1000*3.5)+([.G30]/1500*5.3)+[.G36]*0.45+([.G7]/1085*1.7)+([.G8]/1085*2.8)+([.G9]/1435*3.7)" table:style-name="ce28">
            <text:p>3,7</text:p>
          </table:table-cell>
          <table:table-cell office:value-type="float" office:value="0" table:formula="of:=([.H10]/1000*2)+([.H11]/1500*3)+([.H12]/2000*4)+([.H13]/1500*3)+([.H14]/2000*4)+([.H15]/1000*2)+([.H16]/1500*3)+([.H17]/2000*4)+([.H18]/1000*2)+([.H19]/1500*3)+([.H20]/2000*4)+([.H21]/2000*7)+([.H22]/1000*3.5)+([.H23]/1500*5.3)+([.H24]/2000*7)+([.H25]/1000*3.5)+([.H26]/1500*5.3)+([.H27]/1500*0)+([.H28]/650*2.3)+([.H29]/1000*3.5)+([.H30]/1500*5.3)+[.H36]*0.45+([.H7]/1085*1.7)+([.H8]/1085*2.8)+([.H9]/1435*3.7)" table:style-name="ce28">
            <text:p>0</text:p>
          </table:table-cell>
          <table:table-cell office:value-type="float" office:value="0" table:formula="of:=([.I10]/1000*2)+([.I11]/1500*3)+([.I12]/2000*4)+([.I13]/1500*3)+([.I14]/2000*4)+([.I15]/1000*2)+([.I16]/1500*3)+([.I17]/2000*4)+([.I18]/1000*2)+([.I19]/1500*3)+([.I20]/2000*4)+([.I21]/2000*7)+([.I22]/1000*3.5)+([.I23]/1500*5.3)+([.I24]/2000*7)+([.I25]/1000*3.5)+([.I26]/1500*5.3)+([.I27]/1500*0)+([.I28]/650*2.3)+([.I29]/1000*3.5)+([.I30]/1500*5.3)+[.I36]*0.45+([.I7]/1085*1.7)+([.I8]/1085*2.8)+([.I9]/1435*3.7)" table:style-name="ce28">
            <text:p>0</text:p>
          </table:table-cell>
          <table:table-cell office:value-type="float" office:value="0" table:formula="of:=([.J10]/1000*2)+([.J11]/1500*3)+([.J12]/2000*4)+([.J13]/1500*3)+([.J14]/2000*4)+([.J15]/1000*2)+([.J16]/1500*3)+([.J17]/2000*4)+([.J18]/1000*2)+([.J19]/1500*3)+([.J20]/2000*4)+([.J21]/2000*7)+([.J22]/1000*3.5)+([.J23]/1500*5.3)+([.J24]/2000*7)+([.J25]/1000*3.5)+([.J26]/1500*5.3)+([.J27]/1500*0)+([.J28]/650*2.3)+([.J29]/1000*3.5)+([.J30]/1500*5.3)+[.J36]*0.45+([.J7]/1085*1.7)+([.J8]/1085*2.8)+([.J9]/1435*3.7)" table:style-name="ce28">
            <text:p>0</text:p>
          </table:table-cell>
          <table:table-cell office:value-type="float" office:value="0" table:formula="of:=([.K10]/1000*2)+([.K11]/1500*3)+([.K12]/2000*4)+([.K13]/1500*3)+([.K14]/2000*4)+([.K15]/1000*2)+([.K16]/1500*3)+([.K17]/2000*4)+([.K18]/1000*2)+([.K19]/1500*3)+([.K20]/2000*4)+([.K21]/2000*7)+([.K22]/1000*3.5)+([.K23]/1500*5.3)+([.K24]/2000*7)+([.K25]/1000*3.5)+([.K26]/1500*5.3)+([.K27]/1500*0)+([.K28]/650*2.3)+([.K29]/1000*3.5)+([.K30]/1500*5.3)+[.K36]*0.45+([.K7]/1085*1.7)+([.K8]/1085*2.8)+([.K9]/1435*3.7)" table:style-name="ce28">
            <text:p>0</text:p>
          </table:table-cell>
          <table:table-cell office:value-type="float" office:value="0" table:formula="of:=([.L10]/1000*2)+([.L11]/1500*3)+([.L12]/2000*4)+([.L13]/1500*3)+([.L14]/2000*4)+([.L15]/1000*2)+([.L16]/1500*3)+([.L17]/2000*4)+([.L18]/1000*2)+([.L19]/1500*3)+([.L20]/2000*4)+([.L21]/2000*7)+([.L22]/1000*3.5)+([.L23]/1500*5.3)+([.L24]/2000*7)+([.L25]/1000*3.5)+([.L26]/1500*5.3)+([.L27]/1500*0)+([.L28]/650*2.3)+([.L29]/1000*3.5)+([.L30]/1500*5.3)+[.L36]*0.45+([.L7]/1085*1.7)+([.L8]/1085*2.8)+([.L9]/1435*3.7)" table:style-name="ce28">
            <text:p>0</text:p>
          </table:table-cell>
          <table:table-cell office:value-type="float" office:value="0" table:formula="of:=([.M10]/1000*2)+([.M11]/1500*3)+([.M12]/2000*4)+([.M13]/1500*3)+([.M14]/2000*4)+([.M15]/1000*2)+([.M16]/1500*3)+([.M17]/2000*4)+([.M18]/1000*2)+([.M19]/1500*3)+([.M20]/2000*4)+([.M21]/2000*7)+([.M22]/1000*3.5)+([.M23]/1500*5.3)+([.M24]/2000*7)+([.M25]/1000*3.5)+([.M26]/1500*5.3)+([.M27]/1500*0)+([.M28]/650*2.3)+([.M29]/1000*3.5)+([.M30]/1500*5.3)+[.M36]*0.45+([.M7]/1085*1.7)+([.M8]/1085*2.8)+([.M9]/1435*3.7)" table:style-name="ce28">
            <text:p>0</text:p>
          </table:table-cell>
          <table:table-cell office:value-type="float" office:value="0" table:formula="of:=([.N10]/1000*2)+([.N11]/1500*3)+([.N12]/2000*4)+([.N13]/1500*3)+([.N14]/2000*4)+([.N15]/1000*2)+([.N16]/1500*3)+([.N17]/2000*4)+([.N18]/1000*2)+([.N19]/1500*3)+([.N20]/2000*4)+([.N21]/2000*7)+([.N22]/1000*3.5)+([.N23]/1500*5.3)+([.N24]/2000*7)+([.N25]/1000*3.5)+([.N26]/1500*5.3)+([.N27]/1500*0)+([.N28]/650*2.3)+([.N29]/1000*3.5)+([.N30]/1500*5.3)+[.N36]*0.45+([.N7]/1085*1.7)+([.N8]/1085*2.8)+([.N9]/1435*3.7)" table:style-name="ce28">
            <text:p>0</text:p>
          </table:table-cell>
          <table:table-cell office:value-type="float" office:value="0" table:formula="of:=([.O10]/1000*2)+([.O11]/1500*3)+([.O12]/2000*4)+([.O13]/1500*3)+([.O14]/2000*4)+([.O15]/1000*2)+([.O16]/1500*3)+([.O17]/2000*4)+([.O18]/1000*2)+([.O19]/1500*3)+([.O20]/2000*4)+([.O21]/2000*7)+([.O22]/1000*3.5)+([.O23]/1500*5.3)+([.O24]/2000*7)+([.O25]/1000*3.5)+([.O26]/1500*5.3)+([.O27]/1500*0)+([.O28]/650*2.3)+([.O29]/1000*3.5)+([.O30]/1500*5.3)+[.O36]*0.45+([.O7]/1085*1.7)+([.O8]/1085*2.8)+([.O9]/1435*3.7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Mg [mmol]</text:p>
          </table:table-cell>
          <table:table-cell office:value-type="float" office:value="2.6" table:formula="of:=([.B10]/1000*2.2)+([.B11]/1500*3.3)+([.B12]/2000*4.4)+([.B13]/1500*3.3)+([.B14]/2000*4.4)+([.B15]/1000*2.2)+([.B16]/1500*3.3)+([.B17]/2000*4.4)+([.B18]/1000*2.2)+([.B19]/1500*3.3)+([.B20]/2000*4.4)+([.B21]/2000*8)+([.B22]/1000*4)+([.B23]/1500*6)+([.B24]/2000*8)+([.B25]/1000*4)+([.B26]/1500*6)+([.B27]/1500*0)+([.B28]/650*2.6)+([.B29]/1000*4)+([.B30]/1500*6)+[.B37]*0.8+([.B7]/1085*3.4)+([.B8]/1085*5.5)+([.B9]/1435*7.3)" table:style-name="ce28">
            <text:p>2,6</text:p>
          </table:table-cell>
          <table:table-cell office:value-type="float" office:value="4" table:formula="of:=([.C10]/1000*2.2)+([.C11]/1500*3.3)+([.C12]/2000*4.4)+([.C13]/1500*3.3)+([.C14]/2000*4.4)+([.C15]/1000*2.2)+([.C16]/1500*3.3)+([.C17]/2000*4.4)+([.C18]/1000*2.2)+([.C19]/1500*3.3)+([.C20]/2000*4.4)+([.C21]/2000*8)+([.C22]/1000*4)+([.C23]/1500*6)+([.C24]/2000*8)+([.C25]/1000*4)+([.C26]/1500*6)+([.C27]/1500*0)+([.C28]/650*2.6)+([.C29]/1000*4)+([.C30]/1500*6)+[.C37]*0.8+([.C7]/1085*3.4)+([.C8]/1085*5.5)+([.C9]/1435*7.3)" table:style-name="ce28">
            <text:p>4</text:p>
          </table:table-cell>
          <table:table-cell office:value-type="float" office:value="6" table:formula="of:=([.D10]/1000*2.2)+([.D11]/1500*3.3)+([.D12]/2000*4.4)+([.D13]/1500*3.3)+([.D14]/2000*4.4)+([.D15]/1000*2.2)+([.D16]/1500*3.3)+([.D17]/2000*4.4)+([.D18]/1000*2.2)+([.D19]/1500*3.3)+([.D20]/2000*4.4)+([.D21]/2000*8)+([.D22]/1000*4)+([.D23]/1500*6)+([.D24]/2000*8)+([.D25]/1000*4)+([.D26]/1500*6)+([.D27]/1500*0)+([.D28]/650*2.6)+([.D29]/1000*4)+([.D30]/1500*6)+[.D37]*0.8+([.D7]/1085*3.4)+([.D8]/1085*5.5)+([.D9]/1435*7.3)" table:style-name="ce28">
            <text:p>6</text:p>
          </table:table-cell>
          <table:table-cell office:value-type="float" office:value="3.4" table:formula="of:=([.E10]/1000*2.2)+([.E11]/1500*3.3)+([.E12]/2000*4.4)+([.E13]/1500*3.3)+([.E14]/2000*4.4)+([.E15]/1000*2.2)+([.E16]/1500*3.3)+([.E17]/2000*4.4)+([.E18]/1000*2.2)+([.E19]/1500*3.3)+([.E20]/2000*4.4)+([.E21]/2000*8)+([.E22]/1000*4)+([.E23]/1500*6)+([.E24]/2000*8)+([.E25]/1000*4)+([.E26]/1500*6)+([.E27]/1500*0)+([.E28]/650*2.6)+([.E29]/1000*4)+([.E30]/1500*6)+[.E37]*0.8+([.E7]/1085*3.4)+([.E8]/1085*5.5)+([.E9]/1435*7.3)" table:style-name="ce28">
            <text:p>3,4</text:p>
          </table:table-cell>
          <table:table-cell office:value-type="float" office:value="5.5" table:formula="of:=([.F10]/1000*2.2)+([.F11]/1500*3.3)+([.F12]/2000*4.4)+([.F13]/1500*3.3)+([.F14]/2000*4.4)+([.F15]/1000*2.2)+([.F16]/1500*3.3)+([.F17]/2000*4.4)+([.F18]/1000*2.2)+([.F19]/1500*3.3)+([.F20]/2000*4.4)+([.F21]/2000*8)+([.F22]/1000*4)+([.F23]/1500*6)+([.F24]/2000*8)+([.F25]/1000*4)+([.F26]/1500*6)+([.F27]/1500*0)+([.F28]/650*2.6)+([.F29]/1000*4)+([.F30]/1500*6)+[.F37]*0.8+([.F7]/1085*3.4)+([.F8]/1085*5.5)+([.F9]/1435*7.3)" table:style-name="ce28">
            <text:p>5,5</text:p>
          </table:table-cell>
          <table:table-cell office:value-type="float" office:value="7.3" table:formula="of:=([.G10]/1000*2.2)+([.G11]/1500*3.3)+([.G12]/2000*4.4)+([.G13]/1500*3.3)+([.G14]/2000*4.4)+([.G15]/1000*2.2)+([.G16]/1500*3.3)+([.G17]/2000*4.4)+([.G18]/1000*2.2)+([.G19]/1500*3.3)+([.G20]/2000*4.4)+([.G21]/2000*8)+([.G22]/1000*4)+([.G23]/1500*6)+([.G24]/2000*8)+([.G25]/1000*4)+([.G26]/1500*6)+([.G27]/1500*0)+([.G28]/650*2.6)+([.G29]/1000*4)+([.G30]/1500*6)+[.G37]*0.8+([.G7]/1085*3.4)+([.G8]/1085*5.5)+([.G9]/1435*7.3)" table:style-name="ce28">
            <text:p>7,3</text:p>
          </table:table-cell>
          <table:table-cell office:value-type="float" office:value="0" table:formula="of:=([.H10]/1000*2.2)+([.H11]/1500*3.3)+([.H12]/2000*4.4)+([.H13]/1500*3.3)+([.H14]/2000*4.4)+([.H15]/1000*2.2)+([.H16]/1500*3.3)+([.H17]/2000*4.4)+([.H18]/1000*2.2)+([.H19]/1500*3.3)+([.H20]/2000*4.4)+([.H21]/2000*8)+([.H22]/1000*4)+([.H23]/1500*6)+([.H24]/2000*8)+([.H25]/1000*4)+([.H26]/1500*6)+([.H27]/1500*0)+([.H28]/650*2.6)+([.H29]/1000*4)+([.H30]/1500*6)+[.H37]*0.8+([.H7]/1085*3.4)+([.H8]/1085*5.5)+([.H9]/1435*7.3)" table:style-name="ce28">
            <text:p>0</text:p>
          </table:table-cell>
          <table:table-cell office:value-type="float" office:value="0" table:formula="of:=([.I10]/1000*2.2)+([.I11]/1500*3.3)+([.I12]/2000*4.4)+([.I13]/1500*3.3)+([.I14]/2000*4.4)+([.I15]/1000*2.2)+([.I16]/1500*3.3)+([.I17]/2000*4.4)+([.I18]/1000*2.2)+([.I19]/1500*3.3)+([.I20]/2000*4.4)+([.I21]/2000*8)+([.I22]/1000*4)+([.I23]/1500*6)+([.I24]/2000*8)+([.I25]/1000*4)+([.I26]/1500*6)+([.I27]/1500*0)+([.I28]/650*2.6)+([.I29]/1000*4)+([.I30]/1500*6)+[.I37]*0.8+([.I7]/1085*3.4)+([.I8]/1085*5.5)+([.I9]/1435*7.3)" table:style-name="ce28">
            <text:p>0</text:p>
          </table:table-cell>
          <table:table-cell office:value-type="float" office:value="0" table:formula="of:=([.J10]/1000*2.2)+([.J11]/1500*3.3)+([.J12]/2000*4.4)+([.J13]/1500*3.3)+([.J14]/2000*4.4)+([.J15]/1000*2.2)+([.J16]/1500*3.3)+([.J17]/2000*4.4)+([.J18]/1000*2.2)+([.J19]/1500*3.3)+([.J20]/2000*4.4)+([.J21]/2000*8)+([.J22]/1000*4)+([.J23]/1500*6)+([.J24]/2000*8)+([.J25]/1000*4)+([.J26]/1500*6)+([.J27]/1500*0)+([.J28]/650*2.6)+([.J29]/1000*4)+([.J30]/1500*6)+[.J37]*0.8+([.J7]/1085*3.4)+([.J8]/1085*5.5)+([.J9]/1435*7.3)" table:style-name="ce28">
            <text:p>0</text:p>
          </table:table-cell>
          <table:table-cell office:value-type="float" office:value="0" table:formula="of:=([.K10]/1000*2.2)+([.K11]/1500*3.3)+([.K12]/2000*4.4)+([.K13]/1500*3.3)+([.K14]/2000*4.4)+([.K15]/1000*2.2)+([.K16]/1500*3.3)+([.K17]/2000*4.4)+([.K18]/1000*2.2)+([.K19]/1500*3.3)+([.K20]/2000*4.4)+([.K21]/2000*8)+([.K22]/1000*4)+([.K23]/1500*6)+([.K24]/2000*8)+([.K25]/1000*4)+([.K26]/1500*6)+([.K27]/1500*0)+([.K28]/650*2.6)+([.K29]/1000*4)+([.K30]/1500*6)+[.K37]*0.8+([.K7]/1085*3.4)+([.K8]/1085*5.5)+([.K9]/1435*7.3)" table:style-name="ce28">
            <text:p>0</text:p>
          </table:table-cell>
          <table:table-cell office:value-type="float" office:value="0" table:formula="of:=([.L10]/1000*2.2)+([.L11]/1500*3.3)+([.L12]/2000*4.4)+([.L13]/1500*3.3)+([.L14]/2000*4.4)+([.L15]/1000*2.2)+([.L16]/1500*3.3)+([.L17]/2000*4.4)+([.L18]/1000*2.2)+([.L19]/1500*3.3)+([.L20]/2000*4.4)+([.L21]/2000*8)+([.L22]/1000*4)+([.L23]/1500*6)+([.L24]/2000*8)+([.L25]/1000*4)+([.L26]/1500*6)+([.L27]/1500*0)+([.L28]/650*2.6)+([.L29]/1000*4)+([.L30]/1500*6)+[.L37]*0.8+([.L7]/1085*3.4)+([.L8]/1085*5.5)+([.L9]/1435*7.3)" table:style-name="ce28">
            <text:p>0</text:p>
          </table:table-cell>
          <table:table-cell office:value-type="float" office:value="0" table:formula="of:=([.M10]/1000*2.2)+([.M11]/1500*3.3)+([.M12]/2000*4.4)+([.M13]/1500*3.3)+([.M14]/2000*4.4)+([.M15]/1000*2.2)+([.M16]/1500*3.3)+([.M17]/2000*4.4)+([.M18]/1000*2.2)+([.M19]/1500*3.3)+([.M20]/2000*4.4)+([.M21]/2000*8)+([.M22]/1000*4)+([.M23]/1500*6)+([.M24]/2000*8)+([.M25]/1000*4)+([.M26]/1500*6)+([.M27]/1500*0)+([.M28]/650*2.6)+([.M29]/1000*4)+([.M30]/1500*6)+[.M37]*0.8+([.M7]/1085*3.4)+([.M8]/1085*5.5)+([.M9]/1435*7.3)" table:style-name="ce28">
            <text:p>0</text:p>
          </table:table-cell>
          <table:table-cell office:value-type="float" office:value="0" table:formula="of:=([.N10]/1000*2.2)+([.N11]/1500*3.3)+([.N12]/2000*4.4)+([.N13]/1500*3.3)+([.N14]/2000*4.4)+([.N15]/1000*2.2)+([.N16]/1500*3.3)+([.N17]/2000*4.4)+([.N18]/1000*2.2)+([.N19]/1500*3.3)+([.N20]/2000*4.4)+([.N21]/2000*8)+([.N22]/1000*4)+([.N23]/1500*6)+([.N24]/2000*8)+([.N25]/1000*4)+([.N26]/1500*6)+([.N27]/1500*0)+([.N28]/650*2.6)+([.N29]/1000*4)+([.N30]/1500*6)+[.N37]*0.8+([.N7]/1085*3.4)+([.N8]/1085*5.5)+([.N9]/1435*7.3)" table:style-name="ce28">
            <text:p>0</text:p>
          </table:table-cell>
          <table:table-cell office:value-type="float" office:value="0" table:formula="of:=([.O10]/1000*2.2)+([.O11]/1500*3.3)+([.O12]/2000*4.4)+([.O13]/1500*3.3)+([.O14]/2000*4.4)+([.O15]/1000*2.2)+([.O16]/1500*3.3)+([.O17]/2000*4.4)+([.O18]/1000*2.2)+([.O19]/1500*3.3)+([.O20]/2000*4.4)+([.O21]/2000*8)+([.O22]/1000*4)+([.O23]/1500*6)+([.O24]/2000*8)+([.O25]/1000*4)+([.O26]/1500*6)+([.O27]/1500*0)+([.O28]/650*2.6)+([.O29]/1000*4)+([.O30]/1500*6)+[.O37]*0.8+([.O7]/1085*3.4)+([.O8]/1085*5.5)+([.O9]/1435*7.3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6">
            <text:p>Cl [mmol]</text:p>
          </table:table-cell>
          <table:table-cell office:value-type="float" office:value="30" table:formula="of:=([.B10]/1000*48)+([.B11]/1500*72)+([.B12]/2000*96)+([.B13]/1500*69)+([.B14]/2000*92)+([.B15]/1000*48)+([.B16]/1500*72)+([.B17]/2000*96)+([.B18]/1000*24)+([.B19]/1500*37)+([.B20]/2000*49)+([.B21]/2000*90)+([.B22]/1000*45)+([.B23]/1500*68)+([.B24]/2000*90)+([.B25]/1000*45)+([.B26]/1500*68)+([.B27]/1500*0)+([.B28]/650*30)+([.B29]/1000*45)+([.B30]/1500*68)+[.B34]*2+[.B35]*1.7+[.B36]*0.9+([.B7]/1085*37.6)+([.B8]/1085*60.5)+([.B9]/1435*80.1)" table:style-name="ce20">
            <text:p>30</text:p>
          </table:table-cell>
          <table:table-cell office:value-type="float" office:value="45" table:formula="of:=([.C10]/1000*48)+([.C11]/1500*72)+([.C12]/2000*96)+([.C13]/1500*69)+([.C14]/2000*92)+([.C15]/1000*48)+([.C16]/1500*72)+([.C17]/2000*96)+([.C18]/1000*24)+([.C19]/1500*37)+([.C20]/2000*49)+([.C21]/2000*90)+([.C22]/1000*45)+([.C23]/1500*68)+([.C24]/2000*90)+([.C25]/1000*45)+([.C26]/1500*68)+([.C27]/1500*0)+([.C28]/650*30)+([.C29]/1000*45)+([.C30]/1500*68)+[.C34]*2+[.C35]*1.7+[.C36]*0.9+([.C7]/1085*37.6)+([.C8]/1085*60.5)+([.C9]/1435*80.1)" table:style-name="ce20">
            <text:p>45</text:p>
          </table:table-cell>
          <table:table-cell office:value-type="float" office:value="68" table:formula="of:=([.D10]/1000*48)+([.D11]/1500*72)+([.D12]/2000*96)+([.D13]/1500*69)+([.D14]/2000*92)+([.D15]/1000*48)+([.D16]/1500*72)+([.D17]/2000*96)+([.D18]/1000*24)+([.D19]/1500*37)+([.D20]/2000*49)+([.D21]/2000*90)+([.D22]/1000*45)+([.D23]/1500*68)+([.D24]/2000*90)+([.D25]/1000*45)+([.D26]/1500*68)+([.D27]/1500*0)+([.D28]/650*30)+([.D29]/1000*45)+([.D30]/1500*68)+[.D34]*2+[.D35]*1.7+[.D36]*0.9+([.D7]/1085*37.6)+([.D8]/1085*60.5)+([.D9]/1435*80.1)" table:style-name="ce20">
            <text:p>68</text:p>
          </table:table-cell>
          <table:table-cell office:value-type="float" office:value="37.6" table:formula="of:=([.E10]/1000*48)+([.E11]/1500*72)+([.E12]/2000*96)+([.E13]/1500*69)+([.E14]/2000*92)+([.E15]/1000*48)+([.E16]/1500*72)+([.E17]/2000*96)+([.E18]/1000*24)+([.E19]/1500*37)+([.E20]/2000*49)+([.E21]/2000*90)+([.E22]/1000*45)+([.E23]/1500*68)+([.E24]/2000*90)+([.E25]/1000*45)+([.E26]/1500*68)+([.E27]/1500*0)+([.E28]/650*30)+([.E29]/1000*45)+([.E30]/1500*68)+[.E34]*2+[.E35]*1.7+[.E36]*0.9+([.E7]/1085*37.6)+([.E8]/1085*60.5)+([.E9]/1435*80.1)" table:style-name="ce20">
            <text:p>37,6</text:p>
          </table:table-cell>
          <table:table-cell office:value-type="float" office:value="60.5" table:formula="of:=([.F10]/1000*48)+([.F11]/1500*72)+([.F12]/2000*96)+([.F13]/1500*69)+([.F14]/2000*92)+([.F15]/1000*48)+([.F16]/1500*72)+([.F17]/2000*96)+([.F18]/1000*24)+([.F19]/1500*37)+([.F20]/2000*49)+([.F21]/2000*90)+([.F22]/1000*45)+([.F23]/1500*68)+([.F24]/2000*90)+([.F25]/1000*45)+([.F26]/1500*68)+([.F27]/1500*0)+([.F28]/650*30)+([.F29]/1000*45)+([.F30]/1500*68)+[.F34]*2+[.F35]*1.7+[.F36]*0.9+([.F7]/1085*37.6)+([.F8]/1085*60.5)+([.F9]/1435*80.1)" table:style-name="ce20">
            <text:p>60,5</text:p>
          </table:table-cell>
          <table:table-cell office:value-type="float" office:value="80.099999999999994" table:formula="of:=([.G10]/1000*48)+([.G11]/1500*72)+([.G12]/2000*96)+([.G13]/1500*69)+([.G14]/2000*92)+([.G15]/1000*48)+([.G16]/1500*72)+([.G17]/2000*96)+([.G18]/1000*24)+([.G19]/1500*37)+([.G20]/2000*49)+([.G21]/2000*90)+([.G22]/1000*45)+([.G23]/1500*68)+([.G24]/2000*90)+([.G25]/1000*45)+([.G26]/1500*68)+([.G27]/1500*0)+([.G28]/650*30)+([.G29]/1000*45)+([.G30]/1500*68)+[.G34]*2+[.G35]*1.7+[.G36]*0.9+([.G7]/1085*37.6)+([.G8]/1085*60.5)+([.G9]/1435*80.1)" table:style-name="ce20">
            <text:p>80,1</text:p>
          </table:table-cell>
          <table:table-cell office:value-type="float" office:value="0" table:formula="of:=([.H10]/1000*48)+([.H11]/1500*72)+([.H12]/2000*96)+([.H13]/1500*69)+([.H14]/2000*92)+([.H15]/1000*48)+([.H16]/1500*72)+([.H17]/2000*96)+([.H18]/1000*24)+([.H19]/1500*37)+([.H20]/2000*49)+([.H21]/2000*90)+([.H22]/1000*45)+([.H23]/1500*68)+([.H24]/2000*90)+([.H25]/1000*45)+([.H26]/1500*68)+([.H27]/1500*0)+([.H28]/650*30)+([.H29]/1000*45)+([.H30]/1500*68)+[.H34]*2+[.H35]*1.7+[.H36]*0.9+([.H7]/1085*37.6)+([.H8]/1085*60.5)+([.H9]/1435*80.1)" table:style-name="ce20">
            <text:p>0</text:p>
          </table:table-cell>
          <table:table-cell office:value-type="float" office:value="0" table:formula="of:=([.I10]/1000*48)+([.I11]/1500*72)+([.I12]/2000*96)+([.I13]/1500*69)+([.I14]/2000*92)+([.I15]/1000*48)+([.I16]/1500*72)+([.I17]/2000*96)+([.I18]/1000*24)+([.I19]/1500*37)+([.I20]/2000*49)+([.I21]/2000*90)+([.I22]/1000*45)+([.I23]/1500*68)+([.I24]/2000*90)+([.I25]/1000*45)+([.I26]/1500*68)+([.I27]/1500*0)+([.I28]/650*30)+([.I29]/1000*45)+([.I30]/1500*68)+[.I34]*2+[.I35]*1.7+[.I36]*0.9+([.I7]/1085*37.6)+([.I8]/1085*60.5)+([.I9]/1435*80.1)" table:style-name="ce20">
            <text:p>0</text:p>
          </table:table-cell>
          <table:table-cell office:value-type="float" office:value="0" table:formula="of:=([.J10]/1000*48)+([.J11]/1500*72)+([.J12]/2000*96)+([.J13]/1500*69)+([.J14]/2000*92)+([.J15]/1000*48)+([.J16]/1500*72)+([.J17]/2000*96)+([.J18]/1000*24)+([.J19]/1500*37)+([.J20]/2000*49)+([.J21]/2000*90)+([.J22]/1000*45)+([.J23]/1500*68)+([.J24]/2000*90)+([.J25]/1000*45)+([.J26]/1500*68)+([.J27]/1500*0)+([.J28]/650*30)+([.J29]/1000*45)+([.J30]/1500*68)+[.J34]*2+[.J35]*1.7+[.J36]*0.9+([.J7]/1085*37.6)+([.J8]/1085*60.5)+([.J9]/1435*80.1)" table:style-name="ce20">
            <text:p>0</text:p>
          </table:table-cell>
          <table:table-cell office:value-type="float" office:value="0" table:formula="of:=([.K10]/1000*48)+([.K11]/1500*72)+([.K12]/2000*96)+([.K13]/1500*69)+([.K14]/2000*92)+([.K15]/1000*48)+([.K16]/1500*72)+([.K17]/2000*96)+([.K18]/1000*24)+([.K19]/1500*37)+([.K20]/2000*49)+([.K21]/2000*90)+([.K22]/1000*45)+([.K23]/1500*68)+([.K24]/2000*90)+([.K25]/1000*45)+([.K26]/1500*68)+([.K27]/1500*0)+([.K28]/650*30)+([.K29]/1000*45)+([.K30]/1500*68)+[.K34]*2+[.K35]*1.7+[.K36]*0.9+([.K7]/1085*37.6)+([.K8]/1085*60.5)+([.K9]/1435*80.1)" table:style-name="ce20">
            <text:p>0</text:p>
          </table:table-cell>
          <table:table-cell office:value-type="float" office:value="0" table:formula="of:=([.L10]/1000*48)+([.L11]/1500*72)+([.L12]/2000*96)+([.L13]/1500*69)+([.L14]/2000*92)+([.L15]/1000*48)+([.L16]/1500*72)+([.L17]/2000*96)+([.L18]/1000*24)+([.L19]/1500*37)+([.L20]/2000*49)+([.L21]/2000*90)+([.L22]/1000*45)+([.L23]/1500*68)+([.L24]/2000*90)+([.L25]/1000*45)+([.L26]/1500*68)+([.L27]/1500*0)+([.L28]/650*30)+([.L29]/1000*45)+([.L30]/1500*68)+[.L34]*2+[.L35]*1.7+[.L36]*0.9+([.L7]/1085*37.6)+([.L8]/1085*60.5)+([.L9]/1435*80.1)" table:style-name="ce20">
            <text:p>0</text:p>
          </table:table-cell>
          <table:table-cell office:value-type="float" office:value="0" table:formula="of:=([.M10]/1000*48)+([.M11]/1500*72)+([.M12]/2000*96)+([.M13]/1500*69)+([.M14]/2000*92)+([.M15]/1000*48)+([.M16]/1500*72)+([.M17]/2000*96)+([.M18]/1000*24)+([.M19]/1500*37)+([.M20]/2000*49)+([.M21]/2000*90)+([.M22]/1000*45)+([.M23]/1500*68)+([.M24]/2000*90)+([.M25]/1000*45)+([.M26]/1500*68)+([.M27]/1500*0)+([.M28]/650*30)+([.M29]/1000*45)+([.M30]/1500*68)+[.M34]*2+[.M35]*1.7+[.M36]*0.9+([.M7]/1085*37.6)+([.M8]/1085*60.5)+([.M9]/1435*80.1)" table:style-name="ce20">
            <text:p>0</text:p>
          </table:table-cell>
          <table:table-cell office:value-type="float" office:value="0" table:formula="of:=([.N10]/1000*48)+([.N11]/1500*72)+([.N12]/2000*96)+([.N13]/1500*69)+([.N14]/2000*92)+([.N15]/1000*48)+([.N16]/1500*72)+([.N17]/2000*96)+([.N18]/1000*24)+([.N19]/1500*37)+([.N20]/2000*49)+([.N21]/2000*90)+([.N22]/1000*45)+([.N23]/1500*68)+([.N24]/2000*90)+([.N25]/1000*45)+([.N26]/1500*68)+([.N27]/1500*0)+([.N28]/650*30)+([.N29]/1000*45)+([.N30]/1500*68)+[.N34]*2+[.N35]*1.7+[.N36]*0.9+([.N7]/1085*37.6)+([.N8]/1085*60.5)+([.N9]/1435*80.1)" table:style-name="ce20">
            <text:p>0</text:p>
          </table:table-cell>
          <table:table-cell office:value-type="float" office:value="0" table:formula="of:=([.O10]/1000*48)+([.O11]/1500*72)+([.O12]/2000*96)+([.O13]/1500*69)+([.O14]/2000*92)+([.O15]/1000*48)+([.O16]/1500*72)+([.O17]/2000*96)+([.O18]/1000*24)+([.O19]/1500*37)+([.O20]/2000*49)+([.O21]/2000*90)+([.O22]/1000*45)+([.O23]/1500*68)+([.O24]/2000*90)+([.O25]/1000*45)+([.O26]/1500*68)+([.O27]/1500*0)+([.O28]/650*30)+([.O29]/1000*45)+([.O30]/1500*68)+[.O34]*2+[.O35]*1.7+[.O36]*0.9+([.O7]/1085*37.6)+([.O8]/1085*60.5)+([.O9]/1435*80.1)" table:style-name="ce20">
            <text:p>0</text:p>
          </table:table-cell>
          <table:table-cell table:number-columns-repeated="16369" table:style-name="ce18"/>
        </table:table-row>
        <table:table-row table:style-name="ro1">
          <table:table-cell office:value-type="string" table:style-name="ce32">
            <text:p>P [mmol]</text:p>
          </table:table-cell>
          <table:table-cell office:value-type="float" office:value="9.5" table:formula="of:=([.B10]/1000*8.5)+([.B11]/1500*13)+([.B12]/2000*17)+([.B13]/1500*15)+([.B14]/2000*20)+([.B15]/1000*10)+([.B16]/1500*15)+([.B17]/2000*20)+([.B18]/1000*8.5)+([.B19]/1500*12.7)+([.B20]/2000*17)+([.B21]/2000*30)+([.B22]/1000*15)+([.B23]/1500*22.5)+([.B24]/2000*30)+([.B25]/1000*15)+([.B26]/1500*22.5)+([.B27]/1500*0)+([.B28]/650*9.5)+([.B29]/1000*15)+([.B30]/1500*21.9)+[.B32]*1+([.B7]/1085*8.9)+([.B8]/1085*13.8)+([.B9]/1435*18.3)" table:style-name="ce28">
            <text:p>9,5</text:p>
          </table:table-cell>
          <table:table-cell office:value-type="float" office:value="15" table:formula="of:=([.C10]/1000*8.5)+([.C11]/1500*13)+([.C12]/2000*17)+([.C13]/1500*15)+([.C14]/2000*20)+([.C15]/1000*10)+([.C16]/1500*15)+([.C17]/2000*20)+([.C18]/1000*8.5)+([.C19]/1500*12.7)+([.C20]/2000*17)+([.C21]/2000*30)+([.C22]/1000*15)+([.C23]/1500*22.5)+([.C24]/2000*30)+([.C25]/1000*15)+([.C26]/1500*22.5)+([.C27]/1500*0)+([.C28]/650*9.5)+([.C29]/1000*15)+([.C30]/1500*21.9)+[.C32]*1+([.C7]/1085*8.9)+([.C8]/1085*13.8)+([.C9]/1435*18.3)" table:style-name="ce28">
            <text:p>15</text:p>
          </table:table-cell>
          <table:table-cell office:value-type="float" office:value="21.9" table:formula="of:=([.D10]/1000*8.5)+([.D11]/1500*13)+([.D12]/2000*17)+([.D13]/1500*15)+([.D14]/2000*20)+([.D15]/1000*10)+([.D16]/1500*15)+([.D17]/2000*20)+([.D18]/1000*8.5)+([.D19]/1500*12.7)+([.D20]/2000*17)+([.D21]/2000*30)+([.D22]/1000*15)+([.D23]/1500*22.5)+([.D24]/2000*30)+([.D25]/1000*15)+([.D26]/1500*22.5)+([.D27]/1500*0)+([.D28]/650*9.5)+([.D29]/1000*15)+([.D30]/1500*21.9)+[.D32]*1+([.D7]/1085*8.9)+([.D8]/1085*13.8)+([.D9]/1435*18.3)" table:style-name="ce28">
            <text:p>21,9</text:p>
          </table:table-cell>
          <table:table-cell office:value-type="float" office:value="8.9" table:formula="of:=([.E10]/1000*8.5)+([.E11]/1500*13)+([.E12]/2000*17)+([.E13]/1500*15)+([.E14]/2000*20)+([.E15]/1000*10)+([.E16]/1500*15)+([.E17]/2000*20)+([.E18]/1000*8.5)+([.E19]/1500*12.7)+([.E20]/2000*17)+([.E21]/2000*30)+([.E22]/1000*15)+([.E23]/1500*22.5)+([.E24]/2000*30)+([.E25]/1000*15)+([.E26]/1500*22.5)+([.E27]/1500*0)+([.E28]/650*9.5)+([.E29]/1000*15)+([.E30]/1500*21.9)+[.E32]*1+([.E7]/1085*8.9)+([.E8]/1085*13.8)+([.E9]/1435*18.3)" table:style-name="ce28">
            <text:p>8,9</text:p>
          </table:table-cell>
          <table:table-cell office:value-type="float" office:value="13.8" table:formula="of:=([.F10]/1000*8.5)+([.F11]/1500*13)+([.F12]/2000*17)+([.F13]/1500*15)+([.F14]/2000*20)+([.F15]/1000*10)+([.F16]/1500*15)+([.F17]/2000*20)+([.F18]/1000*8.5)+([.F19]/1500*12.7)+([.F20]/2000*17)+([.F21]/2000*30)+([.F22]/1000*15)+([.F23]/1500*22.5)+([.F24]/2000*30)+([.F25]/1000*15)+([.F26]/1500*22.5)+([.F27]/1500*0)+([.F28]/650*9.5)+([.F29]/1000*15)+([.F30]/1500*21.9)+[.F32]*1+([.F7]/1085*8.9)+([.F8]/1085*13.8)+([.F9]/1435*18.3)" table:style-name="ce28">
            <text:p>13,8</text:p>
          </table:table-cell>
          <table:table-cell office:value-type="float" office:value="18.3" table:formula="of:=([.G10]/1000*8.5)+([.G11]/1500*13)+([.G12]/2000*17)+([.G13]/1500*15)+([.G14]/2000*20)+([.G15]/1000*10)+([.G16]/1500*15)+([.G17]/2000*20)+([.G18]/1000*8.5)+([.G19]/1500*12.7)+([.G20]/2000*17)+([.G21]/2000*30)+([.G22]/1000*15)+([.G23]/1500*22.5)+([.G24]/2000*30)+([.G25]/1000*15)+([.G26]/1500*22.5)+([.G27]/1500*0)+([.G28]/650*9.5)+([.G29]/1000*15)+([.G30]/1500*21.9)+[.G32]*1+([.G7]/1085*8.9)+([.G8]/1085*13.8)+([.G9]/1435*18.3)" table:style-name="ce28">
            <text:p>18,3</text:p>
          </table:table-cell>
          <table:table-cell office:value-type="float" office:value="0" table:formula="of:=([.H10]/1000*8.5)+([.H11]/1500*13)+([.H12]/2000*17)+([.H13]/1500*15)+([.H14]/2000*20)+([.H15]/1000*10)+([.H16]/1500*15)+([.H17]/2000*20)+([.H18]/1000*8.5)+([.H19]/1500*12.7)+([.H20]/2000*17)+([.H21]/2000*30)+([.H22]/1000*15)+([.H23]/1500*22.5)+([.H24]/2000*30)+([.H25]/1000*15)+([.H26]/1500*22.5)+([.H27]/1500*0)+([.H28]/650*9.5)+([.H29]/1000*15)+([.H30]/1500*21.9)+[.H32]*1+([.H7]/1085*8.9)+([.H8]/1085*13.8)+([.H9]/1435*18.3)" table:style-name="ce28">
            <text:p>0</text:p>
          </table:table-cell>
          <table:table-cell office:value-type="float" office:value="0" table:formula="of:=([.I10]/1000*8.5)+([.I11]/1500*13)+([.I12]/2000*17)+([.I13]/1500*15)+([.I14]/2000*20)+([.I15]/1000*10)+([.I16]/1500*15)+([.I17]/2000*20)+([.I18]/1000*8.5)+([.I19]/1500*12.7)+([.I20]/2000*17)+([.I21]/2000*30)+([.I22]/1000*15)+([.I23]/1500*22.5)+([.I24]/2000*30)+([.I25]/1000*15)+([.I26]/1500*22.5)+([.I27]/1500*0)+([.I28]/650*9.5)+([.I29]/1000*15)+([.I30]/1500*21.9)+[.I32]*1+([.I7]/1085*8.9)+([.I8]/1085*13.8)+([.I9]/1435*18.3)" table:style-name="ce28">
            <text:p>0</text:p>
          </table:table-cell>
          <table:table-cell office:value-type="float" office:value="0" table:formula="of:=([.J10]/1000*8.5)+([.J11]/1500*13)+([.J12]/2000*17)+([.J13]/1500*15)+([.J14]/2000*20)+([.J15]/1000*10)+([.J16]/1500*15)+([.J17]/2000*20)+([.J18]/1000*8.5)+([.J19]/1500*12.7)+([.J20]/2000*17)+([.J21]/2000*30)+([.J22]/1000*15)+([.J23]/1500*22.5)+([.J24]/2000*30)+([.J25]/1000*15)+([.J26]/1500*22.5)+([.J27]/1500*0)+([.J28]/650*9.5)+([.J29]/1000*15)+([.J30]/1500*21.9)+[.J32]*1+([.J7]/1085*8.9)+([.J8]/1085*13.8)+([.J9]/1435*18.3)" table:style-name="ce28">
            <text:p>0</text:p>
          </table:table-cell>
          <table:table-cell office:value-type="float" office:value="0" table:formula="of:=([.K10]/1000*8.5)+([.K11]/1500*13)+([.K12]/2000*17)+([.K13]/1500*15)+([.K14]/2000*20)+([.K15]/1000*10)+([.K16]/1500*15)+([.K17]/2000*20)+([.K18]/1000*8.5)+([.K19]/1500*12.7)+([.K20]/2000*17)+([.K21]/2000*30)+([.K22]/1000*15)+([.K23]/1500*22.5)+([.K24]/2000*30)+([.K25]/1000*15)+([.K26]/1500*22.5)+([.K27]/1500*0)+([.K28]/650*9.5)+([.K29]/1000*15)+([.K30]/1500*21.9)+[.K32]*1+([.K7]/1085*8.9)+([.K8]/1085*13.8)+([.K9]/1435*18.3)" table:style-name="ce28">
            <text:p>0</text:p>
          </table:table-cell>
          <table:table-cell office:value-type="float" office:value="0" table:formula="of:=([.L10]/1000*8.5)+([.L11]/1500*13)+([.L12]/2000*17)+([.L13]/1500*15)+([.L14]/2000*20)+([.L15]/1000*10)+([.L16]/1500*15)+([.L17]/2000*20)+([.L18]/1000*8.5)+([.L19]/1500*12.7)+([.L20]/2000*17)+([.L21]/2000*30)+([.L22]/1000*15)+([.L23]/1500*22.5)+([.L24]/2000*30)+([.L25]/1000*15)+([.L26]/1500*22.5)+([.L27]/1500*0)+([.L28]/650*9.5)+([.L29]/1000*15)+([.L30]/1500*21.9)+[.L32]*1+([.L7]/1085*8.9)+([.L8]/1085*13.8)+([.L9]/1435*18.3)" table:style-name="ce28">
            <text:p>0</text:p>
          </table:table-cell>
          <table:table-cell office:value-type="float" office:value="0" table:formula="of:=([.M10]/1000*8.5)+([.M11]/1500*13)+([.M12]/2000*17)+([.M13]/1500*15)+([.M14]/2000*20)+([.M15]/1000*10)+([.M16]/1500*15)+([.M17]/2000*20)+([.M18]/1000*8.5)+([.M19]/1500*12.7)+([.M20]/2000*17)+([.M21]/2000*30)+([.M22]/1000*15)+([.M23]/1500*22.5)+([.M24]/2000*30)+([.M25]/1000*15)+([.M26]/1500*22.5)+([.M27]/1500*0)+([.M28]/650*9.5)+([.M29]/1000*15)+([.M30]/1500*21.9)+[.M32]*1+([.M7]/1085*8.9)+([.M8]/1085*13.8)+([.M9]/1435*18.3)" table:style-name="ce28">
            <text:p>0</text:p>
          </table:table-cell>
          <table:table-cell office:value-type="float" office:value="0" table:formula="of:=([.N10]/1000*8.5)+([.N11]/1500*13)+([.N12]/2000*17)+([.N13]/1500*15)+([.N14]/2000*20)+([.N15]/1000*10)+([.N16]/1500*15)+([.N17]/2000*20)+([.N18]/1000*8.5)+([.N19]/1500*12.7)+([.N20]/2000*17)+([.N21]/2000*30)+([.N22]/1000*15)+([.N23]/1500*22.5)+([.N24]/2000*30)+([.N25]/1000*15)+([.N26]/1500*22.5)+([.N27]/1500*0)+([.N28]/650*9.5)+([.N29]/1000*15)+([.N30]/1500*21.9)+[.N32]*1+([.N7]/1085*8.9)+([.N8]/1085*13.8)+([.N9]/1435*18.3)" table:style-name="ce28">
            <text:p>0</text:p>
          </table:table-cell>
          <table:table-cell office:value-type="float" office:value="0" table:formula="of:=([.O10]/1000*8.5)+([.O11]/1500*13)+([.O12]/2000*17)+([.O13]/1500*15)+([.O14]/2000*20)+([.O15]/1000*10)+([.O16]/1500*15)+([.O17]/2000*20)+([.O18]/1000*8.5)+([.O19]/1500*12.7)+([.O20]/2000*17)+([.O21]/2000*30)+([.O22]/1000*15)+([.O23]/1500*22.5)+([.O24]/2000*30)+([.O25]/1000*15)+([.O26]/1500*22.5)+([.O27]/1500*0)+([.O28]/650*9.5)+([.O29]/1000*15)+([.O30]/1500*21.9)+[.O32]*1+([.O7]/1085*8.9)+([.O8]/1085*13.8)+([.O9]/1435*18.3)" table:style-name="ce28">
            <text:p>0</text:p>
          </table:table-cell>
          <table:table-cell table:number-columns-repeated="16369" table:style-name="ce1"/>
        </table:table-row>
        <table:table-row table:style-name="ro1">
          <table:table-cell table:style-name="ce32"/>
          <table:table-cell table:number-columns-repeated="14" table:style-name="ce28"/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limit</text:p>
          </table:table-cell>
          <table:table-cell table:number-columns-repeated="16366"/>
        </table:table-row>
        <table:table-row table:style-name="ro1">
          <table:table-cell office:value-type="string" table:style-name="ce38">
            <text:p>Na + K [mmol/L]</text:p>
          </table:table-cell>
          <table:table-cell office:value-type="float" office:value="65.07692307692308" table:formula="of:=([.B51]+[.B52])/[.B43]*1000" table:style-name="ce57">
            <text:p>65,08</text:p>
          </table:table-cell>
          <table:table-cell office:value-type="float" office:value="65" table:formula="of:=([.C51]+[.C52])/[.C43]*1000" table:style-name="ce58">
            <text:p>65,00</text:p>
          </table:table-cell>
          <table:table-cell office:value-type="float" office:value="65" table:formula="of:=([.D51]+[.D52])/[.D43]*1000" table:style-name="ce58">
            <text:p>65,00</text:p>
          </table:table-cell>
          <table:table-cell office:value-type="float" office:value="44.23963133640553" table:formula="of:=([.E51]+[.E52])/[.E43]*1000" table:style-name="ce58">
            <text:p>44,24</text:p>
          </table:table-cell>
          <table:table-cell office:value-type="float" office:value="71.15207373271889" table:formula="of:=([.F51]+[.F52])/[.F43]*1000" table:style-name="ce58">
            <text:p>71,15</text:p>
          </table:table-cell>
          <table:table-cell office:value-type="float" office:value="71.149825783972119" table:formula="of:=([.G51]+[.G52])/[.G43]*1000" table:style-name="ce58">
            <text:p>71,15</text:p>
          </table:table-cell>
          <table:table-cell office:value-type="float" office:value="0" table:formula="of:=([.H51]+[.H52])/[.H43]*1000" table:style-name="ce58">
            <text:p>#DIV/0!</text:p>
          </table:table-cell>
          <table:table-cell office:value-type="float" office:value="0" table:formula="of:=([.I51]+[.I52])/[.I43]*1000" table:style-name="ce58">
            <text:p>#DIV/0!</text:p>
          </table:table-cell>
          <table:table-cell office:value-type="float" office:value="0" table:formula="of:=([.J51]+[.J52])/[.J43]*1000" table:style-name="ce58">
            <text:p>#DIV/0!</text:p>
          </table:table-cell>
          <table:table-cell office:value-type="float" office:value="0" table:formula="of:=([.K51]+[.K52])/[.K43]*1000" table:style-name="ce58">
            <text:p>#DIV/0!</text:p>
          </table:table-cell>
          <table:table-cell office:value-type="float" office:value="0" table:formula="of:=([.L51]+[.L52])/[.L43]*1000" table:style-name="ce58">
            <text:p>#DIV/0!</text:p>
          </table:table-cell>
          <table:table-cell office:value-type="float" office:value="0" table:formula="of:=([.M51]+[.M52])/[.M43]*1000" table:style-name="ce58">
            <text:p>#DIV/0!</text:p>
          </table:table-cell>
          <table:table-cell office:value-type="float" office:value="0" table:formula="of:=([.N51]+[.N52])/[.N43]*1000" table:style-name="ce58">
            <text:p>#DIV/0!</text:p>
          </table:table-cell>
          <table:table-cell office:value-type="float" office:value="0" table:formula="of:=([.O51]+[.O52])/[.O43]*1000" table:style-name="ce58">
            <text:p>#DIV/0!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string" table:style-name="ce41">
            <text:p>&lt;130</text:p>
          </table:table-cell>
          <table:table-cell table:number-columns-repeated="16366"/>
        </table:table-row>
        <table:table-row table:style-name="ro1">
          <table:table-cell office:value-type="string" table:style-name="ce38">
            <text:p>Ca x P [mmol2/L2]</text:p>
          </table:table-cell>
          <table:table-cell office:value-type="float" office:value="51.715976331360942" table:formula="of:=[.B53]*[.B56]/[.B43]/[.B43]*1000*1000" table:style-name="ce60">
            <text:p>51,72</text:p>
          </table:table-cell>
          <table:table-cell office:value-type="float" office:value="52.5" table:formula="of:=[.C53]*[.C56]/[.C43]/[.C43]*1000*1000" table:style-name="ce60">
            <text:p>52,50</text:p>
          </table:table-cell>
          <table:table-cell office:value-type="float" office:value="51.586666666666659" table:formula="of:=[.D53]*[.D56]/[.D43]/[.D43]*1000*1000" table:style-name="ce60">
            <text:p>51,59</text:p>
          </table:table-cell>
          <table:table-cell office:value-type="float" office:value="12.852258489243772" table:formula="of:=[.E53]*[.E56]/[.E43]/[.E43]*1000*1000" table:style-name="ce60">
            <text:p>12,85</text:p>
          </table:table-cell>
          <table:table-cell office:value-type="float" office:value="32.822952281849261" table:formula="of:=[.F53]*[.F56]/[.F43]/[.F43]*1000*1000" table:style-name="ce60">
            <text:p>32,82</text:p>
          </table:table-cell>
          <table:table-cell office:value-type="float" office:value="32.881302431740096" table:formula="of:=[.G53]*[.G56]/[.G43]/[.G43]*1000*1000" table:style-name="ce60">
            <text:p>32,88</text:p>
          </table:table-cell>
          <table:table-cell office:value-type="float" office:value="0" table:formula="of:=[.H53]*[.H56]/[.H43]/[.H43]*1000*1000" table:style-name="ce59">
            <text:p>#DIV/0!</text:p>
          </table:table-cell>
          <table:table-cell office:value-type="float" office:value="0" table:formula="of:=[.I53]*[.I56]/[.I43]/[.I43]*1000*1000" table:style-name="ce60">
            <text:p>#DIV/0!</text:p>
          </table:table-cell>
          <table:table-cell office:value-type="float" office:value="0" table:formula="of:=[.J53]*[.J56]/[.J43]/[.J43]*1000*1000" table:style-name="ce60">
            <text:p>#DIV/0!</text:p>
          </table:table-cell>
          <table:table-cell office:value-type="float" office:value="0" table:formula="of:=[.K53]*[.K56]/[.K43]/[.K43]*1000*1000" table:style-name="ce60">
            <text:p>#DIV/0!</text:p>
          </table:table-cell>
          <table:table-cell office:value-type="float" office:value="0" table:formula="of:=[.L53]*[.L56]/[.L43]/[.L43]*1000*1000" table:style-name="ce60">
            <text:p>#DIV/0!</text:p>
          </table:table-cell>
          <table:table-cell office:value-type="float" office:value="0" table:formula="of:=[.M53]*[.M56]/[.M43]/[.M43]*1000*1000" table:style-name="ce60">
            <text:p>#DIV/0!</text:p>
          </table:table-cell>
          <table:table-cell office:value-type="float" office:value="0" table:formula="of:=[.N53]*[.N56]/[.N43]/[.N43]*1000*1000" table:style-name="ce60">
            <text:p>#DIV/0!</text:p>
          </table:table-cell>
          <table:table-cell office:value-type="float" office:value="0" table:formula="of:=[.O53]*[.O56]/[.O43]/[.O43]*1000*1000" table:style-name="ce60">
            <text:p>#DIV/0!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string" table:style-name="ce41">
            <text:p>&lt;72</text:p>
          </table:table-cell>
          <table:table-cell table:number-columns-repeated="16366"/>
        </table:table-row>
        <table:table-row table:style-name="ro1">
          <table:table-cell office:value-type="string" table:style-name="ce38">
            <text:p>Mg + Ca [mmol/L]</text:p>
          </table:table-cell>
          <table:table-cell office:value-type="float" office:value="7.5384615384615383" table:formula="of:=([.B54]+[.B53])/([.B43]/1000)" table:style-name="ce61">
            <text:p>7,54</text:p>
          </table:table-cell>
          <table:table-cell office:value-type="float" office:value="7.5" table:formula="of:=([.C54]+[.C53])/([.C43]/1000)" table:style-name="ce61">
            <text:p>7,50</text:p>
          </table:table-cell>
          <table:table-cell office:value-type="float" office:value="7.5333333333333341" table:formula="of:=([.D54]+[.D53])/([.D43]/1000)" table:style-name="ce61">
            <text:p>7,53</text:p>
          </table:table-cell>
          <table:table-cell office:value-type="float" office:value="4.7004608294930872" table:formula="of:=([.E54]+[.E53])/([.E43]/1000)" table:style-name="ce61">
            <text:p>4,70</text:p>
          </table:table-cell>
          <table:table-cell office:value-type="float" office:value="7.6497695852534573" table:formula="of:=([.F54]+[.F53])/([.F43]/1000)" table:style-name="ce61">
            <text:p>7,65</text:p>
          </table:table-cell>
          <table:table-cell office:value-type="float" office:value="7.6655052264808363" table:formula="of:=([.G54]+[.G53])/([.G43]/1000)" table:style-name="ce61">
            <text:p>7,67</text:p>
          </table:table-cell>
          <table:table-cell office:value-type="float" office:value="0" table:formula="of:=([.H54]+[.H53])/([.H43]/1000)" table:style-name="ce61">
            <text:p>#DIV/0!</text:p>
          </table:table-cell>
          <table:table-cell office:value-type="float" office:value="0" table:formula="of:=([.I54]+[.I53])/([.I43]/1000)" table:style-name="ce61">
            <text:p>#DIV/0!</text:p>
          </table:table-cell>
          <table:table-cell office:value-type="float" office:value="0" table:formula="of:=([.J54]+[.J53])/([.J43]/1000)" table:style-name="ce61">
            <text:p>#DIV/0!</text:p>
          </table:table-cell>
          <table:table-cell office:value-type="float" office:value="0" table:formula="of:=([.K54]+[.K53])/([.K43]/1000)" table:style-name="ce61">
            <text:p>#DIV/0!</text:p>
          </table:table-cell>
          <table:table-cell office:value-type="float" office:value="0" table:formula="of:=([.L54]+[.L53])/([.L43]/1000)" table:style-name="ce61">
            <text:p>#DIV/0!</text:p>
          </table:table-cell>
          <table:table-cell office:value-type="float" office:value="0" table:formula="of:=([.M54]+[.M53])/([.M43]/1000)" table:style-name="ce61">
            <text:p>#DIV/0!</text:p>
          </table:table-cell>
          <table:table-cell office:value-type="float" office:value="0" table:formula="of:=([.N54]+[.N53])/([.N43]/1000)" table:style-name="ce61">
            <text:p>#DIV/0!</text:p>
          </table:table-cell>
          <table:table-cell office:value-type="float" office:value="0" table:formula="of:=([.O54]+[.O53])/([.O43]/1000)" table:style-name="ce61">
            <text:p>#DIV/0!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string" table:style-name="ce41">
            <text:p>&lt;8</text:p>
          </table:table-cell>
          <table:table-cell table:number-columns-repeated="16366"/>
        </table:table-row>
        <table:table-row table:style-name="ro1">
          <table:table-cell table:style-name="ce42"/>
          <table:table-cell table:number-columns-repeated="14" table:style-name="ce28"/>
          <table:table-cell table:style-name="ce1"/>
          <table:table-cell office:value-type="string" table:style-name="ce40">
            <text:p>Q [kcal/gN]</text:p>
          </table:table-cell>
          <table:table-cell office:value-type="string" table:style-name="ce41">
            <text:p>130-200</text:p>
          </table:table-cell>
          <table:table-cell table:number-columns-repeated="16366"/>
        </table:table-row>
        <table:table-row table:style-name="ro1">
          <table:table-cell table:number-columns-repeated="16" table:style-name="ce1"/>
          <table:table-cell table:style-name="ce40"/>
          <table:table-cell table:style-name="ce41"/>
          <table:table-cell table:number-columns-repeated="16366"/>
        </table:table-row>
        <table:table-row table:number-rows-repeated="1048514" table:style-name="ro3">
          <table:table-cell table:number-columns-repeated="16384"/>
        </table:table-row>
      </table:table>
      <table:table table:name="1" table:style-name="ta1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0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B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B3]" table:style-name="ce48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B4]" table:style-name="ce48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B5]" table:style-name="ce48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string" office:string-value="D" table:formula="of:=[Lista.B6]" table:style-name="ce49">
            <text:p>D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B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47.7" table:formula="of:=[Lista.B45]" table:style-name="ce52">
            <text:p>47,70</text:p>
          </table:table-cell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B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7.8" table:formula="of:=[Lista.B47]" table:style-name="ce52">
            <text:p>7,80</text:p>
          </table:table-cell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B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620" table:formula="of:=[Lista.B48]" table:style-name="ce52">
            <text:p>620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B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53" table:formula="of:=[Lista.B50]" table:style-name="ce52">
            <text:p>53,00</text:p>
          </table:table-cell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B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22.8" table:formula="of:=[Lista.B51]" table:style-name="ce52">
            <text:p>22,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B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19.5" table:formula="of:=[Lista.B52]" table:style-name="ce52">
            <text:p>19,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B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2.2999999999999998" table:formula="of:=[Lista.B53]" table:style-name="ce52">
            <text:p>2,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B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2.6" table:formula="of:=[Lista.B54]" table:style-name="ce52">
            <text:p>2,6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B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30" table:formula="of:=[Lista.B55]" table:style-name="ce52">
            <text:p>3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B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9.5" table:formula="of:=[Lista.B56]" table:style-name="ce52">
            <text:p>9,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B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B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B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B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65.07692307692308" table:formula="of:=[Lista.B58]" table:style-name="ce54">
            <text:p>65,08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B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51.715976331360942" table:formula="of:=[Lista.B59]" table:style-name="ce54">
            <text:p>51,72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B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7.5384615384615383" table:formula="of:=[Lista.B60]" table:style-name="ce54">
            <text:p>7,54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B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53" table:formula="of:=[.E16]" table:style-name="ce54">
            <text:p>53,00</text:p>
          </table:table-cell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B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B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B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B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650" table:formula="of:=[Lista.B28]" table:style-name="ce1">
            <text:p>65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B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B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B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B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B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B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B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B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B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B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B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B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B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B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650" table:formula="of:=[Lista.B43]" table:style-name="ce1">
            <text:p>65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2" table:style-name="ta1">
        <table:table-column table:style-name="co9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C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C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C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C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C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C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73.3" table:formula="of:=[Lista.C45]" table:style-name="ce52">
            <text:p>73,30</text:p>
          </table:table-cell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C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12" table:formula="of:=[Lista.C47]" table:style-name="ce52">
            <text:p>12,00</text:p>
          </table:table-cell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C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950" table:formula="of:=[Lista.C48]" table:style-name="ce52">
            <text:p>950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C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53" table:formula="of:=[Lista.C50]" table:style-name="ce52">
            <text:p>53,00</text:p>
          </table:table-cell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C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35" table:formula="of:=[Lista.C51]" table:style-name="ce52">
            <text:p>35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C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30" table:formula="of:=[Lista.C52]" table:style-name="ce52">
            <text:p>3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C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3.5" table:formula="of:=[Lista.C53]" table:style-name="ce52">
            <text:p>3,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C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4" table:formula="of:=[Lista.C54]" table:style-name="ce52">
            <text:p>4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C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45" table:formula="of:=[Lista.C55]" table:style-name="ce52">
            <text:p>45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C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15" table:formula="of:=[Lista.C56]" table:style-name="ce52">
            <text:p>15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C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C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C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C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65" table:formula="of:=[Lista.C58]" table:style-name="ce54">
            <text:p>65,00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C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52.5" table:formula="of:=[Lista.C59]" table:style-name="ce54">
            <text:p>52,50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C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7.5" table:formula="of:=[Lista.C60]" table:style-name="ce54">
            <text:p>7,50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C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53" table:formula="of:=[.E16]" table:style-name="ce54">
            <text:p>53,00</text:p>
          </table:table-cell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C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C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C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C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C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1000" table:formula="of:=[Lista.C29]" table:style-name="ce1">
            <text:p>100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C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C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C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C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C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C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C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C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C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C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C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C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C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1000" table:formula="of:=[Lista.C43]" table:style-name="ce1">
            <text:p>100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3" table:style-name="ta1">
        <table:table-column table:style-name="co10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D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D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D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D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D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D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110" table:formula="of:=[Lista.D45]" table:style-name="ce52">
            <text:p>110,00</text:p>
          </table:table-cell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D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18" table:formula="of:=[Lista.D47]" table:style-name="ce52">
            <text:p>18,00</text:p>
          </table:table-cell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D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1420" table:formula="of:=[Lista.D48]" table:style-name="ce52">
            <text:p>1420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D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53" table:formula="of:=[Lista.D50]" table:style-name="ce52">
            <text:p>53,00</text:p>
          </table:table-cell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D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52.5" table:formula="of:=[Lista.D51]" table:style-name="ce52">
            <text:p>52,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D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45" table:formula="of:=[Lista.D52]" table:style-name="ce52">
            <text:p>45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D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5.3" table:formula="of:=[Lista.D53]" table:style-name="ce52">
            <text:p>5,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D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6" table:formula="of:=[Lista.D54]" table:style-name="ce52">
            <text:p>6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D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68" table:formula="of:=[Lista.D55]" table:style-name="ce52">
            <text:p>68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D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21.9" table:formula="of:=[Lista.D56]" table:style-name="ce52">
            <text:p>21,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D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D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D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D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65" table:formula="of:=[Lista.D58]" table:style-name="ce54">
            <text:p>65,00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D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51.586666666666659" table:formula="of:=[Lista.D59]" table:style-name="ce54">
            <text:p>51,59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D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7.5333333333333341" table:formula="of:=[Lista.D60]" table:style-name="ce54">
            <text:p>7,53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D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53" table:formula="of:=[.E16]" table:style-name="ce54">
            <text:p>53,00</text:p>
          </table:table-cell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D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D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D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D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D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D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1500" table:formula="of:=[Lista.D30]" table:style-name="ce1">
            <text:p>150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D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D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D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D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D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D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D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D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D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D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D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D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1500" table:formula="of:=[Lista.D43]" table:style-name="ce1">
            <text:p>150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4" table:style-name="ta1">
        <table:table-column table:style-name="co10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E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E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E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E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E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Finomel Peri</text:p>
          </table:table-cell>
          <table:table-cell office:value-type="float" office:value="1085" table:formula="of:=[Lista.E7]" table:style-name="ce1">
            <text:p>1085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77" table:formula="of:=[Lista.E45]" table:style-name="ce52">
            <text:p>77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Finomel 1085 ml</text:p>
          </table:table-cell>
          <table:table-cell office:value-type="float" office:value="0" table:formula="of:=[Lista.E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5.6" table:formula="of:=[Lista.E47]" table:style-name="ce52">
            <text:p>5,6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Finomel 1435 ml</text:p>
          </table:table-cell>
          <table:table-cell office:value-type="float" office:value="0" table:formula="of:=[Lista.E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751" table:formula="of:=[Lista.E48]" table:style-name="ce52">
            <text:p>751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E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E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E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27.4" table:formula="of:=[Lista.E51]" table:style-name="ce52">
            <text:p>27,4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E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20.6" table:formula="of:=[Lista.E52]" table:style-name="ce52">
            <text:p>20,6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E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1.7" table:formula="of:=[Lista.E53]" table:style-name="ce52">
            <text:p>1,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E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3.4" table:formula="of:=[Lista.E54]" table:style-name="ce52">
            <text:p>3,4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E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37.6" table:formula="of:=[Lista.E55]" table:style-name="ce52">
            <text:p>37,6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E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8.9" table:formula="of:=[Lista.E56]" table:style-name="ce52">
            <text:p>8,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E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E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E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E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44.23963133640553" table:formula="of:=[Lista.E58]" table:style-name="ce54">
            <text:p>44,24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E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12.852258489243772" table:formula="of:=[Lista.E59]" table:style-name="ce54">
            <text:p>12,85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E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4.7004608294930872" table:formula="of:=[Lista.E60]" table:style-name="ce54">
            <text:p>4,70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E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E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E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E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E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E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E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E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E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E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E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E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E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E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E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E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E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E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E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E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1085" table:formula="of:=[Lista.E43]" table:style-name="ce1">
            <text:p>1085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5" table:style-name="ta1">
        <table:table-column table:style-name="co11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F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F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F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F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F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F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138" table:formula="of:=[Lista.F45]" table:style-name="ce52">
            <text:p>138,00</text:p>
          </table:table-cell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1085" table:formula="of:=[Lista.F8]" table:style-name="ce1">
            <text:p>1085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9.1" table:formula="of:=[Lista.F47]" table:style-name="ce52">
            <text:p>9,10</text:p>
          </table:table-cell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F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1184" table:formula="of:=[Lista.F48]" table:style-name="ce52">
            <text:p>1184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F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F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F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44.1" table:formula="of:=[Lista.F51]" table:style-name="ce52">
            <text:p>44,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F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33.1" table:formula="of:=[Lista.F52]" table:style-name="ce52">
            <text:p>33,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F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2.8" table:formula="of:=[Lista.F53]" table:style-name="ce52">
            <text:p>2,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F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5.5" table:formula="of:=[Lista.F54]" table:style-name="ce52">
            <text:p>5,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F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60.5" table:formula="of:=[Lista.F55]" table:style-name="ce52">
            <text:p>60,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F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13.8" table:formula="of:=[Lista.F56]" table:style-name="ce52">
            <text:p>13,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F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F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F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F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71.15207373271889" table:formula="of:=[Lista.F58]" table:style-name="ce54">
            <text:p>71,15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F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32.822952281849261" table:formula="of:=[Lista.F59]" table:style-name="ce54">
            <text:p>32,82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F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7.6497695852534573" table:formula="of:=[Lista.F60]" table:style-name="ce54">
            <text:p>7,65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F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F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F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F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F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F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F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F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F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F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F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F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F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CaCl2 10% [ml]</text:p>
          </table:table-cell>
          <table:table-cell office:value-type="float" office:value="0" table:formula="of:=[Lista.F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MgSO4 20% [ml]</text:p>
          </table:table-cell>
          <table:table-cell office:value-type="float" office:value="0" table:formula="of:=[Lista.F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F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F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F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F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F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1085" table:formula="of:=[Lista.F43]" table:style-name="ce1">
            <text:p>1085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6" table:style-name="ta1">
        <table:table-column table:style-name="co12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G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G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G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G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G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G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182" table:formula="of:=[Lista.G45]" table:style-name="ce52">
            <text:p>182,00</text:p>
          </table:table-cell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G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12" table:formula="of:=[Lista.G47]" table:style-name="ce52">
            <text:p>12,00</text:p>
          </table:table-cell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1435" table:formula="of:=[Lista.G9]" table:style-name="ce1">
            <text:p>1435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1567" table:formula="of:=[Lista.G48]" table:style-name="ce52">
            <text:p>1567,00</text:p>
          </table:table-cell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G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G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G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58.3" table:formula="of:=[Lista.G51]" table:style-name="ce52">
            <text:p>58,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G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43.8" table:formula="of:=[Lista.G52]" table:style-name="ce52">
            <text:p>43,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G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3.7" table:formula="of:=[Lista.G53]" table:style-name="ce52">
            <text:p>3,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G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7.3" table:formula="of:=[Lista.G54]" table:style-name="ce52">
            <text:p>7,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G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80.099999999999994" table:formula="of:=[Lista.G55]" table:style-name="ce52">
            <text:p>80,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G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18.3" table:formula="of:=[Lista.G56]" table:style-name="ce52">
            <text:p>18,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G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G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G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G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71.149825783972119" table:formula="of:=[Lista.G58]" table:style-name="ce54">
            <text:p>71,15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G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32.881302431740096" table:formula="of:=[Lista.G59]" table:style-name="ce54">
            <text:p>32,88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G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7.6655052264808363" table:formula="of:=[Lista.G60]" table:style-name="ce54">
            <text:p>7,67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G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G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G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G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G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G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G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G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G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G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G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G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G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G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MgSO4 20% [ml]</text:p>
          </table:table-cell>
          <table:table-cell office:value-type="float" office:value="0" table:formula="of:=[Lista.G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G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G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G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G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G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1435" table:formula="of:=[Lista.G43]" table:style-name="ce1">
            <text:p>1435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7" table:style-name="ta1">
        <table:table-column table:style-name="co12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H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H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H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H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H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H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0" table:formula="of:=[Lista.H45]" table:style-name="ce52"/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H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0" table:formula="of:=[Lista.H47]" table:style-name="ce52"/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H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0" table:formula="of:=[Lista.H48]" table:style-name="ce52"/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H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H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H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0" table:formula="of:=[Lista.H51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H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0" table:formula="of:=[Lista.H52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H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0" table:formula="of:=[Lista.H53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H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0" table:formula="of:=[Lista.H54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H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0" table:formula="of:=[Lista.H55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H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0" table:formula="of:=[Lista.H56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H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H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H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H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0" table:formula="of:=[Lista.H58]" table:style-name="ce54">
            <text:p>#DIV/0!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H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0" table:formula="of:=[Lista.H59]" table:style-name="ce54">
            <text:p>#DIV/0!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H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0" table:formula="of:=[Lista.H60]" table:style-name="ce54">
            <text:p>#DIV/0!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H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H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H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H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H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H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H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H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H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H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H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H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H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H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H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H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H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H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H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H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0" table:formula="of:=[Lista.H43]" table:style-name="ce1">
            <text:p>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8" table:style-name="ta1">
        <table:table-column table:style-name="co13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I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I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I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I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I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I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0" table:formula="of:=[Lista.I45]" table:style-name="ce52"/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I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0" table:formula="of:=[Lista.I47]" table:style-name="ce52"/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I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0" table:formula="of:=[Lista.I48]" table:style-name="ce52"/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I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I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I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0" table:formula="of:=[Lista.I51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I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0" table:formula="of:=[Lista.I52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I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0" table:formula="of:=[Lista.I53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I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0" table:formula="of:=[Lista.I54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I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0" table:formula="of:=[Lista.I55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I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0" table:formula="of:=[Lista.I56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I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I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I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I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0" table:formula="of:=[Lista.I58]" table:style-name="ce54">
            <text:p>#DIV/0!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I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0" table:formula="of:=[Lista.I59]" table:style-name="ce54">
            <text:p>#DIV/0!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I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0" table:formula="of:=[Lista.I60]" table:style-name="ce54">
            <text:p>#DIV/0!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I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I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I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I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I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I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I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I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I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I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I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I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I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I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I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I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I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I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I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I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0" table:formula="of:=[Lista.I43]" table:style-name="ce1">
            <text:p>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9" table:style-name="ta1">
        <table:table-column table:style-name="co14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J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J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J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J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J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J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0" table:formula="of:=[Lista.J45]" table:style-name="ce52"/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J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0" table:formula="of:=[Lista.J47]" table:style-name="ce52"/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J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0" table:formula="of:=[Lista.J48]" table:style-name="ce52"/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J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J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J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0" table:formula="of:=[Lista.J51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J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0" table:formula="of:=[Lista.J52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J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0" table:formula="of:=[Lista.J53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J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0" table:formula="of:=[Lista.J54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J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0" table:formula="of:=[Lista.J55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J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0" table:formula="of:=[Lista.J56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J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J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J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J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0" table:formula="of:=[Lista.J58]" table:style-name="ce54">
            <text:p>#DIV/0!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J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0" table:formula="of:=[Lista.J59]" table:style-name="ce54">
            <text:p>#DIV/0!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J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0" table:formula="of:=[Lista.J60]" table:style-name="ce54">
            <text:p>#DIV/0!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J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J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J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J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J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J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J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J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J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J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J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J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J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CaCl2 10% [ml]</text:p>
          </table:table-cell>
          <table:table-cell office:value-type="float" office:value="0" table:formula="of:=[Lista.J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MgSO4 20% [ml]</text:p>
          </table:table-cell>
          <table:table-cell office:value-type="float" office:value="0" table:formula="of:=[Lista.J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J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J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J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J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J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0" table:formula="of:=[Lista.J43]" table:style-name="ce1">
            <text:p>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10" table:style-name="ta1">
        <table:table-column table:style-name="co14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K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K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K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K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K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K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0" table:formula="of:=[Lista.K45]" table:style-name="ce52"/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K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0" table:formula="of:=[Lista.K47]" table:style-name="ce52"/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K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0" table:formula="of:=[Lista.K48]" table:style-name="ce52"/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K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K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K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0" table:formula="of:=[Lista.K51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K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0" table:formula="of:=[Lista.K52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K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0" table:formula="of:=[Lista.K53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K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0" table:formula="of:=[Lista.K54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K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0" table:formula="of:=[Lista.K55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K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0" table:formula="of:=[Lista.K56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K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K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K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K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0" table:formula="of:=[Lista.K58]" table:style-name="ce54">
            <text:p>#DIV/0!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K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0" table:formula="of:=[Lista.K59]" table:style-name="ce54">
            <text:p>#DIV/0!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K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0" table:formula="of:=[Lista.K60]" table:style-name="ce54">
            <text:p>#DIV/0!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K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K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K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K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K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K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K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K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K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K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K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K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K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K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K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K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K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K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K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K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0" table:formula="of:=[Lista.K43]" table:style-name="ce1">
            <text:p>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11" table:style-name="ta1">
        <table:table-column table:style-name="co15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L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L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L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L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L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L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0" table:formula="of:=[Lista.L45]" table:style-name="ce52"/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L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0" table:formula="of:=[Lista.L47]" table:style-name="ce52"/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L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0" table:formula="of:=[Lista.L48]" table:style-name="ce52"/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L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L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L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0" table:formula="of:=[Lista.L51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L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0" table:formula="of:=[Lista.L52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L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0" table:formula="of:=[Lista.L53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L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0" table:formula="of:=[Lista.L54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L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0" table:formula="of:=[Lista.L55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L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0" table:formula="of:=[Lista.L56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L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L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L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L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0" table:formula="of:=[Lista.L58]" table:style-name="ce54">
            <text:p>#DIV/0!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L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0" table:formula="of:=[Lista.L59]" table:style-name="ce54">
            <text:p>#DIV/0!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L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0" table:formula="of:=[Lista.L60]" table:style-name="ce54">
            <text:p>#DIV/0!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L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L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L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L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L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L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L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L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L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L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L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L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L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L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L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L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L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L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L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L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0" table:formula="of:=[Lista.L43]" table:style-name="ce1">
            <text:p>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table table:name="12" table:style-name="ta1">
        <table:table-column table:style-name="co10" table:default-cell-style-name="ce1"/>
        <table:table-column table:style-name="co2" table:number-columns-repeated="63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44">
            <text:p>Klinika Chirurgii Ogólnej, Gastroenterologicznej i Onkologiczne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4">
            <text:p>SP CSK WUM Warszawa, Banacha 1a</text:p>
          </table:table-cell>
          <table:table-cell table:number-columns-repeated="16383" table:style-name="ce1"/>
        </table:table-row>
        <table:table-row table:style-name="ro1">
          <table:table-cell table:style-name="ce45"/>
          <table:table-cell table:number-columns-repeated="16383" table:style-name="ce1"/>
        </table:table-row>
        <table:table-row table:style-name="ro1">
          <table:table-cell office:value-type="string" table:style-name="ce44">
            <text:p>ŻYWIENIE POZAJELITOWE</text:p>
          </table:table-cell>
          <table:table-cell table:style-name="ce1"/>
          <table:table-cell office:value-type="string" office:string-value="13.10.2022" table:formula="of:=[Lista.B1]" table:style-name="ce46">
            <text:p>13.10.2022</text:p>
          </table:table-cell>
          <table:table-cell table:number-columns-repeated="16381" table:style-name="ce1"/>
        </table:table-row>
        <table:table-row table:style-name="ro1">
          <table:table-cell table:style-name="ce44"/>
          <table:table-cell table:number-columns-repeated="16383" table:style-name="ce1"/>
        </table:table-row>
        <table:table-row table:style-name="ro1">
          <table:table-cell office:value-type="string" office:string-value="CHORY" table:formula="of:=[Lista.A2]" table:style-name="ce44">
            <text:p>CHORY</text:p>
          </table:table-cell>
          <table:table-cell office:value-type="float" office:value="0" table:formula="of:=[Lista.M2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ODDZIAŁ" table:formula="of:=[Lista.A3]" table:style-name="ce44">
            <text:p>ODDZIAŁ</text:p>
          </table:table-cell>
          <table:table-cell office:value-type="float" office:value="0" table:formula="of:=[Lista.M3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masa ciała/ wzrost" table:formula="of:=[Lista.A4]" table:style-name="ce44">
            <text:p>masa ciała/ wzrost</text:p>
          </table:table-cell>
          <table:table-cell office:value-type="float" office:value="0" table:formula="of:=[Lista.M4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R HIST. CH." table:formula="of:=[Lista.A5]" table:style-name="ce44">
            <text:p>NR HIST. CH.</text:p>
          </table:table-cell>
          <table:table-cell office:value-type="float" office:value="0" table:formula="of:=[Lista.M5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KOD PROCEDURY" table:formula="of:=[Lista.A6]" table:style-name="ce44">
            <text:p>KOD PROCEDURY</text:p>
          </table:table-cell>
          <table:table-cell office:value-type="float" office:value="0" table:formula="of:=[Lista.M6]" table:style-name="ce47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0">
            <text:p>Preparat [jedn.]</text:p>
          </table:table-cell>
          <table:table-cell office:value-type="string" table:style-name="ce50">
            <text:p>Ilość</text:p>
          </table:table-cell>
          <table:table-cell table:style-name="ce1"/>
          <table:table-cell office:value-type="string" table:style-name="ce50">
            <text:p>Składnik</text:p>
          </table:table-cell>
          <table:table-cell office:value-type="string" table:style-name="ce50">
            <text:p>Ilość</text:p>
          </table:table-cell>
          <table:table-cell table:number-columns-repeated="16379"/>
        </table:table-row>
        <table:table-row table:style-name="ro1">
          <table:table-cell office:value-type="string" office:string-value="Finomel Peri [1085] 850mOsm/l" table:formula="of:=[Lista.A7]" table:style-name="ce51">
            <text:p>Finomel Peri [1085] 850mOsm/l</text:p>
          </table:table-cell>
          <table:table-cell office:value-type="float" office:value="0" table:formula="of:=[Lista.M7]" table:style-name="ce1">
            <text:p>0</text:p>
          </table:table-cell>
          <table:table-cell table:style-name="ce1"/>
          <table:table-cell office:value-type="string" table:style-name="ce40">
            <text:p>Glukoza [g]</text:p>
          </table:table-cell>
          <table:table-cell office:value-type="float" office:value="0" table:formula="of:=[Lista.M45]" table:style-name="ce52"/>
          <table:table-cell table:number-columns-repeated="16379"/>
        </table:table-row>
        <table:table-row table:style-name="ro1">
          <table:table-cell office:value-type="string" office:string-value="Finomel [1085] 1440mOsm/l" table:formula="of:=[Lista.A8]" table:style-name="ce51">
            <text:p>Finomel [1085] 1440mOsm/l</text:p>
          </table:table-cell>
          <table:table-cell office:value-type="float" office:value="0" table:formula="of:=[Lista.M8]" table:style-name="ce1">
            <text:p>0</text:p>
          </table:table-cell>
          <table:table-cell table:style-name="ce1"/>
          <table:table-cell office:value-type="string" table:style-name="ce40">
            <text:p>N [g]</text:p>
          </table:table-cell>
          <table:table-cell office:value-type="float" office:value="0" table:formula="of:=[Lista.M47]" table:style-name="ce52"/>
          <table:table-cell table:number-columns-repeated="16379"/>
        </table:table-row>
        <table:table-row table:style-name="ro1">
          <table:table-cell office:value-type="string" office:string-value="Finomel [1435] 1440mOsm/l" table:formula="of:=[Lista.A9]" table:style-name="ce51">
            <text:p>Finomel [1435] 1440mOsm/l</text:p>
          </table:table-cell>
          <table:table-cell office:value-type="float" office:value="0" table:formula="of:=[Lista.M9]" table:style-name="ce1">
            <text:p>0</text:p>
          </table:table-cell>
          <table:table-cell table:style-name="ce1"/>
          <table:table-cell office:value-type="string" table:style-name="ce40">
            <text:p>Kcal całk.</text:p>
          </table:table-cell>
          <table:table-cell office:value-type="float" office:value="0" table:formula="of:=[Lista.M48]" table:style-name="ce52"/>
          <table:table-cell table:number-columns-repeated="16379"/>
        </table:table-row>
        <table:table-row table:style-name="ro1">
          <table:table-cell office:value-type="string" table:style-name="ce51">
            <text:p>Multimel N4-550E [1000]</text:p>
          </table:table-cell>
          <table:table-cell office:value-type="float" office:value="0" table:formula="of:=[Lista.M10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Lista.M50]" table:style-name="ce52"/>
          <table:table-cell table:number-columns-repeated="16379"/>
        </table:table-row>
        <table:table-row table:style-name="ro1">
          <table:table-cell office:value-type="string" table:style-name="ce53">
            <text:p>Multimel N4-550E [1500]</text:p>
          </table:table-cell>
          <table:table-cell office:value-type="float" office:value="0" table:formula="of:=[Lista.M11]" table:style-name="ce1">
            <text:p>0</text:p>
          </table:table-cell>
          <table:table-cell table:style-name="ce1"/>
          <table:table-cell office:value-type="string" table:style-name="ce40">
            <text:p>Na [mmol]</text:p>
          </table:table-cell>
          <table:table-cell office:value-type="float" office:value="0" table:formula="of:=[Lista.M51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4-550E [2000]</text:p>
          </table:table-cell>
          <table:table-cell office:value-type="float" office:value="0" table:formula="of:=[Lista.M12]" table:style-name="ce1">
            <text:p>0</text:p>
          </table:table-cell>
          <table:table-cell table:style-name="ce1"/>
          <table:table-cell office:value-type="string" table:style-name="ce40">
            <text:p>K [mmol]</text:p>
          </table:table-cell>
          <table:table-cell office:value-type="float" office:value="0" table:formula="of:=[Lista.M52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1500]</text:p>
          </table:table-cell>
          <table:table-cell office:value-type="float" office:value="0" table:formula="of:=[Lista.M13]" table:style-name="ce1">
            <text:p>0</text:p>
          </table:table-cell>
          <table:table-cell table:style-name="ce1"/>
          <table:table-cell office:value-type="string" table:style-name="ce40">
            <text:p>Ca [mmol]</text:p>
          </table:table-cell>
          <table:table-cell office:value-type="float" office:value="0" table:formula="of:=[Lista.M53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6-900E [2000]</text:p>
          </table:table-cell>
          <table:table-cell office:value-type="float" office:value="0" table:formula="of:=[Lista.M14]" table:style-name="ce1">
            <text:p>0</text:p>
          </table:table-cell>
          <table:table-cell table:style-name="ce1"/>
          <table:table-cell office:value-type="string" table:style-name="ce40">
            <text:p>Mg [mmol]</text:p>
          </table:table-cell>
          <table:table-cell office:value-type="float" office:value="0" table:formula="of:=[Lista.M54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000]</text:p>
          </table:table-cell>
          <table:table-cell office:value-type="float" office:value="0" table:formula="of:=[Lista.M15]" table:style-name="ce1">
            <text:p>0</text:p>
          </table:table-cell>
          <table:table-cell table:style-name="ce1"/>
          <table:table-cell office:value-type="string" table:style-name="ce40">
            <text:p>Cl [mmol]</text:p>
          </table:table-cell>
          <table:table-cell office:value-type="float" office:value="0" table:formula="of:=[Lista.M55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1500]</text:p>
          </table:table-cell>
          <table:table-cell office:value-type="float" office:value="0" table:formula="of:=[Lista.M16]" table:style-name="ce1">
            <text:p>0</text:p>
          </table:table-cell>
          <table:table-cell table:style-name="ce1"/>
          <table:table-cell office:value-type="string" table:style-name="ce40">
            <text:p>P [mmol]</text:p>
          </table:table-cell>
          <table:table-cell office:value-type="float" office:value="0" table:formula="of:=[Lista.M56]" table:style-name="ce52"/>
          <table:table-cell table:number-columns-repeated="16379" table:style-name="ce1"/>
        </table:table-row>
        <table:table-row table:style-name="ro1">
          <table:table-cell office:value-type="string" table:style-name="ce53">
            <text:p>Multimel N7-1000E [2000]</text:p>
          </table:table-cell>
          <table:table-cell office:value-type="float" office:value="0" table:formula="of:=[Lista.M17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000]</text:p>
          </table:table-cell>
          <table:table-cell office:value-type="float" office:value="0" table:formula="of:=[Lista.M18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Peri N4E [1500]</text:p>
          </table:table-cell>
          <table:table-cell office:value-type="float" office:value="0" table:formula="of:=[Lista.M19]" table:style-name="ce1">
            <text:p>0</text:p>
          </table:table-cell>
          <table:table-cell table:style-name="ce1"/>
          <table:table-cell office:value-type="string" table:style-name="ce37">
            <text:p>Parametr</text:p>
          </table:table-cell>
          <table:table-cell office:value-type="string" table:style-name="ce37">
            <text:p>wartość</text:p>
          </table:table-cell>
          <table:table-cell office:value-type="string" table:style-name="ce37">
            <text:p>limit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Peri N4E [2000]</text:p>
          </table:table-cell>
          <table:table-cell office:value-type="float" office:value="0" table:formula="of:=[Lista.M20]" table:style-name="ce1">
            <text:p>0</text:p>
          </table:table-cell>
          <table:table-cell table:style-name="ce1"/>
          <table:table-cell office:value-type="string" table:style-name="ce40">
            <text:p>Na + K [mmol/L]</text:p>
          </table:table-cell>
          <table:table-cell office:value-type="float" office:value="0" table:formula="of:=[Lista.M58]" table:style-name="ce54">
            <text:p>#DIV/0!</text:p>
          </table:table-cell>
          <table:table-cell office:value-type="string" table:style-name="ce41">
            <text:p>&lt;13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5E [2000]</text:p>
          </table:table-cell>
          <table:table-cell office:value-type="float" office:value="0" table:formula="of:=[Lista.M21]" table:style-name="ce1">
            <text:p>0</text:p>
          </table:table-cell>
          <table:table-cell table:style-name="ce1"/>
          <table:table-cell office:value-type="string" table:style-name="ce1">
            <text:p>Ca x P [mmol2/L2]</text:p>
          </table:table-cell>
          <table:table-cell office:value-type="float" office:value="0" table:formula="of:=[Lista.M59]" table:style-name="ce54">
            <text:p>#DIV/0!</text:p>
          </table:table-cell>
          <table:table-cell office:value-type="string" table:style-name="ce41">
            <text:p>&lt;72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000]</text:p>
          </table:table-cell>
          <table:table-cell office:value-type="float" office:value="0" table:formula="of:=[Lista.M22]" table:style-name="ce1">
            <text:p>0</text:p>
          </table:table-cell>
          <table:table-cell table:style-name="ce1"/>
          <table:table-cell office:value-type="string" table:style-name="ce40">
            <text:p>Mg + Ca [mmol/L]</text:p>
          </table:table-cell>
          <table:table-cell office:value-type="float" office:value="0" table:formula="of:=[Lista.M60]" table:style-name="ce54">
            <text:p>#DIV/0!</text:p>
          </table:table-cell>
          <table:table-cell office:value-type="string" table:style-name="ce41">
            <text:p>&lt;8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1500]</text:p>
          </table:table-cell>
          <table:table-cell office:value-type="float" office:value="0" table:formula="of:=[Lista.M23]" table:style-name="ce1">
            <text:p>0</text:p>
          </table:table-cell>
          <table:table-cell table:style-name="ce1"/>
          <table:table-cell office:value-type="string" table:style-name="ce40">
            <text:p>Q [kcal/gN]</text:p>
          </table:table-cell>
          <table:table-cell office:value-type="float" office:value="0" table:formula="of:=[.E16]" table:style-name="ce54"/>
          <table:table-cell office:value-type="string" table:style-name="ce41">
            <text:p>130-200</text:p>
          </table:table-cell>
          <table:table-cell table:number-columns-repeated="16378"/>
        </table:table-row>
        <table:table-row table:style-name="ro1">
          <table:table-cell office:value-type="string" table:style-name="ce53">
            <text:p>Olimel N7E [2000]</text:p>
          </table:table-cell>
          <table:table-cell office:value-type="float" office:value="0" table:formula="of:=[Lista.M24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000]</text:p>
          </table:table-cell>
          <table:table-cell office:value-type="float" office:value="0" table:formula="of:=[Lista.M25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E [1500]</text:p>
          </table:table-cell>
          <table:table-cell office:value-type="float" office:value="0" table:formula="of:=[Lista.M26]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3">
            <text:p>Olimel N9 electrolyte free [1500]</text:p>
          </table:table-cell>
          <table:table-cell office:value-type="float" office:value="0" table:formula="of:=[Lista.M2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650]</text:p>
          </table:table-cell>
          <table:table-cell office:value-type="float" office:value="0" table:formula="of:=[Lista.M2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000]</text:p>
          </table:table-cell>
          <table:table-cell office:value-type="float" office:value="0" table:formula="of:=[Lista.M2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limel N12E [1500]</text:p>
          </table:table-cell>
          <table:table-cell office:value-type="float" office:value="0" table:formula="of:=[Lista.M3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Dipeptiven [ml]</text:p>
          </table:table-cell>
          <table:table-cell office:value-type="float" office:value="0" table:formula="of:=[Lista.M3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Glycophos [ml]</text:p>
          </table:table-cell>
          <table:table-cell office:value-type="float" office:value="0" table:formula="of:=[Lista.M3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Omegaven [ml]</text:p>
          </table:table-cell>
          <table:table-cell office:value-type="float" office:value="0" table:formula="of:=[Lista.M33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KCl 15% [ml]</text:p>
          </table:table-cell>
          <table:table-cell office:value-type="float" office:value="0" table:formula="of:=[Lista.M34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NaCl 10% [ml]</text:p>
          </table:table-cell>
          <table:table-cell office:value-type="float" office:value="0" table:formula="of:=[Lista.M35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aCl2 10% [ml]</text:p>
          </table:table-cell>
          <table:table-cell office:value-type="float" office:value="0" table:formula="of:=[Lista.M36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MgSO4 20% [ml]</text:p>
          </table:table-cell>
          <table:table-cell office:value-type="float" office:value="0" table:formula="of:=[Lista.M37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upliven [ml]</text:p>
          </table:table-cell>
          <table:table-cell office:value-type="float" office:value="0" table:formula="of:=[Lista.M38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Vit. B1 [mg]</text:p>
          </table:table-cell>
          <table:table-cell office:value-type="float" office:value="0" table:formula="of:=[Lista.M39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Cernevit [amp]</text:p>
          </table:table-cell>
          <table:table-cell office:value-type="float" office:value="0" table:formula="of:=[Lista.M40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Soluvit + Vitalipid [amp]</text:p>
          </table:table-cell>
          <table:table-cell office:value-type="float" office:value="0" table:formula="of:=[Lista.M41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Aqua destilata [ml]</text:p>
          </table:table-cell>
          <table:table-cell office:value-type="float" office:value="0" table:formula="of:=[Lista.M42]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56">
            <text:p>Objętość [ml]</text:p>
          </table:table-cell>
          <table:table-cell office:value-type="float" office:value="0" table:formula="of:=[Lista.M43]" table:style-name="ce1">
            <text:p>0</text:p>
          </table:table-cell>
          <table:table-cell table:number-columns-repeated="16382"/>
        </table:table-row>
        <table:table-row table:number-rows-repeated="1048527" table:style-name="ro3">
          <table:table-cell table:number-columns-repeated="16384"/>
        </table:table-row>
      </table:table>
      <table:named-expressions>
        <table:named-range table:name="SUMA" table:cell-range-address="Lista.$B$45" table:base-cell-address="List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zcionka tekstu podstawowego" svg:font-family="&quot;Czcionka tekstu podstawowego&quot;"/>
    <style:font-face style:name="Arial" svg:font-family="Arial"/>
    <style:font-face style:name="Arial CE" svg:font-family="&quot;Arial CE&quot;"/>
    <style:font-face style:name="Czcionka tekstu podstawowego1" svg:font-family="&quot;Czcionka tekstu podstawowego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P0">
      <number:number number:decimal-places="2" number:min-integer-digits="1"/>
    </number:number-style>
    <number:number-style style:name="N36P1">
      <number:text>-</number:text>
      <number:number number:decimal-places="2" number:min-integer-digits="1"/>
    </number:number-style>
    <number:text-style style:name="N36P2"/>
    <number:text-style style:name="N36"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order="thin solid #9C0006" style:vertical-align="automatic" fo:background-color="transparent"/>
    </style:style>
    <style:style style:name="cf10" style:family="table-cell" style:data-style-name="N0">
      <style:table-cell-properties style:vertical-align="automatic" fo:background-color="#FFC7CE"/>
      <style:text-properties fo:color="#9C0006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order="thin solid #9C0006" fo:background-color="transparent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order="thin solid #9C0006" fo:background-color="transparent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order="thin solid #9C0006" fo:background-color="transparent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order="thin solid #9C0006" fo:background-color="transparent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style:vertical-align="automatic" fo:background-color="#FFC7CE"/>
      <style:text-properties fo:color="#9C0006"/>
    </style:style>
    <style:style style:name="cf20" style:family="table-cell" style:data-style-name="N0">
      <style:table-cell-properties fo:border="thin solid #9C0006" fo:background-color="transparent"/>
    </style:style>
    <style:style style:name="cf3" style:family="table-cell" style:data-style-name="N0">
      <style:table-cell-properties fo:border="thin solid #9C0006" style:vertical-align="automatic" fo:background-color="transparent"/>
    </style:style>
    <style:style style:name="cf4" style:family="table-cell" style:data-style-name="N0">
      <style:table-cell-properties style:vertical-align="automatic" fo:background-color="#FFC7CE"/>
      <style:text-properties fo:color="#9C0006"/>
    </style:style>
    <style:style style:name="cf5" style:family="table-cell" style:data-style-name="N0">
      <style:table-cell-properties fo:border="thin solid #9C0006" style:vertical-align="automatic" fo:background-color="transparent"/>
    </style:style>
    <style:style style:name="cf6" style:family="table-cell" style:data-style-name="N0">
      <style:table-cell-properties style:vertical-align="automatic" fo:background-color="#FFC7CE"/>
      <style:text-properties fo:color="#9C0006"/>
    </style:style>
    <style:style style:name="cf7" style:family="table-cell" style:data-style-name="N0">
      <style:table-cell-properties fo:border="thin solid #9C0006" style:vertical-align="automatic" fo:background-color="transparent"/>
    </style:style>
    <style:style style:name="cf8" style:family="table-cell" style:data-style-name="N0">
      <style:table-cell-properties style:vertical-align="automatic" fo:background-color="#FFC7CE"/>
      <style:text-properties fo:color="#9C0006"/>
    </style:style>
    <style:style style:name="cf9" style:family="table-cell" style:data-style-name="N0">
      <style:table-cell-properties fo:border="thin solid #9C0006"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1" style:family="table-cell">
      <style:table-cell-properties fo:background-color="#FFC7CE"/>
      <style:text-properties fo:color="#9C0006"/>
    </style:style>
    <style:style style:name="cf22" style:family="table-cell">
      <style:table-cell-properties fo:border="thin solid #9C0006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/>
    <meta:creation-date>2023-09-18T09:48:54Z</meta:creation-date>
    <dc:date>2023-09-18T09:49:04Z</dc:date>
    <meta:editing-cycles>1</meta:editing-cycles>
    <meta:editing-duration>PT0S</meta:editing-duration>
  </office:meta>
</office:document-meta>
</file>